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5.637cm"/>
    </style:style>
    <style:style style:name="co10" style:family="table-column">
      <style:table-column-properties fo:break-before="auto" style:column-width="4.276cm"/>
    </style:style>
    <style:style style:name="co11" style:family="table-column">
      <style:table-column-properties fo:break-before="auto" style:column-width="18cm"/>
    </style:style>
    <style:style style:name="co12" style:family="table-column">
      <style:table-column-properties fo:break-before="auto" style:column-width="12.14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2.895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60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79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014cm" fo:break-before="auto" style:use-optimal-row-height="fals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263cm" fo:break-before="auto" style:use-optimal-row-height="false"/>
    </style:style>
    <style:style style:name="ro14" style:family="table-row">
      <style:table-row-properties style:row-height="7.054cm" fo:break-before="auto" style:use-optimal-row-height="false"/>
    </style:style>
    <style:style style:name="ro1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</style:style>
    <style:style style:name="ce22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/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2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font-name="Liberation Serif"/>
    </style:style>
    <style:style style:name="T3" style:family="text">
      <style:text-properties style:text-overline-style="none" style:text-overline-color="font-color" fo:font-size="12pt" fo:font-weight="normal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font-name="Liberation Serif" fo:color="#3465a4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odules by Master Areas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TUM Informatics Master – Modules offered in SS22 by area</text:p>
          </table:table-cell>
          <table:covered-table-cell/>
          <table:covered-table-cell table:style-name="ce23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21"/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2">
          <table:table-cell table:style-name="ce11" office:value-type="string" calcext:value-type="string" table:number-columns-spanned="8" table:number-rows-spanned="1">
            <text:p><text:span text:style-name="T1">This list is not official, might be incomplete or have errors, use with care!</text:span></text:p>
            <text:p/>
            <text:p><text:span text:style-name="T2">I created this list by matching modules from TUMonline that will actually be offered with the </text:span><text:span text:style-name="T3"><text:a xlink:href="https://www.in.tum.de/en/current-students/masters-programs/informatics/elective-modules/fpso-2018/" xlink:type="simple">list of elective modules</text:a></text:span><text:span text:style-name="T4">. I only included lectures (VO) and lectures with integrated exercises (VI). There may be errors: For example, new courses might be missing if they are not yet associated with the correct curriculum on TUMonline.</text:span></text:p>
          </table:table-cell>
          <table:covered-table-cell/>
          <table:covered-table-cell table:style-name="ce23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21"/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3">
          <table:table-cell table:style-name="ce11"/>
          <table:table-cell/>
          <table:table-cell table:style-name="ce23"/>
          <table:table-cell table:number-columns-repeated="2"/>
          <table:table-cell table:style-name="Default"/>
          <table:table-cell table:number-columns-repeated="2"/>
          <table:table-cell table:style-name="ce20"/>
          <table:table-cell table:style-name="ce21" office:value-type="string" calcext:value-type="string">
            <text:p>Offered SS22?</text:p>
          </table:table-cell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4">
          <table:table-cell table:style-name="ce1" office:value-type="string" calcext:value-type="string" table:number-columns-spanned="8" table:number-rows-spanned="1">
            <text:p>Elective Modules of the Area "Algorithms" (ALG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9" table:formula="of:=OR(ISNUMBER(FIND(TRIM([.A4]);COM.MICROSOFT.CONCAT(['Offered modules from TUM online (Master)'.A$5:.A$150]))); ISNUMBER(FIND(&quot;Area&quot;; [.A4])); ISNUMBER(FIND(&quot;ID&quot;; [.A4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5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5]);COM.MICROSOFT.CONCAT(['Offered modules from TUM online (Master)'.A$5:.A$150]))); ISNUMBER(FIND(&quot;Area&quot;; [.A5])); ISNUMBER(FIND(&quot;ID&quot;; [.A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629351" xlink:type="simple">IN2239 </text:a> </text:p>
          </table:table-cell>
          <table:table-cell table:style-name="ce4"/>
          <table:table-cell table:style-name="ce5" office:value-type="string" calcext:value-type="string">
            <text:p>Algorithmic Game Theo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6]);COM.MICROSOFT.CONCAT(['Offered modules from TUM online (Master)'.A$5:.A$150]))); ISNUMBER(FIND(&quot;Area&quot;; [.A6])); ISNUMBER(FIND(&quot;ID&quot;; [.A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76" xlink:type="simple">IN2211 </text:a> </text:p>
          </table:table-cell>
          <table:table-cell table:style-name="ce4"/>
          <table:table-cell table:style-name="ce5" office:value-type="string" calcext:value-type="string">
            <text:p>Auction theory and market desig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7]);COM.MICROSOFT.CONCAT(['Offered modules from TUM online (Master)'.A$5:.A$150]))); ISNUMBER(FIND(&quot;Area&quot;; [.A7])); ISNUMBER(FIND(&quot;ID&quot;; [.A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16" xlink:type="simple">IN3410 </text:a> </text:p>
          </table:table-cell>
          <table:table-cell table:style-name="ce4"/>
          <table:table-cell table:style-name="ce5" office:value-type="string" calcext:value-type="string">
            <text:p>Selected Topics in Algorith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]);COM.MICROSOFT.CONCAT(['Offered modules from TUM online (Master)'.A$5:.A$150]))); ISNUMBER(FIND(&quot;Area&quot;; [.A8])); ISNUMBER(FIND(&quot;ID&quot;; [.A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557075" xlink:type="simple">IN2229 </text:a> </text:p>
          </table:table-cell>
          <table:table-cell table:style-name="ce4"/>
          <table:table-cell table:style-name="ce5" office:value-type="string" calcext:value-type="string">
            <text:p>Computational Social Choic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]);COM.MICROSOFT.CONCAT(['Offered modules from TUM online (Master)'.A$5:.A$150]))); ISNUMBER(FIND(&quot;Area&quot;; [.A9])); ISNUMBER(FIND(&quot;ID&quot;; [.A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50" xlink:type="simple">IN2003 </text:a> </text:p>
          </table:table-cell>
          <table:table-cell table:style-name="ce4"/>
          <table:table-cell table:style-name="ce5" office:value-type="string" calcext:value-type="string">
            <text:p>Efficient Algorithms and Data Struct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]);COM.MICROSOFT.CONCAT(['Offered modules from TUM online (Master)'.A$5:.A$150]))); ISNUMBER(FIND(&quot;Area&quot;; [.A10])); ISNUMBER(FIND(&quot;ID&quot;; [.A1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5704" xlink:type="simple">IN2004 </text:a> </text:p>
          </table:table-cell>
          <table:table-cell table:style-name="ce4"/>
          <table:table-cell table:style-name="ce5" office:value-type="string" calcext:value-type="string">
            <text:p>Efficient Algorithms and Data Structures I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1]);COM.MICROSOFT.CONCAT(['Offered modules from TUM online (Master)'.A$5:.A$150]))); ISNUMBER(FIND(&quot;Area&quot;; [.A11])); ISNUMBER(FIND(&quot;ID&quot;; [.A1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189" xlink:type="simple">IN2158 </text:a> </text:p>
          </table:table-cell>
          <table:table-cell table:style-name="ce4"/>
          <table:table-cell table:style-name="ce5" office:value-type="string" calcext:value-type="string">
            <text:p>Advanced Network and Graph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2]);COM.MICROSOFT.CONCAT(['Offered modules from TUM online (Master)'.A$5:.A$150]))); ISNUMBER(FIND(&quot;Area&quot;; [.A12])); ISNUMBER(FIND(&quot;ID&quot;; [.A1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3752" xlink:type="simple">IN2360 </text:a> </text:p>
          </table:table-cell>
          <table:table-cell table:style-name="ce4"/>
          <table:table-cell table:style-name="ce5" office:value-type="string" calcext:value-type="string">
            <text:p>Advanced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]);COM.MICROSOFT.CONCAT(['Offered modules from TUM online (Master)'.A$5:.A$150]))); ISNUMBER(FIND(&quot;Area&quot;; [.A13])); ISNUMBER(FIND(&quot;ID&quot;; [.A1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5706" xlink:type="simple">IN2007 </text:a> </text:p>
          </table:table-cell>
          <table:table-cell table:style-name="ce4"/>
          <table:table-cell table:style-name="ce5" office:value-type="string" calcext:value-type="string">
            <text:p>Complexity Theo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4]);COM.MICROSOFT.CONCAT(['Offered modules from TUM online (Master)'.A$5:.A$150]))); ISNUMBER(FIND(&quot;Area&quot;; [.A14])); ISNUMBER(FIND(&quot;ID&quot;; [.A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328" xlink:type="simple">IN2304 </text:a> </text:p>
          </table:table-cell>
          <table:table-cell table:style-name="ce4"/>
          <table:table-cell table:style-name="ce5" office:value-type="string" calcext:value-type="string">
            <text:p>Online and Approximation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5]);COM.MICROSOFT.CONCAT(['Offered modules from TUM online (Master)'.A$5:.A$150]))); ISNUMBER(FIND(&quot;Area&quot;; [.A15])); ISNUMBER(FIND(&quot;ID&quot;; [.A1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98603" xlink:type="simple">IN0024 </text:a> </text:p>
          </table:table-cell>
          <table:table-cell table:style-name="ce4"/>
          <table:table-cell table:style-name="ce5" office:value-type="string" calcext:value-type="string">
            <text:p>Operations Research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6]);COM.MICROSOFT.CONCAT(['Offered modules from TUM online (Master)'.A$5:.A$150]))); ISNUMBER(FIND(&quot;Area&quot;; [.A16])); ISNUMBER(FIND(&quot;ID&quot;; [.A1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64" xlink:type="simple">IN2011 </text:a> </text:p>
          </table:table-cell>
          <table:table-cell table:style-name="ce4"/>
          <table:table-cell table:style-name="ce5" office:value-type="string" calcext:value-type="string">
            <text:p>Parallel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7]);COM.MICROSOFT.CONCAT(['Offered modules from TUM online (Master)'.A$5:.A$150]))); ISNUMBER(FIND(&quot;Area&quot;; [.A17])); ISNUMBER(FIND(&quot;ID&quot;; [.A1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193" xlink:type="simple">IN2160 </text:a> </text:p>
          </table:table-cell>
          <table:table-cell table:style-name="ce4"/>
          <table:table-cell table:style-name="ce5" office:value-type="string" calcext:value-type="string">
            <text:p>Randomized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]);COM.MICROSOFT.CONCAT(['Offered modules from TUM online (Master)'.A$5:.A$150]))); ISNUMBER(FIND(&quot;Area&quot;; [.A18])); ISNUMBER(FIND(&quot;ID&quot;; [.A1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Computer Graphics and Vision" (CGV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 table:style-name="ce20"/>
          <table:table-cell table:style-name="ce9" table:formula="of:=OR(ISNUMBER(FIND(TRIM([.A19]);COM.MICROSOFT.CONCAT(['Offered modules from TUM online (Master)'.A$5:.A$150]))); ISNUMBER(FIND(&quot;Area&quot;; [.A19])); ISNUMBER(FIND(&quot;ID&quot;; [.A19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20]);COM.MICROSOFT.CONCAT(['Offered modules from TUM online (Master)'.A$5:.A$150]))); ISNUMBER(FIND(&quot;Area&quot;; [.A20])); ISNUMBER(FIND(&quot;ID&quot;; [.A2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12259" xlink:type="simple">IN2354 </text:a> </text:p>
          </table:table-cell>
          <table:table-cell table:style-name="ce4"/>
          <table:table-cell table:style-name="ce5" office:value-type="string" calcext:value-type="string">
            <text:p>3D Scanning &amp; Motion Capture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1Ü+1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1]);COM.MICROSOFT.CONCAT(['Offered modules from TUM online (Master)'.A$5:.A$150]))); ISNUMBER(FIND(&quot;Area&quot;; [.A21])); ISNUMBER(FIND(&quot;ID&quot;; [.A2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08652" xlink:type="simple">IN2238 </text:a> </text:p>
          </table:table-cell>
          <table:table-cell table:style-name="ce4"/>
          <table:table-cell table:style-name="ce5" office:value-type="string" calcext:value-type="string">
            <text:p>Analysis of Three-Dimensional Shape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2]);COM.MICROSOFT.CONCAT(['Offered modules from TUM online (Master)'.A$5:.A$150]))); ISNUMBER(FIND(&quot;Area&quot;; [.A22])); ISNUMBER(FIND(&quot;ID&quot;; [.A2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0428" xlink:type="simple">IN3200 </text:a> </text:p>
          </table:table-cell>
          <table:table-cell table:style-name="ce4"/>
          <table:table-cell table:style-name="ce5" office:value-type="string" calcext:value-type="string">
            <text:p>Selected Topics in Computer Graphics and Vision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3]);COM.MICROSOFT.CONCAT(['Offered modules from TUM online (Master)'.A$5:.A$150]))); ISNUMBER(FIND(&quot;Area&quot;; [.A23])); ISNUMBER(FIND(&quot;ID&quot;; [.A2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68" xlink:type="simple">IN2015 </text:a> </text:p>
          </table:table-cell>
          <table:table-cell table:style-name="ce4"/>
          <table:table-cell table:style-name="ce5" office:value-type="string" calcext:value-type="string">
            <text:p>Image Synthesi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4]);COM.MICROSOFT.CONCAT(['Offered modules from TUM online (Master)'.A$5:.A$150]))); ISNUMBER(FIND(&quot;Area&quot;; [.A24])); ISNUMBER(FIND(&quot;ID&quot;; [.A2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53" xlink:type="simple">IN2023 </text:a> </text:p>
          </table:table-cell>
          <table:table-cell table:style-name="ce4"/>
          <table:table-cell table:style-name="ce5" office:value-type="string" calcext:value-type="string">
            <text:p>Image Understanding I: Machine Vision Algorith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5]);COM.MICROSOFT.CONCAT(['Offered modules from TUM online (Master)'.A$5:.A$150]))); ISNUMBER(FIND(&quot;Area&quot;; [.A25])); ISNUMBER(FIND(&quot;ID&quot;; [.A2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310" xlink:type="simple">IN2016 </text:a> </text:p>
          </table:table-cell>
          <table:table-cell table:style-name="ce4"/>
          <table:table-cell table:style-name="ce5" office:value-type="string" calcext:value-type="string">
            <text:p>Image Understanding II: Robot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6]);COM.MICROSOFT.CONCAT(['Offered modules from TUM online (Master)'.A$5:.A$150]))); ISNUMBER(FIND(&quot;Area&quot;; [.A26])); ISNUMBER(FIND(&quot;ID&quot;; [.A2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72363" xlink:type="simple">IN2246 </text:a> </text:p>
          </table:table-cell>
          <table:table-cell table:style-name="ce4"/>
          <table:table-cell table:style-name="ce5" office:value-type="string" calcext:value-type="string">
            <text:p>Computer Vision I: Variational Method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27]);COM.MICROSOFT.CONCAT(['Offered modules from TUM online (Master)'.A$5:.A$150]))); ISNUMBER(FIND(&quot;Area&quot;; [.A27])); ISNUMBER(FIND(&quot;ID&quot;; [.A2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608655" xlink:type="simple">IN2228 </text:a> </text:p>
          </table:table-cell>
          <table:table-cell table:style-name="ce4"/>
          <table:table-cell table:style-name="ce5" office:value-type="string" calcext:value-type="string">
            <text:p>Computer Vision II: Multiple View Geometry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28]);COM.MICROSOFT.CONCAT(['Offered modules from TUM online (Master)'.A$5:.A$150]))); ISNUMBER(FIND(&quot;Area&quot;; [.A28])); ISNUMBER(FIND(&quot;ID&quot;; [.A2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733754" xlink:type="simple">IN2375 </text:a> </text:p>
          </table:table-cell>
          <table:table-cell table:style-name="ce4"/>
          <table:table-cell table:style-name="ce5" office:value-type="string" calcext:value-type="string">
            <text:p>Computer Vision III: Detection, Segmentation, and Track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9]);COM.MICROSOFT.CONCAT(['Offered modules from TUM online (Master)'.A$5:.A$150]))); ISNUMBER(FIND(&quot;Area&quot;; [.A29])); ISNUMBER(FIND(&quot;ID&quot;; [.A2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28921" xlink:type="simple">IN2297 </text:a> </text:p>
          </table:table-cell>
          <table:table-cell table:style-name="ce4"/>
          <table:table-cell table:style-name="ce5" office:value-type="string" calcext:value-type="string">
            <text:p>Geometry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0]);COM.MICROSOFT.CONCAT(['Offered modules from TUM online (Master)'.A$5:.A$150]))); ISNUMBER(FIND(&quot;Area&quot;; [.A30])); ISNUMBER(FIND(&quot;ID&quot;; [.A3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71" xlink:type="simple">IN2133 </text:a> </text:p>
          </table:table-cell>
          <table:table-cell table:style-name="ce4"/>
          <table:table-cell table:style-name="ce5" office:value-type="string" calcext:value-type="string">
            <text:p>Principles of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1]);COM.MICROSOFT.CONCAT(['Offered modules from TUM online (Master)'.A$5:.A$150]))); ISNUMBER(FIND(&quot;Area&quot;; [.A31])); ISNUMBER(FIND(&quot;ID&quot;; [.A3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0825" xlink:type="simple">IN2124 </text:a> </text:p>
          </table:table-cell>
          <table:table-cell table:style-name="ce4"/>
          <table:table-cell table:style-name="ce5" office:value-type="string" calcext:value-type="string">
            <text:p>Basic Mathematical Methods for Imaging and Visual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2]);COM.MICROSOFT.CONCAT(['Offered modules from TUM online (Master)'.A$5:.A$150]))); ISNUMBER(FIND(&quot;Area&quot;; [.A32])); ISNUMBER(FIND(&quot;ID&quot;; [.A3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99527" xlink:type="simple">IN2330 </text:a> </text:p>
          </table:table-cell>
          <table:table-cell table:style-name="ce4"/>
          <table:table-cell table:style-name="ce5" office:value-type="string" calcext:value-type="string">
            <text:p>Convex Optimization for Computer Vis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3]);COM.MICROSOFT.CONCAT(['Offered modules from TUM online (Master)'.A$5:.A$150]))); ISNUMBER(FIND(&quot;Area&quot;; [.A33])); ISNUMBER(FIND(&quot;ID&quot;; [.A3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8442" xlink:type="simple">IN2392 </text:a> </text:p>
          </table:table-cell>
          <table:table-cell table:style-name="ce4"/>
          <table:table-cell table:style-name="ce5" office:value-type="string" calcext:value-type="string">
            <text:p>Machine Learning for 3D Geomet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+1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4]);COM.MICROSOFT.CONCAT(['Offered modules from TUM online (Master)'.A$5:.A$150]))); ISNUMBER(FIND(&quot;Area&quot;; [.A34])); ISNUMBER(FIND(&quot;ID&quot;; [.A3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32102" xlink:type="simple">IN2384 </text:a> </text:p>
          </table:table-cell>
          <table:table-cell table:style-name="ce4"/>
          <table:table-cell table:style-name="ce5" office:value-type="string" calcext:value-type="string">
            <text:p>Numerical Algorithms in Computer Vision and 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5]);COM.MICROSOFT.CONCAT(['Offered modules from TUM online (Master)'.A$5:.A$150]))); ISNUMBER(FIND(&quot;Area&quot;; [.A35])); ISNUMBER(FIND(&quot;ID&quot;; [.A3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08343" xlink:type="simple">IN0037 </text:a> </text:p>
          </table:table-cell>
          <table:table-cell table:style-name="ce4"/>
          <table:table-cell table:style-name="ce5" office:value-type="string" calcext:value-type="string">
            <text:p>Game Phys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6]);COM.MICROSOFT.CONCAT(['Offered modules from TUM online (Master)'.A$5:.A$150]))); ISNUMBER(FIND(&quot;Area&quot;; [.A36])); ISNUMBER(FIND(&quot;ID&quot;; [.A3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99485" xlink:type="simple">IN2329 </text:a> </text:p>
          </table:table-cell>
          <table:table-cell table:style-name="ce4"/>
          <table:table-cell table:style-name="ce5" office:value-type="string" calcext:value-type="string">
            <text:p>Probabilistic Graphical Models in Computer Visio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7]);COM.MICROSOFT.CONCAT(['Offered modules from TUM online (Master)'.A$5:.A$150]))); ISNUMBER(FIND(&quot;Area&quot;; [.A37])); ISNUMBER(FIND(&quot;ID&quot;; [.A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33527" xlink:type="simple">IN2355 </text:a> </text:p>
          </table:table-cell>
          <table:table-cell table:style-name="ce4"/>
          <table:table-cell table:style-name="ce5" office:value-type="string" calcext:value-type="string">
            <text:p>Robotic 3D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8]);COM.MICROSOFT.CONCAT(['Offered modules from TUM online (Master)'.A$5:.A$150]))); ISNUMBER(FIND(&quot;Area&quot;; [.A38])); ISNUMBER(FIND(&quot;ID&quot;; [.A3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73" xlink:type="simple">IN2210 </text:a> </text:p>
          </table:table-cell>
          <table:table-cell table:style-name="ce4"/>
          <table:table-cell table:style-name="ce5" office:value-type="string" calcext:value-type="string">
            <text:p>Tracking and Detection in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4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9]);COM.MICROSOFT.CONCAT(['Offered modules from TUM online (Master)'.A$5:.A$150]))); ISNUMBER(FIND(&quot;Area&quot;; [.A39])); ISNUMBER(FIND(&quot;ID&quot;; [.A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11935" xlink:type="simple">IN2236 </text:a> </text:p>
          </table:table-cell>
          <table:table-cell table:style-name="ce4"/>
          <table:table-cell table:style-name="ce5" office:value-type="string" calcext:value-type="string">
            <text:p>Virtual Physics: Using Modern Modeling Methodologies for Computer Simul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0]);COM.MICROSOFT.CONCAT(['Offered modules from TUM online (Master)'.A$5:.A$150]))); ISNUMBER(FIND(&quot;Area&quot;; [.A40])); ISNUMBER(FIND(&quot;ID&quot;; [.A4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28428" xlink:type="simple">IN2026 </text:a> </text:p>
          </table:table-cell>
          <table:table-cell table:style-name="ce4"/>
          <table:table-cell table:style-name="ce5" office:value-type="string" calcext:value-type="string">
            <text:p>Visual Data Analy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 table:style-name="ce20"/>
          <table:table-cell table:style-name="ce9" table:formula="of:=OR(ISNUMBER(FIND(TRIM([.A41]);COM.MICROSOFT.CONCAT(['Offered modules from TUM online (Master)'.A$5:.A$150]))); ISNUMBER(FIND(&quot;Area&quot;; [.A41])); ISNUMBER(FIND(&quot;ID&quot;; [.A4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CGV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42]);COM.MICROSOFT.CONCAT(['Offered modules from TUM online (Master)'.A$5:.A$150]))); ISNUMBER(FIND(&quot;Area&quot;; [.A42])); ISNUMBER(FIND(&quot;ID&quot;; [.A4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43]);COM.MICROSOFT.CONCAT(['Offered modules from TUM online (Master)'.A$5:.A$150]))); ISNUMBER(FIND(&quot;Area&quot;; [.A43])); ISNUMBER(FIND(&quot;ID&quot;; [.A4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06888" xlink:type="simple">IN2364 </text:a> </text:p>
          </table:table-cell>
          <table:table-cell table:style-name="ce4"/>
          <table:table-cell table:style-name="ce5" office:value-type="string" calcext:value-type="string">
            <text:p>Advanced Deep Learning for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4]);COM.MICROSOFT.CONCAT(['Offered modules from TUM online (Master)'.A$5:.A$150]))); ISNUMBER(FIND(&quot;Area&quot;; [.A44])); ISNUMBER(FIND(&quot;ID&quot;; [.A4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9077" xlink:type="simple">IN2389 </text:a> </text:p>
          </table:table-cell>
          <table:table-cell table:style-name="ce4"/>
          <table:table-cell table:style-name="ce5" office:value-type="string" calcext:value-type="string">
            <text:p>Advanced Deep Learning for Computer Vision: Dynamic Visio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5]);COM.MICROSOFT.CONCAT(['Offered modules from TUM online (Master)'.A$5:.A$150]))); ISNUMBER(FIND(&quot;Area&quot;; [.A45])); ISNUMBER(FIND(&quot;ID&quot;; [.A4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8965" xlink:type="simple">IN2390 </text:a> </text:p>
          </table:table-cell>
          <table:table-cell table:style-name="ce4"/>
          <table:table-cell table:style-name="ce5" office:value-type="string" calcext:value-type="string">
            <text:p>Advanced Deep Learning for Computer Vision: Visual Computing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46]);COM.MICROSOFT.CONCAT(['Offered modules from TUM online (Master)'.A$5:.A$150]))); ISNUMBER(FIND(&quot;Area&quot;; [.A46])); ISNUMBER(FIND(&quot;ID&quot;; [.A4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Databases and Information Systems" (DBI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47]);COM.MICROSOFT.CONCAT(['Offered modules from TUM online (Master)'.A$5:.A$150]))); ISNUMBER(FIND(&quot;Area&quot;; [.A47])); ISNUMBER(FIND(&quot;ID&quot;; [.A4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48]);COM.MICROSOFT.CONCAT(['Offered modules from TUM online (Master)'.A$5:.A$150]))); ISNUMBER(FIND(&quot;Area&quot;; [.A48])); ISNUMBER(FIND(&quot;ID&quot;; [.A4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78" xlink:type="simple">IN2219 </text:a> </text:p>
          </table:table-cell>
          <table:table-cell table:style-name="ce4"/>
          <table:table-cell table:style-name="ce5" office:value-type="string" calcext:value-type="string">
            <text:p>Query Optim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9]);COM.MICROSOFT.CONCAT(['Offered modules from TUM online (Master)'.A$5:.A$150]))); ISNUMBER(FIND(&quot;Area&quot;; [.A49])); ISNUMBER(FIND(&quot;ID&quot;; [.A4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67880" xlink:type="simple">IN3100 </text:a> </text:p>
          </table:table-cell>
          <table:table-cell table:style-name="ce4"/>
          <table:table-cell table:style-name="ce5" office:value-type="string" calcext:value-type="string">
            <text:p>Selected Topics in Databases and Information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0]);COM.MICROSOFT.CONCAT(['Offered modules from TUM online (Master)'.A$5:.A$150]))); ISNUMBER(FIND(&quot;Area&quot;; [.A50])); ISNUMBER(FIND(&quot;ID&quot;; [.A5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90341" xlink:type="simple">IN2386 </text:a> </text:p>
          </table:table-cell>
          <table:table-cell table:style-name="ce4"/>
          <table:table-cell table:style-name="ce5" office:value-type="string" calcext:value-type="string">
            <text:p>Cloud-Based Data Process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51]);COM.MICROSOFT.CONCAT(['Offered modules from TUM online (Master)'.A$5:.A$150]))); ISNUMBER(FIND(&quot;Area&quot;; [.A51])); ISNUMBER(FIND(&quot;ID&quot;; [.A5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3867" xlink:type="simple">IN2118 </text:a> </text:p>
          </table:table-cell>
          <table:table-cell table:style-name="ce4"/>
          <table:table-cell table:style-name="ce5" office:value-type="string" calcext:value-type="string">
            <text:p>Database Systems on Modern CPU Architectur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2]);COM.MICROSOFT.CONCAT(['Offered modules from TUM online (Master)'.A$5:.A$150]))); ISNUMBER(FIND(&quot;Area&quot;; [.A52])); ISNUMBER(FIND(&quot;ID&quot;; [.A5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61475" xlink:type="simple">IN2031 </text:a> </text:p>
          </table:table-cell>
          <table:table-cell table:style-name="ce4"/>
          <table:table-cell table:style-name="ce5" office:value-type="string" calcext:value-type="string">
            <text:p>Application and Implementation of Databas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3]);COM.MICROSOFT.CONCAT(['Offered modules from TUM online (Master)'.A$5:.A$150]))); ISNUMBER(FIND(&quot;Area&quot;; [.A53])); ISNUMBER(FIND(&quot;ID&quot;; [.A5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88" xlink:type="simple">IN2032 </text:a> </text:p>
          </table:table-cell>
          <table:table-cell table:style-name="ce4"/>
          <table:table-cell table:style-name="ce5" office:value-type="string" calcext:value-type="string">
            <text:p>Electronic Publishing / Document Engineering and the World-Wide Web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4]);COM.MICROSOFT.CONCAT(['Offered modules from TUM online (Master)'.A$5:.A$150]))); ISNUMBER(FIND(&quot;Area&quot;; [.A54])); ISNUMBER(FIND(&quot;ID&quot;; [.A5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819263" xlink:type="simple">IN2288 </text:a> </text:p>
          </table:table-cell>
          <table:table-cell table:style-name="ce4"/>
          <table:table-cell table:style-name="ce5" office:value-type="string" calcext:value-type="string">
            <text:p>Event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5]);COM.MICROSOFT.CONCAT(['Offered modules from TUM online (Master)'.A$5:.A$150]))); ISNUMBER(FIND(&quot;Area&quot;; [.A55])); ISNUMBER(FIND(&quot;ID&quot;; [.A5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90" xlink:type="simple">IN2033 </text:a> </text:p>
          </table:table-cell>
          <table:table-cell table:style-name="ce4"/>
          <table:table-cell table:style-name="ce5" office:value-type="string" calcext:value-type="string">
            <text:p>Information Management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3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6]);COM.MICROSOFT.CONCAT(['Offered modules from TUM online (Master)'.A$5:.A$150]))); ISNUMBER(FIND(&quot;Area&quot;; [.A56])); ISNUMBER(FIND(&quot;ID&quot;; [.A5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757477" xlink:type="simple">IN2267 </text:a> </text:p>
          </table:table-cell>
          <table:table-cell table:style-name="ce4"/>
          <table:table-cell table:style-name="ce5" office:value-type="string" calcext:value-type="string">
            <text:p>Transaction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57]);COM.MICROSOFT.CONCAT(['Offered modules from TUM online (Master)'.A$5:.A$150]))); ISNUMBER(FIND(&quot;Area&quot;; [.A57])); ISNUMBER(FIND(&quot;ID&quot;; [.A5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Digital Biology and Digital Medicine" (DBM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58]);COM.MICROSOFT.CONCAT(['Offered modules from TUM online (Master)'.A$5:.A$150]))); ISNUMBER(FIND(&quot;Area&quot;; [.A58])); ISNUMBER(FIND(&quot;ID&quot;; [.A5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59]);COM.MICROSOFT.CONCAT(['Offered modules from TUM online (Master)'.A$5:.A$150]))); ISNUMBER(FIND(&quot;Area&quot;; [.A59])); ISNUMBER(FIND(&quot;ID&quot;; [.A5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20" xlink:type="simple">IN3420 </text:a> </text:p>
          </table:table-cell>
          <table:table-cell table:style-name="ce4"/>
          <table:table-cell table:style-name="ce5" office:value-type="string" calcext:value-type="string">
            <text:p>Selected Topics in Digital Biology and Digital Medicine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0]);COM.MICROSOFT.CONCAT(['Offered modules from TUM online (Master)'.A$5:.A$150]))); ISNUMBER(FIND(&quot;Area&quot;; [.A60])); ISNUMBER(FIND(&quot;ID&quot;; [.A6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02305" xlink:type="simple">IN2319 </text:a> </text:p>
          </table:table-cell>
          <table:table-cell table:style-name="ce4"/>
          <table:table-cell table:style-name="ce5" office:value-type="string" calcext:value-type="string">
            <text:p>Computational Physiology for Medical Image Comput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1]);COM.MICROSOFT.CONCAT(['Offered modules from TUM online (Master)'.A$5:.A$150]))); ISNUMBER(FIND(&quot;Area&quot;; [.A61])); ISNUMBER(FIND(&quot;ID&quot;; [.A6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802708" xlink:type="simple">IN2286 </text:a> </text:p>
          </table:table-cell>
          <table:table-cell table:style-name="ce4"/>
          <table:table-cell table:style-name="ce5" office:value-type="string" calcext:value-type="string">
            <text:p>Image Guided Surge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2]);COM.MICROSOFT.CONCAT(['Offered modules from TUM online (Master)'.A$5:.A$150]))); ISNUMBER(FIND(&quot;Area&quot;; [.A62])); ISNUMBER(FIND(&quot;ID&quot;; [.A6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51" xlink:type="simple">IN2021 </text:a> </text:p>
          </table:table-cell>
          <table:table-cell table:style-name="ce4"/>
          <table:table-cell table:style-name="ce5" office:value-type="string" calcext:value-type="string">
            <text:p>Computer Aided Medical Proced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63]);COM.MICROSOFT.CONCAT(['Offered modules from TUM online (Master)'.A$5:.A$150]))); ISNUMBER(FIND(&quot;Area&quot;; [.A63])); ISNUMBER(FIND(&quot;ID&quot;; [.A63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78" xlink:type="simple">IN2022 </text:a> </text:p>
          </table:table-cell>
          <table:table-cell table:style-name="ce4"/>
          <table:table-cell table:style-name="ce5" office:value-type="string" calcext:value-type="string">
            <text:p>Computer Aided Medical Procedures I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4]);COM.MICROSOFT.CONCAT(['Offered modules from TUM online (Master)'.A$5:.A$150]))); ISNUMBER(FIND(&quot;Area&quot;; [.A64])); ISNUMBER(FIND(&quot;ID&quot;; [.A6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6739" xlink:type="simple">IN2292 </text:a> </text:p>
          </table:table-cell>
          <table:table-cell table:style-name="ce4"/>
          <table:table-cell table:style-name="ce5" office:value-type="string" calcext:value-type="string">
            <text:p>Introduction to Surgical 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5]);COM.MICROSOFT.CONCAT(['Offered modules from TUM online (Master)'.A$5:.A$150]))); ISNUMBER(FIND(&quot;Area&quot;; [.A65])); ISNUMBER(FIND(&quot;ID&quot;; [.A6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6034" xlink:type="simple">IN2393 </text:a> </text:p>
          </table:table-cell>
          <table:table-cell table:style-name="ce4"/>
          <table:table-cell table:style-name="ce5" office:value-type="string" calcext:value-type="string">
            <text:p>Machine Learning for Regulatory Genom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6]);COM.MICROSOFT.CONCAT(['Offered modules from TUM online (Master)'.A$5:.A$150]))); ISNUMBER(FIND(&quot;Area&quot;; [.A66])); ISNUMBER(FIND(&quot;ID&quot;; [.A6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6744" xlink:type="simple">IN2293 </text:a> </text:p>
          </table:table-cell>
          <table:table-cell table:style-name="ce4"/>
          <table:table-cell table:style-name="ce5" office:value-type="string" calcext:value-type="string">
            <text:p>Medical Augmented Real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7]);COM.MICROSOFT.CONCAT(['Offered modules from TUM online (Master)'.A$5:.A$150]))); ISNUMBER(FIND(&quot;Area&quot;; [.A67])); ISNUMBER(FIND(&quot;ID&quot;; [.A6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149546" xlink:type="simple">IN2322 </text:a> </text:p>
          </table:table-cell>
          <table:table-cell table:style-name="ce4"/>
          <table:table-cell table:style-name="ce5" office:value-type="string" calcext:value-type="string">
            <text:p>Protein Prediction I for Computer Scientist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8]);COM.MICROSOFT.CONCAT(['Offered modules from TUM online (Master)'.A$5:.A$150]))); ISNUMBER(FIND(&quot;Area&quot;; [.A68])); ISNUMBER(FIND(&quot;ID&quot;; [.A6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0647" xlink:type="simple">IN2291 </text:a> </text:p>
          </table:table-cell>
          <table:table-cell table:style-name="ce4"/>
          <table:table-cell table:style-name="ce5" office:value-type="string" calcext:value-type="string">
            <text:p>Protein Prediction II for Computer Scientist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9]);COM.MICROSOFT.CONCAT(['Offered modules from TUM online (Master)'.A$5:.A$150]))); ISNUMBER(FIND(&quot;Area&quot;; [.A69])); ISNUMBER(FIND(&quot;ID&quot;; [.A6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331781" xlink:type="simple">IN2344 </text:a> </text:p>
          </table:table-cell>
          <table:table-cell table:style-name="ce4"/>
          <table:table-cell table:style-name="ce5" office:value-type="string" calcext:value-type="string">
            <text:p>Statistical Methods for Systems Gene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70]);COM.MICROSOFT.CONCAT(['Offered modules from TUM online (Master)'.A$5:.A$150]))); ISNUMBER(FIND(&quot;Area&quot;; [.A70])); ISNUMBER(FIND(&quot;ID&quot;; [.A7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Engineering Software-intensive Systems" (SE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71]);COM.MICROSOFT.CONCAT(['Offered modules from TUM online (Master)'.A$5:.A$150]))); ISNUMBER(FIND(&quot;Area&quot;; [.A71])); ISNUMBER(FIND(&quot;ID&quot;; [.A7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72]);COM.MICROSOFT.CONCAT(['Offered modules from TUM online (Master)'.A$5:.A$150]))); ISNUMBER(FIND(&quot;Area&quot;; [.A72])); ISNUMBER(FIND(&quot;ID&quot;; [.A7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60130" xlink:type="simple">IN2309 </text:a> </text:p>
          </table:table-cell>
          <table:table-cell table:style-name="ce4"/>
          <table:table-cell table:style-name="ce5" office:value-type="string" calcext:value-type="string">
            <text:p>Advanced Topics of Software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3]);COM.MICROSOFT.CONCAT(['Offered modules from TUM online (Master)'.A$5:.A$150]))); ISNUMBER(FIND(&quot;Area&quot;; [.A73])); ISNUMBER(FIND(&quot;ID&quot;; [.A7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26" xlink:type="simple">IN3430 </text:a> </text:p>
          </table:table-cell>
          <table:table-cell table:style-name="ce4"/>
          <table:table-cell table:style-name="ce5" office:value-type="string" calcext:value-type="string">
            <text:p>Selected Topics in Engineering Software-intensive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4]);COM.MICROSOFT.CONCAT(['Offered modules from TUM online (Master)'.A$5:.A$150]))); ISNUMBER(FIND(&quot;Area&quot;; [.A74])); ISNUMBER(FIND(&quot;ID&quot;; [.A7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629492" xlink:type="simple">IN2367 </text:a> </text:p>
          </table:table-cell>
          <table:table-cell table:style-name="ce4"/>
          <table:table-cell table:style-name="ce5" office:value-type="string" calcext:value-type="string">
            <text:p>Automated Programm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5]);COM.MICROSOFT.CONCAT(['Offered modules from TUM online (Master)'.A$5:.A$150]))); ISNUMBER(FIND(&quot;Area&quot;; [.A75])); ISNUMBER(FIND(&quot;ID&quot;; [.A7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483" xlink:type="simple">IN2114 </text:a> </text:p>
          </table:table-cell>
          <table:table-cell table:style-name="ce4"/>
          <table:table-cell table:style-name="ce5" office:value-type="string" calcext:value-type="string">
            <text:p>Automotive Software - Methods and Technolog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6]);COM.MICROSOFT.CONCAT(['Offered modules from TUM online (Master)'.A$5:.A$150]))); ISNUMBER(FIND(&quot;Area&quot;; [.A76])); ISNUMBER(FIND(&quot;ID&quot;; [.A7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616748" xlink:type="simple">IN2359 </text:a> </text:p>
          </table:table-cell>
          <table:table-cell table:style-name="ce4"/>
          <table:table-cell table:style-name="ce5" office:value-type="string" calcext:value-type="string">
            <text:p>Blockchain-based Systems Engineer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7]);COM.MICROSOFT.CONCAT(['Offered modules from TUM online (Master)'.A$5:.A$150]))); ISNUMBER(FIND(&quot;Area&quot;; [.A77])); ISNUMBER(FIND(&quot;ID&quot;; [.A7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698351" xlink:type="simple">IN2372 </text:a> </text:p>
          </table:table-cell>
          <table:table-cell table:style-name="ce4"/>
          <table:table-cell table:style-name="ce5" office:value-type="string" calcext:value-type="string">
            <text:p>Introduction to Large-Scale Agile Software Develop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8]);COM.MICROSOFT.CONCAT(['Offered modules from TUM online (Master)'.A$5:.A$150]))); ISNUMBER(FIND(&quot;Area&quot;; [.A78])); ISNUMBER(FIND(&quot;ID&quot;; [.A7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61731" xlink:type="simple">IN2084 </text:a> </text:p>
          </table:table-cell>
          <table:table-cell table:style-name="ce4"/>
          <table:table-cell table:style-name="ce5" office:value-type="string" calcext:value-type="string">
            <text:p>Advanced Topics of Software Tes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9]);COM.MICROSOFT.CONCAT(['Offered modules from TUM online (Master)'.A$5:.A$150]))); ISNUMBER(FIND(&quot;Area&quot;; [.A79])); ISNUMBER(FIND(&quot;ID&quot;; [.A7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36231" xlink:type="simple">IN2385 </text:a> </text:p>
          </table:table-cell>
          <table:table-cell table:style-name="ce4"/>
          <table:table-cell table:style-name="ce5" office:value-type="string" calcext:value-type="string">
            <text:p>Safety and Security for Cyber-Physical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0]);COM.MICROSOFT.CONCAT(['Offered modules from TUM online (Master)'.A$5:.A$150]))); ISNUMBER(FIND(&quot;Area&quot;; [.A80])); ISNUMBER(FIND(&quot;ID&quot;; [.A8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22" xlink:type="simple">IN2078 </text:a> </text:p>
          </table:table-cell>
          <table:table-cell table:style-name="ce4"/>
          <table:table-cell table:style-name="ce5" office:value-type="string" calcext:value-type="string">
            <text:p>Foundations of program and system develop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81]);COM.MICROSOFT.CONCAT(['Offered modules from TUM online (Master)'.A$5:.A$150]))); ISNUMBER(FIND(&quot;Area&quot;; [.A81])); ISNUMBER(FIND(&quot;ID&quot;; [.A8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24" xlink:type="simple">IN2079 </text:a> </text:p>
          </table:table-cell>
          <table:table-cell table:style-name="ce4"/>
          <table:table-cell table:style-name="ce5" office:value-type="string" calcext:value-type="string">
            <text:p>IT-Consul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2]);COM.MICROSOFT.CONCAT(['Offered modules from TUM online (Master)'.A$5:.A$150]))); ISNUMBER(FIND(&quot;Area&quot;; [.A82])); ISNUMBER(FIND(&quot;ID&quot;; [.A8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26" xlink:type="simple">IN2080 </text:a> </text:p>
          </table:table-cell>
          <table:table-cell table:style-name="ce4"/>
          <table:table-cell table:style-name="ce5" office:value-type="string" calcext:value-type="string">
            <text:p>Modelling of Distributed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3]);COM.MICROSOFT.CONCAT(['Offered modules from TUM online (Master)'.A$5:.A$150]))); ISNUMBER(FIND(&quot;Area&quot;; [.A83])); ISNUMBER(FIND(&quot;ID&quot;; [.A8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55" xlink:type="simple">IN2081 </text:a> </text:p>
          </table:table-cell>
          <table:table-cell table:style-name="ce4"/>
          <table:table-cell table:style-name="ce5" office:value-type="string" calcext:value-type="string">
            <text:p>Patterns in Software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4]);COM.MICROSOFT.CONCAT(['Offered modules from TUM online (Master)'.A$5:.A$150]))); ISNUMBER(FIND(&quot;Area&quot;; [.A84])); ISNUMBER(FIND(&quot;ID&quot;; [.A8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729" xlink:type="simple">IN2083 </text:a> </text:p>
          </table:table-cell>
          <table:table-cell table:style-name="ce4"/>
          <table:table-cell table:style-name="ce5" office:value-type="string" calcext:value-type="string">
            <text:p>Project Organisation and Management in Software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5]);COM.MICROSOFT.CONCAT(['Offered modules from TUM online (Master)'.A$5:.A$150]))); ISNUMBER(FIND(&quot;Area&quot;; [.A85])); ISNUMBER(FIND(&quot;ID&quot;; [.A8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9336" xlink:type="simple">IN2394 </text:a> </text:p>
          </table:table-cell>
          <table:table-cell table:style-name="ce4"/>
          <table:table-cell table:style-name="ce5" office:value-type="string" calcext:value-type="string">
            <text:p>Requirements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6]);COM.MICROSOFT.CONCAT(['Offered modules from TUM online (Master)'.A$5:.A$150]))); ISNUMBER(FIND(&quot;Area&quot;; [.A86])); ISNUMBER(FIND(&quot;ID&quot;; [.A8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950" xlink:type="simple">IN2087 </text:a> </text:p>
          </table:table-cell>
          <table:table-cell table:style-name="ce4"/>
          <table:table-cell table:style-name="ce5" office:value-type="string" calcext:value-type="string">
            <text:p>Software Engineering for Business Applications - Master's Course: Web Application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7]);COM.MICROSOFT.CONCAT(['Offered modules from TUM online (Master)'.A$5:.A$150]))); ISNUMBER(FIND(&quot;Area&quot;; [.A87])); ISNUMBER(FIND(&quot;ID&quot;; [.A8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608628" xlink:type="simple">IN2235 </text:a> </text:p>
          </table:table-cell>
          <table:table-cell table:style-name="ce4"/>
          <table:table-cell table:style-name="ce5" office:value-type="string" calcext:value-type="string">
            <text:p>Software Engineering in an Industrial Set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8]);COM.MICROSOFT.CONCAT(['Offered modules from TUM online (Master)'.A$5:.A$150]))); ISNUMBER(FIND(&quot;Area&quot;; [.A88])); ISNUMBER(FIND(&quot;ID&quot;; [.A8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52" xlink:type="simple">IN2089 </text:a> </text:p>
          </table:table-cell>
          <table:table-cell table:style-name="ce4"/>
          <table:table-cell table:style-name="ce5" office:value-type="string" calcext:value-type="string">
            <text:p>Strategic IT Manage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8"/>
          <table:table-cell/>
          <table:table-cell table:style-name="ce9" table:formula="of:=OR(ISNUMBER(FIND(TRIM([.A89]);COM.MICROSOFT.CONCAT(['Offered modules from TUM online (Master)'.A$5:.A$150]))); ISNUMBER(FIND(&quot;Area&quot;; [.A89])); ISNUMBER(FIND(&quot;ID&quot;; [.A8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Formal Methods and their Applications" (FMA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90]);COM.MICROSOFT.CONCAT(['Offered modules from TUM online (Master)'.A$5:.A$150]))); ISNUMBER(FIND(&quot;Area&quot;; [.A90])); ISNUMBER(FIND(&quot;ID&quot;; [.A9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91]);COM.MICROSOFT.CONCAT(['Offered modules from TUM online (Master)'.A$5:.A$150]))); ISNUMBER(FIND(&quot;Area&quot;; [.A91])); ISNUMBER(FIND(&quot;ID&quot;; [.A9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0385" xlink:type="simple">IN3350 </text:a> </text:p>
          </table:table-cell>
          <table:table-cell table:style-name="ce4"/>
          <table:table-cell table:style-name="ce5" office:value-type="string" calcext:value-type="string">
            <text:p>Selected Topics in Formal Methods and their Application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92]);COM.MICROSOFT.CONCAT(['Offered modules from TUM online (Master)'.A$5:.A$150]))); ISNUMBER(FIND(&quot;Area&quot;; [.A92])); ISNUMBER(FIND(&quot;ID&quot;; [.A9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00" xlink:type="simple">IN2041 </text:a> </text:p>
          </table:table-cell>
          <table:table-cell table:style-name="ce4"/>
          <table:table-cell table:style-name="ce5" office:value-type="string" calcext:value-type="string">
            <text:p>Automata and Formal Languag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3]);COM.MICROSOFT.CONCAT(['Offered modules from TUM online (Master)'.A$5:.A$150]))); ISNUMBER(FIND(&quot;Area&quot;; [.A93])); ISNUMBER(FIND(&quot;ID&quot;; [.A9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08" xlink:type="simple">IN2042 </text:a> </text:p>
          </table:table-cell>
          <table:table-cell table:style-name="ce4"/>
          <table:table-cell table:style-name="ce5" office:value-type="string" calcext:value-type="string">
            <text:p>Automata and Formal Languages II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4]);COM.MICROSOFT.CONCAT(['Offered modules from TUM online (Master)'.A$5:.A$150]))); ISNUMBER(FIND(&quot;Area&quot;; [.A94])); ISNUMBER(FIND(&quot;ID&quot;; [.A9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520233" xlink:type="simple">IN2227 </text:a> </text:p>
          </table:table-cell>
          <table:table-cell table:style-name="ce4"/>
          <table:table-cell table:style-name="ce5" office:value-type="string" calcext:value-type="string">
            <text:p>Compiler construction 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5]);COM.MICROSOFT.CONCAT(['Offered modules from TUM online (Master)'.A$5:.A$150]))); ISNUMBER(FIND(&quot;Area&quot;; [.A95])); ISNUMBER(FIND(&quot;ID&quot;; [.A9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38241" xlink:type="simple">IN2347 </text:a> </text:p>
          </table:table-cell>
          <table:table-cell table:style-name="ce4"/>
          <table:table-cell table:style-name="ce5" office:value-type="string" calcext:value-type="string">
            <text:p>Functional Data Structur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6]);COM.MICROSOFT.CONCAT(['Offered modules from TUM online (Master)'.A$5:.A$150]))); ISNUMBER(FIND(&quot;Area&quot;; [.A96])); ISNUMBER(FIND(&quot;ID&quot;; [.A9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30144" xlink:type="simple">IN2296 </text:a> </text:p>
          </table:table-cell>
          <table:table-cell table:style-name="ce4"/>
          <table:table-cell table:style-name="ce5" office:value-type="string" calcext:value-type="string">
            <text:p>Games on Graph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97]);COM.MICROSOFT.CONCAT(['Offered modules from TUM online (Master)'.A$5:.A$150]))); ISNUMBER(FIND(&quot;Area&quot;; [.A97])); ISNUMBER(FIND(&quot;ID&quot;; [.A9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426" xlink:type="simple">IN2049 </text:a> </text:p>
          </table:table-cell>
          <table:table-cell table:style-name="ce4"/>
          <table:table-cell table:style-name="ce5" office:value-type="string" calcext:value-type="string">
            <text:p>Logic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8]);COM.MICROSOFT.CONCAT(['Offered modules from TUM online (Master)'.A$5:.A$150]))); ISNUMBER(FIND(&quot;Area&quot;; [.A98])); ISNUMBER(FIND(&quot;ID&quot;; [.A9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482" xlink:type="simple">IN2050 </text:a> </text:p>
          </table:table-cell>
          <table:table-cell table:style-name="ce4"/>
          <table:table-cell table:style-name="ce5" office:value-type="string" calcext:value-type="string">
            <text:p>Model Check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9]);COM.MICROSOFT.CONCAT(['Offered modules from TUM online (Master)'.A$5:.A$150]))); ISNUMBER(FIND(&quot;Area&quot;; [.A99])); ISNUMBER(FIND(&quot;ID&quot;; [.A9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14" xlink:type="simple">IN2045 </text:a> </text:p>
          </table:table-cell>
          <table:table-cell table:style-name="ce4"/>
          <table:table-cell table:style-name="ce5" office:value-type="string" calcext:value-type="string">
            <text:p>Network Analysis - Statistical and Formal Models and Method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0]);COM.MICROSOFT.CONCAT(['Offered modules from TUM online (Master)'.A$5:.A$150]))); ISNUMBER(FIND(&quot;Area&quot;; [.A100])); ISNUMBER(FIND(&quot;ID&quot;; [.A10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506" xlink:type="simple">IN2052 </text:a> </text:p>
          </table:table-cell>
          <table:table-cell table:style-name="ce4"/>
          <table:table-cell table:style-name="ce5" office:value-type="string" calcext:value-type="string">
            <text:p>Petri Net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1]);COM.MICROSOFT.CONCAT(['Offered modules from TUM online (Master)'.A$5:.A$150]))); ISNUMBER(FIND(&quot;Area&quot;; [.A101])); ISNUMBER(FIND(&quot;ID&quot;; [.A10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3863" xlink:type="simple">IN2113 </text:a> </text:p>
          </table:table-cell>
          <table:table-cell table:style-name="ce4"/>
          <table:table-cell table:style-name="ce5" office:value-type="string" calcext:value-type="string">
            <text:p>Programming Languag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02]);COM.MICROSOFT.CONCAT(['Offered modules from TUM online (Master)'.A$5:.A$150]))); ISNUMBER(FIND(&quot;Area&quot;; [.A102])); ISNUMBER(FIND(&quot;ID&quot;; [.A102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09" xlink:type="simple">IN2053 </text:a> </text:p>
          </table:table-cell>
          <table:table-cell table:style-name="ce4"/>
          <table:table-cell table:style-name="ce5" office:value-type="string" calcext:value-type="string">
            <text:p>Program Optim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3]);COM.MICROSOFT.CONCAT(['Offered modules from TUM online (Master)'.A$5:.A$150]))); ISNUMBER(FIND(&quot;Area&quot;; [.A103])); ISNUMBER(FIND(&quot;ID&quot;; [.A10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254191" xlink:type="simple">IN2340 </text:a> </text:p>
          </table:table-cell>
          <table:table-cell table:style-name="ce4"/>
          <table:table-cell table:style-name="ce5" office:value-type="string" calcext:value-type="string">
            <text:p>Quantitative Verific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4]);COM.MICROSOFT.CONCAT(['Offered modules from TUM online (Master)'.A$5:.A$150]))); ISNUMBER(FIND(&quot;Area&quot;; [.A104])); ISNUMBER(FIND(&quot;ID&quot;; [.A10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13" xlink:type="simple">IN2055 </text:a> </text:p>
          </table:table-cell>
          <table:table-cell table:style-name="ce4"/>
          <table:table-cell table:style-name="ce5" office:value-type="string" calcext:value-type="string">
            <text:p>Seman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5]);COM.MICROSOFT.CONCAT(['Offered modules from TUM online (Master)'.A$5:.A$150]))); ISNUMBER(FIND(&quot;Area&quot;; [.A105])); ISNUMBER(FIND(&quot;ID&quot;; [.A10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98" xlink:type="simple">IN2040 </text:a> </text:p>
          </table:table-cell>
          <table:table-cell table:style-name="ce4"/>
          <table:table-cell table:style-name="ce5" office:value-type="string" calcext:value-type="string">
            <text:p>Virtual Machin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6]);COM.MICROSOFT.CONCAT(['Offered modules from TUM online (Master)'.A$5:.A$150]))); ISNUMBER(FIND(&quot;Area&quot;; [.A106])); ISNUMBER(FIND(&quot;ID&quot;; [.A10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FMA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07]);COM.MICROSOFT.CONCAT(['Offered modules from TUM online (Master)'.A$5:.A$150]))); ISNUMBER(FIND(&quot;Area&quot;; [.A107])); ISNUMBER(FIND(&quot;ID&quot;; [.A10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08]);COM.MICROSOFT.CONCAT(['Offered modules from TUM online (Master)'.A$5:.A$150]))); ISNUMBER(FIND(&quot;Area&quot;; [.A108])); ISNUMBER(FIND(&quot;ID&quot;; [.A10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422" xlink:type="simple">IN2048 </text:a> </text:p>
          </table:table-cell>
          <table:table-cell table:style-name="ce4"/>
          <table:table-cell table:style-name="ce5" office:value-type="string" calcext:value-type="string">
            <text:p>Equational logic and lambda calculu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9]);COM.MICROSOFT.CONCAT(['Offered modules from TUM online (Master)'.A$5:.A$150]))); ISNUMBER(FIND(&quot;Area&quot;; [.A109])); ISNUMBER(FIND(&quot;ID&quot;; [.A10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46511" xlink:type="simple">IN2358 </text:a> </text:p>
          </table:table-cell>
          <table:table-cell table:style-name="ce4"/>
          <table:table-cell table:style-name="ce5" office:value-type="string" calcext:value-type="string">
            <text:p>Lambda Calculu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10]);COM.MICROSOFT.CONCAT(['Offered modules from TUM online (Master)'.A$5:.A$150]))); ISNUMBER(FIND(&quot;Area&quot;; [.A110])); ISNUMBER(FIND(&quot;ID&quot;; [.A11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Machine Learning and Analytics" (MLA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11]);COM.MICROSOFT.CONCAT(['Offered modules from TUM online (Master)'.A$5:.A$150]))); ISNUMBER(FIND(&quot;Area&quot;; [.A111])); ISNUMBER(FIND(&quot;ID&quot;; [.A11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12]);COM.MICROSOFT.CONCAT(['Offered modules from TUM online (Master)'.A$5:.A$150]))); ISNUMBER(FIND(&quot;Area&quot;; [.A112])); ISNUMBER(FIND(&quot;ID&quot;; [.A11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930142" xlink:type="simple">IN2298 </text:a> </text:p>
          </table:table-cell>
          <table:table-cell table:style-name="ce4"/>
          <table:table-cell table:style-name="ce5" office:value-type="string" calcext:value-type="string">
            <text:p>Advanced Deep Learning for Phys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3]);COM.MICROSOFT.CONCAT(['Offered modules from TUM online (Master)'.A$5:.A$150]))); ISNUMBER(FIND(&quot;Area&quot;; [.A113])); ISNUMBER(FIND(&quot;ID&quot;; [.A11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930921" xlink:type="simple">IN2403 </text:a> </text:p>
          </table:table-cell>
          <table:table-cell table:style-name="ce4"/>
          <table:table-cell table:style-name="ce5" office:value-type="string" calcext:value-type="string">
            <text:p>Artificial Intelligence in Medicine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4]);COM.MICROSOFT.CONCAT(['Offered modules from TUM online (Master)'.A$5:.A$150]))); ISNUMBER(FIND(&quot;Area&quot;; [.A114])); ISNUMBER(FIND(&quot;ID&quot;; [.A1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29" xlink:type="simple">IN3440 </text:a> </text:p>
          </table:table-cell>
          <table:table-cell table:style-name="ce4"/>
          <table:table-cell table:style-name="ce5" office:value-type="string" calcext:value-type="string">
            <text:p>Selected Topics in Machine Learning and Analytic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5]);COM.MICROSOFT.CONCAT(['Offered modules from TUM online (Master)'.A$5:.A$150]))); ISNUMBER(FIND(&quot;Area&quot;; [.A115])); ISNUMBER(FIND(&quot;ID&quot;; [.A11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34293" xlink:type="simple">IN2346 </text:a> </text:p>
          </table:table-cell>
          <table:table-cell table:style-name="ce4"/>
          <table:table-cell table:style-name="ce5" office:value-type="string" calcext:value-type="string">
            <text:p>Introduction to Deep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6]);COM.MICROSOFT.CONCAT(['Offered modules from TUM online (Master)'.A$5:.A$150]))); ISNUMBER(FIND(&quot;Area&quot;; [.A116])); ISNUMBER(FIND(&quot;ID&quot;; [.A11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5476" xlink:type="simple">IN2395 </text:a> </text:p>
          </table:table-cell>
          <table:table-cell table:style-name="ce4"/>
          <table:table-cell table:style-name="ce5" office:value-type="string" calcext:value-type="string">
            <text:p>Legal Data Science and Informatics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7]);COM.MICROSOFT.CONCAT(['Offered modules from TUM online (Master)'.A$5:.A$150]))); ISNUMBER(FIND(&quot;Area&quot;; [.A117])); ISNUMBER(FIND(&quot;ID&quot;; [.A11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799629" xlink:type="simple">IN2323 </text:a> </text:p>
          </table:table-cell>
          <table:table-cell table:style-name="ce4"/>
          <table:table-cell table:style-name="ce5" office:value-type="string" calcext:value-type="string">
            <text:p>Machine Learning for Graphs and Sequential Data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8]);COM.MICROSOFT.CONCAT(['Offered modules from TUM online (Master)'.A$5:.A$150]))); ISNUMBER(FIND(&quot;Area&quot;; [.A118])); ISNUMBER(FIND(&quot;ID&quot;; [.A11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46338" xlink:type="simple">IN2357 </text:a> </text:p>
          </table:table-cell>
          <table:table-cell table:style-name="ce4"/>
          <table:table-cell table:style-name="ce5" office:value-type="string" calcext:value-type="string">
            <text:p>Machine Learning for Computer Visio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9]);COM.MICROSOFT.CONCAT(['Offered modules from TUM online (Master)'.A$5:.A$150]))); ISNUMBER(FIND(&quot;Area&quot;; [.A119])); ISNUMBER(FIND(&quot;ID&quot;; [.A11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3755" xlink:type="simple">IN2361 </text:a> </text:p>
          </table:table-cell>
          <table:table-cell table:style-name="ce4"/>
          <table:table-cell table:style-name="ce5" office:value-type="string" calcext:value-type="string">
            <text:p>Natural Language Process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0]);COM.MICROSOFT.CONCAT(['Offered modules from TUM online (Master)'.A$5:.A$150]))); ISNUMBER(FIND(&quot;Area&quot;; [.A120])); ISNUMBER(FIND(&quot;ID&quot;; [.A12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8925" xlink:type="simple">IN2391 </text:a> </text:p>
          </table:table-cell>
          <table:table-cell table:style-name="ce4"/>
          <table:table-cell table:style-name="ce5" office:value-type="string" calcext:value-type="string">
            <text:p>Predictive Analyt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21]);COM.MICROSOFT.CONCAT(['Offered modules from TUM online (Master)'.A$5:.A$150]))); ISNUMBER(FIND(&quot;Area&quot;; [.A121])); ISNUMBER(FIND(&quot;ID&quot;; [.A12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764854" xlink:type="simple">IN2378 </text:a> </text:p>
          </table:table-cell>
          <table:table-cell table:style-name="ce4"/>
          <table:table-cell table:style-name="ce5" office:value-type="string" calcext:value-type="string">
            <text:p>Statistical Foundations of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22]);COM.MICROSOFT.CONCAT(['Offered modules from TUM online (Master)'.A$5:.A$150]))); ISNUMBER(FIND(&quot;Area&quot;; [.A122])); ISNUMBER(FIND(&quot;ID&quot;; [.A12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816261" xlink:type="simple">IN2349 </text:a> </text:p>
          </table:table-cell>
          <table:table-cell table:style-name="ce4"/>
          <table:table-cell table:style-name="ce5" office:value-type="string" calcext:value-type="string">
            <text:p>Advanced Deep Learning for Robot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/>
          <table:table-cell table:style-name="ce9" table:formula="of:=OR(ISNUMBER(FIND(TRIM([.A123]);COM.MICROSOFT.CONCAT(['Offered modules from TUM online (Master)'.A$5:.A$150]))); ISNUMBER(FIND(&quot;Area&quot;; [.A123])); ISNUMBER(FIND(&quot;ID&quot;; [.A12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MLA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24]);COM.MICROSOFT.CONCAT(['Offered modules from TUM online (Master)'.A$5:.A$150]))); ISNUMBER(FIND(&quot;Area&quot;; [.A124])); ISNUMBER(FIND(&quot;ID&quot;; [.A12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25]);COM.MICROSOFT.CONCAT(['Offered modules from TUM online (Master)'.A$5:.A$150]))); ISNUMBER(FIND(&quot;Area&quot;; [.A125])); ISNUMBER(FIND(&quot;ID&quot;; [.A12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63073" xlink:type="simple">IN2028 </text:a> </text:p>
          </table:table-cell>
          <table:table-cell table:style-name="ce4"/>
          <table:table-cell table:style-name="ce5" office:value-type="string" calcext:value-type="string">
            <text:p>Business Analytics and 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6]);COM.MICROSOFT.CONCAT(['Offered modules from TUM online (Master)'.A$5:.A$150]))); ISNUMBER(FIND(&quot;Area&quot;; [.A126])); ISNUMBER(FIND(&quot;ID&quot;; [.A12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254188" xlink:type="simple">IN2339 </text:a> </text:p>
          </table:table-cell>
          <table:table-cell table:style-name="ce4"/>
          <table:table-cell table:style-name="ce5" office:value-type="string" calcext:value-type="string">
            <text:p>Data Analysis and Visualization in R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4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7]);COM.MICROSOFT.CONCAT(['Offered modules from TUM online (Master)'.A$5:.A$150]))); ISNUMBER(FIND(&quot;Area&quot;; [.A127])); ISNUMBER(FIND(&quot;ID&quot;; [.A12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6873" xlink:type="simple">IN2030 </text:a> </text:p>
          </table:table-cell>
          <table:table-cell table:style-name="ce4"/>
          <table:table-cell table:style-name="ce5" office:value-type="string" calcext:value-type="string">
            <text:p>Data Mining and Knowledge Discover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/>
          <table:table-cell table:style-name="ce9" table:formula="of:=OR(ISNUMBER(FIND(TRIM([.A128]);COM.MICROSOFT.CONCAT(['Offered modules from TUM online (Master)'.A$5:.A$150]))); ISNUMBER(FIND(&quot;Area&quot;; [.A128])); ISNUMBER(FIND(&quot;ID&quot;; [.A12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 table:number-columns-spanned="8" table:number-rows-spanned="1">
            <text:p>You can choose ONE (not more) of the following modules for MLA in addition to the modules mentioned above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29]);COM.MICROSOFT.CONCAT(['Offered modules from TUM online (Master)'.A$5:.A$150]))); ISNUMBER(FIND(&quot;Area&quot;; [.A129])); ISNUMBER(FIND(&quot;ID&quot;; [.A12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30]);COM.MICROSOFT.CONCAT(['Offered modules from TUM online (Master)'.A$5:.A$150]))); ISNUMBER(FIND(&quot;Area&quot;; [.A130])); ISNUMBER(FIND(&quot;ID&quot;; [.A13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37" xlink:type="simple">IN2064 </text:a> </text:p>
          </table:table-cell>
          <table:table-cell table:style-name="ce4"/>
          <table:table-cell table:style-name="ce5" office:value-type="string" calcext:value-type="string">
            <text:p>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31]);COM.MICROSOFT.CONCAT(['Offered modules from TUM online (Master)'.A$5:.A$150]))); ISNUMBER(FIND(&quot;Area&quot;; [.A131])); ISNUMBER(FIND(&quot;ID&quot;; [.A13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Computer Architecture, Computer Networks and Distributed Systems" (RRV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32]);COM.MICROSOFT.CONCAT(['Offered modules from TUM online (Master)'.A$5:.A$150]))); ISNUMBER(FIND(&quot;Area&quot;; [.A132])); ISNUMBER(FIND(&quot;ID&quot;; [.A13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33]);COM.MICROSOFT.CONCAT(['Offered modules from TUM online (Master)'.A$5:.A$150]))); ISNUMBER(FIND(&quot;Area&quot;; [.A133])); ISNUMBER(FIND(&quot;ID&quot;; [.A13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98135" xlink:type="simple">IN3450 </text:a> </text:p>
          </table:table-cell>
          <table:table-cell table:style-name="ce4"/>
          <table:table-cell table:style-name="ce5" office:value-type="string" calcext:value-type="string">
            <text:p>Selected Topics in Computer Architecture, Computer Networks and Distributed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4]);COM.MICROSOFT.CONCAT(['Offered modules from TUM online (Master)'.A$5:.A$150]))); ISNUMBER(FIND(&quot;Area&quot;; [.A134])); ISNUMBER(FIND(&quot;ID&quot;; [.A13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656" xlink:type="simple">IN2073 </text:a> </text:p>
          </table:table-cell>
          <table:table-cell table:style-name="ce4"/>
          <table:table-cell table:style-name="ce5" office:value-type="string" calcext:value-type="string">
            <text:p>Cloud Compu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5]);COM.MICROSOFT.CONCAT(['Offered modules from TUM online (Master)'.A$5:.A$150]))); ISNUMBER(FIND(&quot;Area&quot;; [.A135])); ISNUMBER(FIND(&quot;ID&quot;; [.A13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50616" xlink:type="simple">IN2324 </text:a> </text:p>
          </table:table-cell>
          <table:table-cell table:style-name="ce4"/>
          <table:table-cell table:style-name="ce5" office:value-type="string" calcext:value-type="string">
            <text:p>Connected Mobility Bas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6]);COM.MICROSOFT.CONCAT(['Offered modules from TUM online (Master)'.A$5:.A$150]))); ISNUMBER(FIND(&quot;Area&quot;; [.A136])); ISNUMBER(FIND(&quot;ID&quot;; [.A13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57591" xlink:type="simple">IN2280 </text:a> </text:p>
          </table:table-cell>
          <table:table-cell table:style-name="ce4"/>
          <table:table-cell table:style-name="ce5" office:value-type="string" calcext:value-type="string">
            <text:p>Energy Informatics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7]);COM.MICROSOFT.CONCAT(['Offered modules from TUM online (Master)'.A$5:.A$150]))); ISNUMBER(FIND(&quot;Area&quot;; [.A137])); ISNUMBER(FIND(&quot;ID&quot;; [.A1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743552" xlink:type="simple">EI70630 </text:a> </text:p>
          </table:table-cell>
          <table:table-cell table:style-name="ce4"/>
          <table:table-cell table:style-name="ce5" office:value-type="string" calcext:value-type="string">
            <text:p>HW/SW Codesig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38]);COM.MICROSOFT.CONCAT(['Offered modules from TUM online (Master)'.A$5:.A$150]))); ISNUMBER(FIND(&quot;Area&quot;; [.A138])); ISNUMBER(FIND(&quot;ID&quot;; [.A138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816258" xlink:type="simple">IN2380 </text:a> </text:p>
          </table:table-cell>
          <table:table-cell table:style-name="ce4"/>
          <table:table-cell table:style-name="ce5" office:value-type="string" calcext:value-type="string">
            <text:p>Internet Operations: Protocols, Applications, and User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9]);COM.MICROSOFT.CONCAT(['Offered modules from TUM online (Master)'.A$5:.A$150]))); ISNUMBER(FIND(&quot;Area&quot;; [.A139])); ISNUMBER(FIND(&quot;ID&quot;; [.A1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60544" xlink:type="simple">IN2097 </text:a> </text:p>
          </table:table-cell>
          <table:table-cell table:style-name="ce4"/>
          <table:table-cell table:style-name="ce5" office:value-type="string" calcext:value-type="string">
            <text:p>Advanced Computer Network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0]);COM.MICROSOFT.CONCAT(['Offered modules from TUM online (Master)'.A$5:.A$150]))); ISNUMBER(FIND(&quot;Area&quot;; [.A140])); ISNUMBER(FIND(&quot;ID&quot;; [.A14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60548" xlink:type="simple">IN2098 </text:a> </text:p>
          </table:table-cell>
          <table:table-cell table:style-name="ce4"/>
          <table:table-cell table:style-name="ce5" office:value-type="string" calcext:value-type="string">
            <text:p>Mobile Distributed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1]);COM.MICROSOFT.CONCAT(['Offered modules from TUM online (Master)'.A$5:.A$150]))); ISNUMBER(FIND(&quot;Area&quot;; [.A141])); ISNUMBER(FIND(&quot;ID&quot;; [.A14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70916" xlink:type="simple">IN2315 </text:a> </text:p>
          </table:table-cell>
          <table:table-cell table:style-name="ce4"/>
          <table:table-cell table:style-name="ce5" office:value-type="string" calcext:value-type="string">
            <text:p>Network Cod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42]);COM.MICROSOFT.CONCAT(['Offered modules from TUM online (Master)'.A$5:.A$150]))); ISNUMBER(FIND(&quot;Area&quot;; [.A142])); ISNUMBER(FIND(&quot;ID&quot;; [.A14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92" xlink:type="simple">IN2099 </text:a> </text:p>
          </table:table-cell>
          <table:table-cell table:style-name="ce4"/>
          <table:table-cell table:style-name="ce5" office:value-type="string" calcext:value-type="string">
            <text:p>Network and System Management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3]);COM.MICROSOFT.CONCAT(['Offered modules from TUM online (Master)'.A$5:.A$150]))); ISNUMBER(FIND(&quot;Area&quot;; [.A143])); ISNUMBER(FIND(&quot;ID&quot;; [.A14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826031" xlink:type="simple">IN2333 </text:a> </text:p>
          </table:table-cell>
          <table:table-cell table:style-name="ce4"/>
          <table:table-cell table:style-name="ce5" office:value-type="string" calcext:value-type="string">
            <text:p>Protocol Desig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4]);COM.MICROSOFT.CONCAT(['Offered modules from TUM online (Master)'.A$5:.A$150]))); ISNUMBER(FIND(&quot;Area&quot;; [.A144])); ISNUMBER(FIND(&quot;ID&quot;; [.A14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670" xlink:type="simple">IN2075 </text:a> </text:p>
          </table:table-cell>
          <table:table-cell table:style-name="ce4"/>
          <table:table-cell table:style-name="ce5" office:value-type="string" calcext:value-type="string">
            <text:p>Microprocessor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5]);COM.MICROSOFT.CONCAT(['Offered modules from TUM online (Master)'.A$5:.A$150]))); ISNUMBER(FIND(&quot;Area&quot;; [.A145])); ISNUMBER(FIND(&quot;ID&quot;; [.A14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672" xlink:type="simple">IN2076 </text:a> </text:p>
          </table:table-cell>
          <table:table-cell table:style-name="ce4"/>
          <table:table-cell table:style-name="ce5" office:value-type="string" calcext:value-type="string">
            <text:p>Advanced Computer Architectur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6]);COM.MICROSOFT.CONCAT(['Offered modules from TUM online (Master)'.A$5:.A$150]))); ISNUMBER(FIND(&quot;Area&quot;; [.A146])); ISNUMBER(FIND(&quot;ID&quot;; [.A14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56837" xlink:type="simple">IN2259 </text:a> </text:p>
          </table:table-cell>
          <table:table-cell table:style-name="ce4"/>
          <table:table-cell table:style-name="ce5" office:value-type="string" calcext:value-type="string">
            <text:p>Distributed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7]);COM.MICROSOFT.CONCAT(['Offered modules from TUM online (Master)'.A$5:.A$150]))); ISNUMBER(FIND(&quot;Area&quot;; [.A147])); ISNUMBER(FIND(&quot;ID&quot;; [.A14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7032" xlink:type="simple">IN2125 </text:a> </text:p>
          </table:table-cell>
          <table:table-cell table:style-name="ce4"/>
          <table:table-cell table:style-name="ce5" office:value-type="string" calcext:value-type="string">
            <text:p>Virtualization Techniqu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48]);COM.MICROSOFT.CONCAT(['Offered modules from TUM online (Master)'.A$5:.A$150]))); ISNUMBER(FIND(&quot;Area&quot;; [.A148])); ISNUMBER(FIND(&quot;ID&quot;; [.A14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Robotics" (ROB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49]);COM.MICROSOFT.CONCAT(['Offered modules from TUM online (Master)'.A$5:.A$150]))); ISNUMBER(FIND(&quot;Area&quot;; [.A149])); ISNUMBER(FIND(&quot;ID&quot;; [.A14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50]);COM.MICROSOFT.CONCAT(['Offered modules from TUM online (Master)'.A$5:.A$150]))); ISNUMBER(FIND(&quot;Area&quot;; [.A150])); ISNUMBER(FIND(&quot;ID&quot;; [.A15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734236" xlink:type="simple">IN2376 </text:a> </text:p>
          </table:table-cell>
          <table:table-cell table:style-name="ce4"/>
          <table:table-cell table:style-name="ce5" office:value-type="string" calcext:value-type="string">
            <text:p>Advanced Robot Control and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1]);COM.MICROSOFT.CONCAT(['Offered modules from TUM online (Master)'.A$5:.A$150]))); ISNUMBER(FIND(&quot;Area&quot;; [.A151])); ISNUMBER(FIND(&quot;ID&quot;; [.A15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392538" xlink:type="simple">IN2352 </text:a> </text:p>
          </table:table-cell>
          <table:table-cell table:style-name="ce4"/>
          <table:table-cell table:style-name="ce5" office:value-type="string" calcext:value-type="string">
            <text:p>Applied Bio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S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2]);COM.MICROSOFT.CONCAT(['Offered modules from TUM online (Master)'.A$5:.A$150]))); ISNUMBER(FIND(&quot;Area&quot;; [.A152])); ISNUMBER(FIND(&quot;ID&quot;; [.A15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38" xlink:type="simple">IN3460 </text:a> </text:p>
          </table:table-cell>
          <table:table-cell table:style-name="ce4"/>
          <table:table-cell table:style-name="ce5" office:value-type="string" calcext:value-type="string">
            <text:p>Selected Topics in Robotic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3]);COM.MICROSOFT.CONCAT(['Offered modules from TUM online (Master)'.A$5:.A$150]))); ISNUMBER(FIND(&quot;Area&quot;; [.A153])); ISNUMBER(FIND(&quot;ID&quot;; [.A15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446290" xlink:type="simple">IN2356 </text:a> </text:p>
          </table:table-cell>
          <table:table-cell table:style-name="ce4"/>
          <table:table-cell table:style-name="ce5" office:value-type="string" calcext:value-type="string">
            <text:p>Autonomous Driv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4]);COM.MICROSOFT.CONCAT(['Offered modules from TUM online (Master)'.A$5:.A$150]))); ISNUMBER(FIND(&quot;Area&quot;; [.A154])); ISNUMBER(FIND(&quot;ID&quot;; [.A15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126210" xlink:type="simple">IN2318 </text:a> </text:p>
          </table:table-cell>
          <table:table-cell table:style-name="ce4"/>
          <table:table-cell table:style-name="ce5" office:value-type="string" calcext:value-type="string">
            <text:p>Autonomous Navigation for Flying Robot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5]);COM.MICROSOFT.CONCAT(['Offered modules from TUM online (Master)'.A$5:.A$150]))); ISNUMBER(FIND(&quot;Area&quot;; [.A155])); ISNUMBER(FIND(&quot;ID&quot;; [.A15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3874" xlink:type="simple">IN2138 </text:a> </text:p>
          </table:table-cell>
          <table:table-cell table:style-name="ce4"/>
          <table:table-cell table:style-name="ce5" office:value-type="string" calcext:value-type="string">
            <text:p>Robot Motion Plan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56]);COM.MICROSOFT.CONCAT(['Offered modules from TUM online (Master)'.A$5:.A$150]))); ISNUMBER(FIND(&quot;Area&quot;; [.A156])); ISNUMBER(FIND(&quot;ID&quot;; [.A156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977331" xlink:type="simple">IN2305 </text:a> </text:p>
          </table:table-cell>
          <table:table-cell table:style-name="ce4"/>
          <table:table-cell table:style-name="ce5" office:value-type="string" calcext:value-type="string">
            <text:p>Cyber-Physical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7]);COM.MICROSOFT.CONCAT(['Offered modules from TUM online (Master)'.A$5:.A$150]))); ISNUMBER(FIND(&quot;Area&quot;; [.A157])); ISNUMBER(FIND(&quot;ID&quot;; [.A15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091" xlink:type="simple">IN2060 </text:a> </text:p>
          </table:table-cell>
          <table:table-cell table:style-name="ce4"/>
          <table:table-cell table:style-name="ce5" office:value-type="string" calcext:value-type="string">
            <text:p>Real-Time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8]);COM.MICROSOFT.CONCAT(['Offered modules from TUM online (Master)'.A$5:.A$150]))); ISNUMBER(FIND(&quot;Area&quot;; [.A158])); ISNUMBER(FIND(&quot;ID&quot;; [.A15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531" xlink:type="simple">IN2061 </text:a> </text:p>
          </table:table-cell>
          <table:table-cell table:style-name="ce4"/>
          <table:table-cell table:style-name="ce5" office:value-type="string" calcext:value-type="string">
            <text:p>Introduction to digital signal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3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9]);COM.MICROSOFT.CONCAT(['Offered modules from TUM online (Master)'.A$5:.A$150]))); ISNUMBER(FIND(&quot;Area&quot;; [.A159])); ISNUMBER(FIND(&quot;ID&quot;; [.A15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533" xlink:type="simple">IN2062 </text:a> </text:p>
          </table:table-cell>
          <table:table-cell table:style-name="ce4"/>
          <table:table-cell table:style-name="ce5" office:value-type="string" calcext:value-type="string">
            <text:p>Techniques in Artificial Intelligenc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0]);COM.MICROSOFT.CONCAT(['Offered modules from TUM online (Master)'.A$5:.A$150]))); ISNUMBER(FIND(&quot;Area&quot;; [.A160])); ISNUMBER(FIND(&quot;ID&quot;; [.A16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7482" xlink:type="simple">IN2222 </text:a> </text:p>
          </table:table-cell>
          <table:table-cell table:style-name="ce4"/>
          <table:table-cell table:style-name="ce5" office:value-type="string" calcext:value-type="string">
            <text:p>Cognitiv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1]);COM.MICROSOFT.CONCAT(['Offered modules from TUM online (Master)'.A$5:.A$150]))); ISNUMBER(FIND(&quot;Area&quot;; [.A161])); ISNUMBER(FIND(&quot;ID&quot;; [.A16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624241" xlink:type="simple">MW2411 </text:a> </text:p>
          </table:table-cell>
          <table:table-cell table:style-name="ce4"/>
          <table:table-cell table:style-name="ce5" office:value-type="string" calcext:value-type="string">
            <text:p>Concepts and Software Design for Cyber-Physical Systems </text:p>
          </table:table-cell>
          <table:table-cell table:style-name="ce5" office:value-type="string" calcext:value-type="string">
            <text:p>WS/SS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2]);COM.MICROSOFT.CONCAT(['Offered modules from TUM online (Master)'.A$5:.A$150]))); ISNUMBER(FIND(&quot;Area&quot;; [.A162])); ISNUMBER(FIND(&quot;ID&quot;; [.A16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3018441" xlink:type="simple">IN2405 </text:a> </text:p>
          </table:table-cell>
          <table:table-cell table:style-name="ce4"/>
          <table:table-cell table:style-name="ce5" office:value-type="string" calcext:value-type="string">
            <text:p>Neuroprosthetics: Artificial Limb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3]);COM.MICROSOFT.CONCAT(['Offered modules from TUM online (Master)'.A$5:.A$150]))); ISNUMBER(FIND(&quot;Area&quot;; [.A163])); ISNUMBER(FIND(&quot;ID&quot;; [.A16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264" xlink:type="simple">IN2308 </text:a> </text:p>
          </table:table-cell>
          <table:table-cell table:style-name="ce4"/>
          <table:table-cell table:style-name="ce5" office:value-type="string" calcext:value-type="string">
            <text:p>Robot Programming and Control for Human Interac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4]);COM.MICROSOFT.CONCAT(['Offered modules from TUM online (Master)'.A$5:.A$150]))); ISNUMBER(FIND(&quot;Area&quot;; [.A164])); ISNUMBER(FIND(&quot;ID&quot;; [.A16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359" xlink:type="simple">IN2067 </text:a> </text:p>
          </table:table-cell>
          <table:table-cell table:style-name="ce4"/>
          <table:table-cell table:style-name="ce5" office:value-type="string" calcext:value-type="string">
            <text:p>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5]);COM.MICROSOFT.CONCAT(['Offered modules from TUM online (Master)'.A$5:.A$150]))); ISNUMBER(FIND(&quot;Area&quot;; [.A165])); ISNUMBER(FIND(&quot;ID&quot;; [.A16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61771" xlink:type="simple">IN2068 </text:a> </text:p>
          </table:table-cell>
          <table:table-cell table:style-name="ce4"/>
          <table:table-cell table:style-name="ce5" office:value-type="string" calcext:value-type="string">
            <text:p>Sensor-based Robotic Manipulation and Locomo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6]);COM.MICROSOFT.CONCAT(['Offered modules from TUM online (Master)'.A$5:.A$150]))); ISNUMBER(FIND(&quot;Area&quot;; [.A166])); ISNUMBER(FIND(&quot;ID&quot;; [.A16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76903" xlink:type="simple">IN2071 </text:a> </text:p>
          </table:table-cell>
          <table:table-cell table:style-name="ce4"/>
          <table:table-cell table:style-name="ce5" office:value-type="string" calcext:value-type="string">
            <text:p>Knowledge-based Systems for Industrial Application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67]);COM.MICROSOFT.CONCAT(['Offered modules from TUM online (Master)'.A$5:.A$150]))); ISNUMBER(FIND(&quot;Area&quot;; [.A167])); ISNUMBER(FIND(&quot;ID&quot;; [.A16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Security and Privacy" (SP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68]);COM.MICROSOFT.CONCAT(['Offered modules from TUM online (Master)'.A$5:.A$150]))); ISNUMBER(FIND(&quot;Area&quot;; [.A168])); ISNUMBER(FIND(&quot;ID&quot;; [.A16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 table:style-name="ce20"/>
          <table:table-cell table:style-name="ce9" table:formula="of:=OR(ISNUMBER(FIND(TRIM([.A169]);COM.MICROSOFT.CONCAT(['Offered modules from TUM online (Master)'.A$5:.A$150]))); ISNUMBER(FIND(&quot;Area&quot;; [.A169])); ISNUMBER(FIND(&quot;ID&quot;; [.A169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42" xlink:type="simple">IN3470 </text:a> </text:p>
          </table:table-cell>
          <table:table-cell table:style-name="ce4"/>
          <table:table-cell table:style-name="ce5" office:value-type="string" calcext:value-type="string">
            <text:p>Selected Topics in Security and Privacy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0]);COM.MICROSOFT.CONCAT(['Offered modules from TUM online (Master)'.A$5:.A$150]))); ISNUMBER(FIND(&quot;Area&quot;; [.A170])); ISNUMBER(FIND(&quot;ID&quot;; [.A17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264715" xlink:type="simple">IN2341 </text:a> </text:p>
          </table:table-cell>
          <table:table-cell table:style-name="ce4"/>
          <table:table-cell table:style-name="ce5" office:value-type="string" calcext:value-type="string">
            <text:p>Current Trends in IT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1]);COM.MICROSOFT.CONCAT(['Offered modules from TUM online (Master)'.A$5:.A$150]))); ISNUMBER(FIND(&quot;Area&quot;; [.A171])); ISNUMBER(FIND(&quot;ID&quot;; [.A17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69" xlink:type="simple">IN2209 </text:a> </text:p>
          </table:table-cell>
          <table:table-cell table:style-name="ce4"/>
          <table:table-cell table:style-name="ce5" office:value-type="string" calcext:value-type="string">
            <text:p>IT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1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2]);COM.MICROSOFT.CONCAT(['Offered modules from TUM online (Master)'.A$5:.A$150]))); ISNUMBER(FIND(&quot;Area&quot;; [.A172])); ISNUMBER(FIND(&quot;ID&quot;; [.A17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87463" xlink:type="simple">IN2197 </text:a> </text:p>
          </table:table-cell>
          <table:table-cell table:style-name="ce4"/>
          <table:table-cell table:style-name="ce5" office:value-type="string" calcext:value-type="string">
            <text:p>Cryptograph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73]);COM.MICROSOFT.CONCAT(['Offered modules from TUM online (Master)'.A$5:.A$150]))); ISNUMBER(FIND(&quot;Area&quot;; [.A173])); ISNUMBER(FIND(&quot;ID&quot;; [.A17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996" xlink:type="simple">IN2101 </text:a> </text:p>
          </table:table-cell>
          <table:table-cell table:style-name="ce4"/>
          <table:table-cell table:style-name="ce5" office:value-type="string" calcext:value-type="string">
            <text:p>Network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4]);COM.MICROSOFT.CONCAT(['Offered modules from TUM online (Master)'.A$5:.A$150]))); ISNUMBER(FIND(&quot;Area&quot;; [.A174])); ISNUMBER(FIND(&quot;ID&quot;; [.A17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8249" xlink:type="simple">IN2161 </text:a> </text:p>
          </table:table-cell>
          <table:table-cell table:style-name="ce4"/>
          <table:table-cell table:style-name="ce5" office:value-type="string" calcext:value-type="string">
            <text:p>Networks for Monetary Transaction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5]);COM.MICROSOFT.CONCAT(['Offered modules from TUM online (Master)'.A$5:.A$150]))); ISNUMBER(FIND(&quot;Area&quot;; [.A175])); ISNUMBER(FIND(&quot;ID&quot;; [.A17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7459" xlink:type="simple">IN2194 </text:a> </text:p>
          </table:table-cell>
          <table:table-cell table:style-name="ce4"/>
          <table:table-cell table:style-name="ce5" office:value-type="string" calcext:value-type="string">
            <text:p>Peer-to-Peer-Systems and Secur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6]);COM.MICROSOFT.CONCAT(['Offered modules from TUM online (Master)'.A$5:.A$150]))); ISNUMBER(FIND(&quot;Area&quot;; [.A176])); ISNUMBER(FIND(&quot;ID&quot;; [.A17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20200" xlink:type="simple">IN2313 </text:a> </text:p>
          </table:table-cell>
          <table:table-cell table:style-name="ce4"/>
          <table:table-cell table:style-name="ce5" office:value-type="string" calcext:value-type="string">
            <text:p>Secure Cod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7]);COM.MICROSOFT.CONCAT(['Offered modules from TUM online (Master)'.A$5:.A$150]))); ISNUMBER(FIND(&quot;Area&quot;; [.A177])); ISNUMBER(FIND(&quot;ID&quot;; [.A17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60596" xlink:type="simple">IN2178 </text:a> </text:p>
          </table:table-cell>
          <table:table-cell table:style-name="ce4"/>
          <table:table-cell table:style-name="ce5" office:value-type="string" calcext:value-type="string">
            <text:p>Security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8]);COM.MICROSOFT.CONCAT(['Offered modules from TUM online (Master)'.A$5:.A$150]))); ISNUMBER(FIND(&quot;Area&quot;; [.A178])); ISNUMBER(FIND(&quot;ID&quot;; [.A17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87461" xlink:type="simple">IN2196 </text:a> </text:p>
          </table:table-cell>
          <table:table-cell table:style-name="ce4"/>
          <table:table-cell table:style-name="ce5" office:value-type="string" calcext:value-type="string">
            <text:p>Secure mobil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9]);COM.MICROSOFT.CONCAT(['Offered modules from TUM online (Master)'.A$5:.A$150]))); ISNUMBER(FIND(&quot;Area&quot;; [.A179])); ISNUMBER(FIND(&quot;ID&quot;; [.A17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536250" xlink:type="simple">IN2362 </text:a> </text:p>
          </table:table-cell>
          <table:table-cell table:style-name="ce4"/>
          <table:table-cell table:style-name="ce5" office:value-type="string" calcext:value-type="string">
            <text:p>Language-based Security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80]);COM.MICROSOFT.CONCAT(['Offered modules from TUM online (Master)'.A$5:.A$150]))); ISNUMBER(FIND(&quot;Area&quot;; [.A180])); ISNUMBER(FIND(&quot;ID&quot;; [.A18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of the Area "Scientific Computing and High Performance Computing" (HPC)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181]);COM.MICROSOFT.CONCAT(['Offered modules from TUM online (Master)'.A$5:.A$150]))); ISNUMBER(FIND(&quot;Area&quot;; [.A181])); ISNUMBER(FIND(&quot;ID&quot;; [.A18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82]);COM.MICROSOFT.CONCAT(['Offered modules from TUM online (Master)'.A$5:.A$150]))); ISNUMBER(FIND(&quot;Area&quot;; [.A182])); ISNUMBER(FIND(&quot;ID&quot;; [.A18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33663" xlink:type="simple">IN2345 </text:a> </text:p>
          </table:table-cell>
          <table:table-cell table:style-name="ce4"/>
          <table:table-cell table:style-name="ce5" office:value-type="string" calcext:value-type="string">
            <text:p>Algorithms for Uncertainty Quantificatio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3]);COM.MICROSOFT.CONCAT(['Offered modules from TUM online (Master)'.A$5:.A$150]))); ISNUMBER(FIND(&quot;Area&quot;; [.A183])); ISNUMBER(FIND(&quot;ID&quot;; [.A18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46" xlink:type="simple">IN2001 </text:a> </text:p>
          </table:table-cell>
          <table:table-cell table:style-name="ce4"/>
          <table:table-cell table:style-name="ce5" office:value-type="string" calcext:value-type="string">
            <text:p>Algorithms for Scientific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4]);COM.MICROSOFT.CONCAT(['Offered modules from TUM online (Master)'.A$5:.A$150]))); ISNUMBER(FIND(&quot;Area&quot;; [.A184])); ISNUMBER(FIND(&quot;ID&quot;; [.A18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48" xlink:type="simple">IN2002 </text:a> </text:p>
          </table:table-cell>
          <table:table-cell table:style-name="ce4"/>
          <table:table-cell table:style-name="ce5" office:value-type="string" calcext:value-type="string">
            <text:p>Algorithms for Scientific Computing II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 table:style-name="ce20"/>
          <table:table-cell table:style-name="ce9" table:formula="of:=OR(ISNUMBER(FIND(TRIM([.A185]);COM.MICROSOFT.CONCAT(['Offered modules from TUM online (Master)'.A$5:.A$150]))); ISNUMBER(FIND(&quot;Area&quot;; [.A185])); ISNUMBER(FIND(&quot;ID&quot;; [.A185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498144" xlink:type="simple">IN3480 </text:a> </text:p>
          </table:table-cell>
          <table:table-cell table:style-name="ce4"/>
          <table:table-cell table:style-name="ce5" office:value-type="string" calcext:value-type="string">
            <text:p>Selected Topics in Scientific Computing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86]);COM.MICROSOFT.CONCAT(['Offered modules from TUM online (Master)'.A$5:.A$150]))); ISNUMBER(FIND(&quot;Area&quot;; [.A186])); ISNUMBER(FIND(&quot;ID&quot;; [.A18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816255" xlink:type="simple">IN2381 </text:a> </text:p>
          </table:table-cell>
          <table:table-cell table:style-name="ce4"/>
          <table:table-cell table:style-name="ce5" office:value-type="string" calcext:value-type="string">
            <text:p>Introduction to Quantum Compu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7]);COM.MICROSOFT.CONCAT(['Offered modules from TUM online (Master)'.A$5:.A$150]))); ISNUMBER(FIND(&quot;Area&quot;; [.A187])); ISNUMBER(FIND(&quot;ID&quot;; [.A18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981021" xlink:type="simple">IN2400 </text:a> </text:p>
          </table:table-cell>
          <table:table-cell table:style-name="ce4"/>
          <table:table-cell table:style-name="ce5" office:value-type="string" calcext:value-type="string">
            <text:p>Advanced Concepts of Quantum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8]);COM.MICROSOFT.CONCAT(['Offered modules from TUM online (Master)'.A$5:.A$150]))); ISNUMBER(FIND(&quot;Area&quot;; [.A188])); ISNUMBER(FIND(&quot;ID&quot;; [.A18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705979" xlink:type="simple">IN2252 </text:a> </text:p>
          </table:table-cell>
          <table:table-cell table:style-name="ce4"/>
          <table:table-cell table:style-name="ce5" office:value-type="string" calcext:value-type="string">
            <text:p>High Performance Computing  Algorithms and Application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9]);COM.MICROSOFT.CONCAT(['Offered modules from TUM online (Master)'.A$5:.A$150]))); ISNUMBER(FIND(&quot;Area&quot;; [.A189])); ISNUMBER(FIND(&quot;ID&quot;; [.A18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8316" xlink:type="simple">IN2013 </text:a> </text:p>
          </table:table-cell>
          <table:table-cell table:style-name="ce4"/>
          <table:table-cell table:style-name="ce5" office:value-type="string" calcext:value-type="string">
            <text:p>High Performance Computing - Programming Paradigms and Scalabil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0]);COM.MICROSOFT.CONCAT(['Offered modules from TUM online (Master)'.A$5:.A$150]))); ISNUMBER(FIND(&quot;Area&quot;; [.A190])); ISNUMBER(FIND(&quot;ID&quot;; [.A19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62" xlink:type="simple">IN2010 </text:a> </text:p>
          </table:table-cell>
          <table:table-cell table:style-name="ce4"/>
          <table:table-cell table:style-name="ce5" office:value-type="string" calcext:value-type="string">
            <text:p>Modelling and Simula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1]);COM.MICROSOFT.CONCAT(['Offered modules from TUM online (Master)'.A$5:.A$150]))); ISNUMBER(FIND(&quot;Area&quot;; [.A191])); ISNUMBER(FIND(&quot;ID&quot;; [.A19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6366" xlink:type="simple">IN2012 </text:a> </text:p>
          </table:table-cell>
          <table:table-cell table:style-name="ce4"/>
          <table:table-cell table:style-name="ce5" office:value-type="string" calcext:value-type="string">
            <text:p>Parallel Numer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2]);COM.MICROSOFT.CONCAT(['Offered modules from TUM online (Master)'.A$5:.A$150]))); ISNUMBER(FIND(&quot;Area&quot;; [.A192])); ISNUMBER(FIND(&quot;ID&quot;; [.A19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60581" xlink:type="simple">IN2310 </text:a> </text:p>
          </table:table-cell>
          <table:table-cell table:style-name="ce4"/>
          <table:table-cell table:style-name="ce5" office:value-type="string" calcext:value-type="string">
            <text:p>Parallel Program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3]);COM.MICROSOFT.CONCAT(['Offered modules from TUM online (Master)'.A$5:.A$150]))); ISNUMBER(FIND(&quot;Area&quot;; [.A193])); ISNUMBER(FIND(&quot;ID&quot;; [.A19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507004" xlink:type="simple">IN2365 </text:a> </text:p>
          </table:table-cell>
          <table:table-cell table:style-name="ce4"/>
          <table:table-cell table:style-name="ce5" office:value-type="string" calcext:value-type="string">
            <text:p>Parallel Programming System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4]);COM.MICROSOFT.CONCAT(['Offered modules from TUM online (Master)'.A$5:.A$150]))); ISNUMBER(FIND(&quot;Area&quot;; [.A194])); ISNUMBER(FIND(&quot;ID&quot;; [.A19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7062" xlink:type="simple">IN2147 </text:a> </text:p>
          </table:table-cell>
          <table:table-cell table:style-name="ce4"/>
          <table:table-cell table:style-name="ce5" office:value-type="string" calcext:value-type="string">
            <text:p>Parallel Programm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5]);COM.MICROSOFT.CONCAT(['Offered modules from TUM online (Master)'.A$5:.A$150]))); ISNUMBER(FIND(&quot;Area&quot;; [.A195])); ISNUMBER(FIND(&quot;ID&quot;; [.A19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977334" xlink:type="simple">IN2306 </text:a> </text:p>
          </table:table-cell>
          <table:table-cell table:style-name="ce4"/>
          <table:table-cell table:style-name="ce5" office:value-type="string" calcext:value-type="string">
            <text:p>Scientific Computing in Circuit Simula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6]);COM.MICROSOFT.CONCAT(['Offered modules from TUM online (Master)'.A$5:.A$150]))); ISNUMBER(FIND(&quot;Area&quot;; [.A196])); ISNUMBER(FIND(&quot;ID&quot;; [.A19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1060610" xlink:type="simple">IN2311 </text:a> </text:p>
          </table:table-cell>
          <table:table-cell table:style-name="ce4"/>
          <table:table-cell table:style-name="ce5" office:value-type="string" calcext:value-type="string">
            <text:p>Turbulent Flow Simulation on HPC-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7]);COM.MICROSOFT.CONCAT(['Offered modules from TUM online (Master)'.A$5:.A$150]))); ISNUMBER(FIND(&quot;Area&quot;; [.A197])); ISNUMBER(FIND(&quot;ID&quot;; [.A19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2809143" xlink:type="simple">IN2388 </text:a> </text:p>
          </table:table-cell>
          <table:table-cell table:style-name="ce4"/>
          <table:table-cell table:style-name="ce5" office:value-type="string" calcext:value-type="string">
            <text:p>Tensor Network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8]);COM.MICROSOFT.CONCAT(['Offered modules from TUM online (Master)'.A$5:.A$150]))); ISNUMBER(FIND(&quot;Area&quot;; [.A198])); ISNUMBER(FIND(&quot;ID&quot;; [.A19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2809326" xlink:type="simple">IN2387 </text:a> </text:p>
          </table:table-cell>
          <table:table-cell table:style-name="ce4"/>
          <table:table-cell table:style-name="ce5" office:value-type="string" calcext:value-type="string">
            <text:p>Time Integration and Differential Equation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 table:style-name="ce20"/>
          <table:table-cell table:style-name="ce9" table:formula="of:=OR(ISNUMBER(FIND(TRIM([.A199]);COM.MICROSOFT.CONCAT(['Offered modules from TUM online (Master)'.A$5:.A$150]))); ISNUMBER(FIND(&quot;Area&quot;; [.A199])); ISNUMBER(FIND(&quot;ID&quot;; [.A199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7">
          <table:table-cell table:style-name="ce1" office:value-type="string" calcext:value-type="string" table:number-columns-spanned="8" table:number-rows-spanned="1">
            <text:p>Elective Modules not Assigned to any Area: 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table:formula="of:=OR(ISNUMBER(FIND(TRIM([.A200]);COM.MICROSOFT.CONCAT(['Offered modules from TUM online (Master)'.A$5:.A$150]))); ISNUMBER(FIND(&quot;Area&quot;; [.A200])); ISNUMBER(FIND(&quot;ID&quot;; [.A20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201]);COM.MICROSOFT.CONCAT(['Offered modules from TUM online (Master)'.A$5:.A$150]))); ISNUMBER(FIND(&quot;Area&quot;; [.A201])); ISNUMBER(FIND(&quot;ID&quot;; [.A20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style-name="ce5" office:value-type="string" calcext:value-type="string">
            <text:p><text:a xlink:href="https://campus.tum.de/tumonline/WBMODHB.wbShowMHBReadOnly?pKnotenNr=457024" xlink:type="simple">IN2119 </text:a> </text:p>
          </table:table-cell>
          <table:table-cell table:style-name="ce4"/>
          <table:table-cell table:style-name="ce5" office:value-type="string" calcext:value-type="string">
            <text:p>User Modeling and Recommender System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2]);COM.MICROSOFT.CONCAT(['Offered modules from TUM online (Master)'.A$5:.A$150]))); ISNUMBER(FIND(&quot;Area&quot;; [.A202])); ISNUMBER(FIND(&quot;ID&quot;; [.A20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73857" xlink:type="simple">IN2111 </text:a> </text:p>
          </table:table-cell>
          <table:table-cell table:style-name="ce4"/>
          <table:table-cell table:style-name="ce5" office:value-type="string" calcext:value-type="string">
            <text:p>3D User Interfac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3]);COM.MICROSOFT.CONCAT(['Offered modules from TUM online (Master)'.A$5:.A$150]))); ISNUMBER(FIND(&quot;Area&quot;; [.A203])); ISNUMBER(FIND(&quot;ID&quot;; [.A20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456372" xlink:type="simple">IN2018 </text:a> </text:p>
          </table:table-cell>
          <table:table-cell table:style-name="ce4"/>
          <table:table-cell table:style-name="ce5" office:value-type="string" calcext:value-type="string">
            <text:p>Augmented Real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4]);COM.MICROSOFT.CONCAT(['Offered modules from TUM online (Master)'.A$5:.A$150]))); ISNUMBER(FIND(&quot;Area&quot;; [.A204])); ISNUMBER(FIND(&quot;ID&quot;; [.A20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style-name="ce5" office:value-type="string" calcext:value-type="string">
            <text:p><text:a xlink:href="https://campus.tum.de/tumonline/WBMODHB.wbShowMHBReadOnly?pKnotenNr=1350593" xlink:type="simple">IN2348 </text:a> </text:p>
          </table:table-cell>
          <table:table-cell table:style-name="ce4"/>
          <table:table-cell table:style-name="ce5" office:value-type="string" calcext:value-type="string">
            <text:p>Lecture Series: What is digitalization?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5]);COM.MICROSOFT.CONCAT(['Offered modules from TUM online (Master)'.A$5:.A$150]))); ISNUMBER(FIND(&quot;Area&quot;; [.A205])); ISNUMBER(FIND(&quot;ID&quot;; [.A20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>
          <table:table-cell table:style-name="ce5" office:value-type="string" calcext:value-type="string">
            <text:p><text:a xlink:href="https://campus.tum.de/tumonline/WBMODHB.wbShowMHBReadOnly?pKnotenNr=654521" xlink:type="simple">IN2241 </text:a> </text:p>
          </table:table-cell>
          <table:table-cell table:style-name="ce4"/>
          <table:table-cell table:style-name="ce5" office:value-type="string" calcext:value-type="string">
            <text:p>Social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6]);COM.MICROSOFT.CONCAT(['Offered modules from TUM online (Master)'.A$5:.A$150]))); ISNUMBER(FIND(&quot;Area&quot;; [.A206])); ISNUMBER(FIND(&quot;ID&quot;; [.A20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>
          <table:table-cell table:style-name="ce5" office:value-type="string" calcext:value-type="string">
            <text:p><text:a xlink:href="https://campus.tum.de/tumonline/WBMODHB.wbShowMHBReadOnly?pKnotenNr=460540" xlink:type="simple">IN2093 </text:a> </text:p>
          </table:table-cell>
          <table:table-cell table:style-name="ce4"/>
          <table:table-cell table:style-name="ce5" office:value-type="string" calcext:value-type="string">
            <text:p>eLearning - Techniques and Infrastruct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/EN </text:p>
          </table:table-cell>
          <table:table-cell table:style-name="ce4"/>
          <table:table-cell/>
          <table:table-cell table:style-name="ce9" table:formula="of:=OR(ISNUMBER(FIND(TRIM([.A207]);COM.MICROSOFT.CONCAT(['Offered modules from TUM online (Master)'.A$5:.A$150]))); ISNUMBER(FIND(&quot;Area&quot;; [.A207])); ISNUMBER(FIND(&quot;ID&quot;; [.A20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08]);COM.MICROSOFT.CONCAT(['Offered modules from TUM online (Master)'.A$5:.A$150]))); ISNUMBER(FIND(&quot;Area&quot;; [.A208])); ISNUMBER(FIND(&quot;ID&quot;; [.A20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9" table:visibility="filter">
          <table:table-cell table:number-columns-repeated="9"/>
          <table:table-cell table:style-name="ce9" table:formula="of:=OR(ISNUMBER(FIND(TRIM([.A209]);COM.MICROSOFT.CONCAT(['Offered modules from TUM online (Master)'.A$5:.A$150]))); ISNUMBER(FIND(&quot;Area&quot;; [.A209])); ISNUMBER(FIND(&quot;ID&quot;; [.A20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0]);COM.MICROSOFT.CONCAT(['Offered modules from TUM online (Master)'.A$5:.A$150]))); ISNUMBER(FIND(&quot;Area&quot;; [.A210])); ISNUMBER(FIND(&quot;ID&quot;; [.A21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1]);COM.MICROSOFT.CONCAT(['Offered modules from TUM online (Master)'.A$5:.A$150]))); ISNUMBER(FIND(&quot;Area&quot;; [.A211])); ISNUMBER(FIND(&quot;ID&quot;; [.A21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2]);COM.MICROSOFT.CONCAT(['Offered modules from TUM online (Master)'.A$5:.A$150]))); ISNUMBER(FIND(&quot;Area&quot;; [.A212])); ISNUMBER(FIND(&quot;ID&quot;; [.A21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3]);COM.MICROSOFT.CONCAT(['Offered modules from TUM online (Master)'.A$5:.A$150]))); ISNUMBER(FIND(&quot;Area&quot;; [.A213])); ISNUMBER(FIND(&quot;ID&quot;; [.A21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4]);COM.MICROSOFT.CONCAT(['Offered modules from TUM online (Master)'.A$5:.A$150]))); ISNUMBER(FIND(&quot;Area&quot;; [.A214])); ISNUMBER(FIND(&quot;ID&quot;; [.A2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5]);COM.MICROSOFT.CONCAT(['Offered modules from TUM online (Master)'.A$5:.A$150]))); ISNUMBER(FIND(&quot;Area&quot;; [.A215])); ISNUMBER(FIND(&quot;ID&quot;; [.A21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6]);COM.MICROSOFT.CONCAT(['Offered modules from TUM online (Master)'.A$5:.A$150]))); ISNUMBER(FIND(&quot;Area&quot;; [.A216])); ISNUMBER(FIND(&quot;ID&quot;; [.A21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7]);COM.MICROSOFT.CONCAT(['Offered modules from TUM online (Master)'.A$5:.A$150]))); ISNUMBER(FIND(&quot;Area&quot;; [.A217])); ISNUMBER(FIND(&quot;ID&quot;; [.A21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8]);COM.MICROSOFT.CONCAT(['Offered modules from TUM online (Master)'.A$5:.A$150]))); ISNUMBER(FIND(&quot;Area&quot;; [.A218])); ISNUMBER(FIND(&quot;ID&quot;; [.A21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19]);COM.MICROSOFT.CONCAT(['Offered modules from TUM online (Master)'.A$5:.A$150]))); ISNUMBER(FIND(&quot;Area&quot;; [.A219])); ISNUMBER(FIND(&quot;ID&quot;; [.A21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0]);COM.MICROSOFT.CONCAT(['Offered modules from TUM online (Master)'.A$5:.A$150]))); ISNUMBER(FIND(&quot;Area&quot;; [.A220])); ISNUMBER(FIND(&quot;ID&quot;; [.A22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1]);COM.MICROSOFT.CONCAT(['Offered modules from TUM online (Master)'.A$5:.A$150]))); ISNUMBER(FIND(&quot;Area&quot;; [.A221])); ISNUMBER(FIND(&quot;ID&quot;; [.A22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2]);COM.MICROSOFT.CONCAT(['Offered modules from TUM online (Master)'.A$5:.A$150]))); ISNUMBER(FIND(&quot;Area&quot;; [.A222])); ISNUMBER(FIND(&quot;ID&quot;; [.A22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3]);COM.MICROSOFT.CONCAT(['Offered modules from TUM online (Master)'.A$5:.A$150]))); ISNUMBER(FIND(&quot;Area&quot;; [.A223])); ISNUMBER(FIND(&quot;ID&quot;; [.A22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4]);COM.MICROSOFT.CONCAT(['Offered modules from TUM online (Master)'.A$5:.A$150]))); ISNUMBER(FIND(&quot;Area&quot;; [.A224])); ISNUMBER(FIND(&quot;ID&quot;; [.A22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5]);COM.MICROSOFT.CONCAT(['Offered modules from TUM online (Master)'.A$5:.A$150]))); ISNUMBER(FIND(&quot;Area&quot;; [.A225])); ISNUMBER(FIND(&quot;ID&quot;; [.A22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6]);COM.MICROSOFT.CONCAT(['Offered modules from TUM online (Master)'.A$5:.A$150]))); ISNUMBER(FIND(&quot;Area&quot;; [.A226])); ISNUMBER(FIND(&quot;ID&quot;; [.A22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7]);COM.MICROSOFT.CONCAT(['Offered modules from TUM online (Master)'.A$5:.A$150]))); ISNUMBER(FIND(&quot;Area&quot;; [.A227])); ISNUMBER(FIND(&quot;ID&quot;; [.A22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8]);COM.MICROSOFT.CONCAT(['Offered modules from TUM online (Master)'.A$5:.A$150]))); ISNUMBER(FIND(&quot;Area&quot;; [.A228])); ISNUMBER(FIND(&quot;ID&quot;; [.A22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29]);COM.MICROSOFT.CONCAT(['Offered modules from TUM online (Master)'.A$5:.A$150]))); ISNUMBER(FIND(&quot;Area&quot;; [.A229])); ISNUMBER(FIND(&quot;ID&quot;; [.A22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0]);COM.MICROSOFT.CONCAT(['Offered modules from TUM online (Master)'.A$5:.A$150]))); ISNUMBER(FIND(&quot;Area&quot;; [.A230])); ISNUMBER(FIND(&quot;ID&quot;; [.A23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1]);COM.MICROSOFT.CONCAT(['Offered modules from TUM online (Master)'.A$5:.A$150]))); ISNUMBER(FIND(&quot;Area&quot;; [.A231])); ISNUMBER(FIND(&quot;ID&quot;; [.A23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2]);COM.MICROSOFT.CONCAT(['Offered modules from TUM online (Master)'.A$5:.A$150]))); ISNUMBER(FIND(&quot;Area&quot;; [.A232])); ISNUMBER(FIND(&quot;ID&quot;; [.A23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3]);COM.MICROSOFT.CONCAT(['Offered modules from TUM online (Master)'.A$5:.A$150]))); ISNUMBER(FIND(&quot;Area&quot;; [.A233])); ISNUMBER(FIND(&quot;ID&quot;; [.A23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4]);COM.MICROSOFT.CONCAT(['Offered modules from TUM online (Master)'.A$5:.A$150]))); ISNUMBER(FIND(&quot;Area&quot;; [.A234])); ISNUMBER(FIND(&quot;ID&quot;; [.A23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5]);COM.MICROSOFT.CONCAT(['Offered modules from TUM online (Master)'.A$5:.A$150]))); ISNUMBER(FIND(&quot;Area&quot;; [.A235])); ISNUMBER(FIND(&quot;ID&quot;; [.A23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6]);COM.MICROSOFT.CONCAT(['Offered modules from TUM online (Master)'.A$5:.A$150]))); ISNUMBER(FIND(&quot;Area&quot;; [.A236])); ISNUMBER(FIND(&quot;ID&quot;; [.A23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7]);COM.MICROSOFT.CONCAT(['Offered modules from TUM online (Master)'.A$5:.A$150]))); ISNUMBER(FIND(&quot;Area&quot;; [.A237])); ISNUMBER(FIND(&quot;ID&quot;; [.A2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8]);COM.MICROSOFT.CONCAT(['Offered modules from TUM online (Master)'.A$5:.A$150]))); ISNUMBER(FIND(&quot;Area&quot;; [.A238])); ISNUMBER(FIND(&quot;ID&quot;; [.A23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39]);COM.MICROSOFT.CONCAT(['Offered modules from TUM online (Master)'.A$5:.A$150]))); ISNUMBER(FIND(&quot;Area&quot;; [.A239])); ISNUMBER(FIND(&quot;ID&quot;; [.A2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0]);COM.MICROSOFT.CONCAT(['Offered modules from TUM online (Master)'.A$5:.A$150]))); ISNUMBER(FIND(&quot;Area&quot;; [.A240])); ISNUMBER(FIND(&quot;ID&quot;; [.A24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1]);COM.MICROSOFT.CONCAT(['Offered modules from TUM online (Master)'.A$5:.A$150]))); ISNUMBER(FIND(&quot;Area&quot;; [.A241])); ISNUMBER(FIND(&quot;ID&quot;; [.A24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2]);COM.MICROSOFT.CONCAT(['Offered modules from TUM online (Master)'.A$5:.A$150]))); ISNUMBER(FIND(&quot;Area&quot;; [.A242])); ISNUMBER(FIND(&quot;ID&quot;; [.A24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3]);COM.MICROSOFT.CONCAT(['Offered modules from TUM online (Master)'.A$5:.A$150]))); ISNUMBER(FIND(&quot;Area&quot;; [.A243])); ISNUMBER(FIND(&quot;ID&quot;; [.A24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4]);COM.MICROSOFT.CONCAT(['Offered modules from TUM online (Master)'.A$5:.A$150]))); ISNUMBER(FIND(&quot;Area&quot;; [.A244])); ISNUMBER(FIND(&quot;ID&quot;; [.A24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5]);COM.MICROSOFT.CONCAT(['Offered modules from TUM online (Master)'.A$5:.A$150]))); ISNUMBER(FIND(&quot;Area&quot;; [.A245])); ISNUMBER(FIND(&quot;ID&quot;; [.A24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6]);COM.MICROSOFT.CONCAT(['Offered modules from TUM online (Master)'.A$5:.A$150]))); ISNUMBER(FIND(&quot;Area&quot;; [.A246])); ISNUMBER(FIND(&quot;ID&quot;; [.A24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7]);COM.MICROSOFT.CONCAT(['Offered modules from TUM online (Master)'.A$5:.A$150]))); ISNUMBER(FIND(&quot;Area&quot;; [.A247])); ISNUMBER(FIND(&quot;ID&quot;; [.A24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8]);COM.MICROSOFT.CONCAT(['Offered modules from TUM online (Master)'.A$5:.A$150]))); ISNUMBER(FIND(&quot;Area&quot;; [.A248])); ISNUMBER(FIND(&quot;ID&quot;; [.A24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 table:visibility="filter">
          <table:table-cell table:number-columns-repeated="9"/>
          <table:table-cell table:style-name="ce9" table:formula="of:=OR(ISNUMBER(FIND(TRIM([.A249]);COM.MICROSOFT.CONCAT(['Offered modules from TUM online (Master)'.A$5:.A$150]))); ISNUMBER(FIND(&quot;Area&quot;; [.A249])); ISNUMBER(FIND(&quot;ID&quot;; [.A24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0]);COM.MICROSOFT.CONCAT(['Offered modules from TUM online (Master)'.A$5:.A$150]))); ISNUMBER(FIND(&quot;Area&quot;; [.A250])); ISNUMBER(FIND(&quot;ID&quot;; [.A25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1]);COM.MICROSOFT.CONCAT(['Offered modules from TUM online (Master)'.A$5:.A$150]))); ISNUMBER(FIND(&quot;Area&quot;; [.A251])); ISNUMBER(FIND(&quot;ID&quot;; [.A25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2]);COM.MICROSOFT.CONCAT(['Offered modules from TUM online (Master)'.A$5:.A$150]))); ISNUMBER(FIND(&quot;Area&quot;; [.A252])); ISNUMBER(FIND(&quot;ID&quot;; [.A25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3]);COM.MICROSOFT.CONCAT(['Offered modules from TUM online (Master)'.A$5:.A$150]))); ISNUMBER(FIND(&quot;Area&quot;; [.A253])); ISNUMBER(FIND(&quot;ID&quot;; [.A25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4]);COM.MICROSOFT.CONCAT(['Offered modules from TUM online (Master)'.A$5:.A$150]))); ISNUMBER(FIND(&quot;Area&quot;; [.A254])); ISNUMBER(FIND(&quot;ID&quot;; [.A25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5]);COM.MICROSOFT.CONCAT(['Offered modules from TUM online (Master)'.A$5:.A$150]))); ISNUMBER(FIND(&quot;Area&quot;; [.A255])); ISNUMBER(FIND(&quot;ID&quot;; [.A25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6]);COM.MICROSOFT.CONCAT(['Offered modules from TUM online (Master)'.A$5:.A$150]))); ISNUMBER(FIND(&quot;Area&quot;; [.A256])); ISNUMBER(FIND(&quot;ID&quot;; [.A25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7]);COM.MICROSOFT.CONCAT(['Offered modules from TUM online (Master)'.A$5:.A$150]))); ISNUMBER(FIND(&quot;Area&quot;; [.A257])); ISNUMBER(FIND(&quot;ID&quot;; [.A25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8]);COM.MICROSOFT.CONCAT(['Offered modules from TUM online (Master)'.A$5:.A$150]))); ISNUMBER(FIND(&quot;Area&quot;; [.A258])); ISNUMBER(FIND(&quot;ID&quot;; [.A25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59]);COM.MICROSOFT.CONCAT(['Offered modules from TUM online (Master)'.A$5:.A$150]))); ISNUMBER(FIND(&quot;Area&quot;; [.A259])); ISNUMBER(FIND(&quot;ID&quot;; [.A25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0]);COM.MICROSOFT.CONCAT(['Offered modules from TUM online (Master)'.A$5:.A$150]))); ISNUMBER(FIND(&quot;Area&quot;; [.A260])); ISNUMBER(FIND(&quot;ID&quot;; [.A26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1]);COM.MICROSOFT.CONCAT(['Offered modules from TUM online (Master)'.A$5:.A$150]))); ISNUMBER(FIND(&quot;Area&quot;; [.A261])); ISNUMBER(FIND(&quot;ID&quot;; [.A26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2]);COM.MICROSOFT.CONCAT(['Offered modules from TUM online (Master)'.A$5:.A$150]))); ISNUMBER(FIND(&quot;Area&quot;; [.A262])); ISNUMBER(FIND(&quot;ID&quot;; [.A26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3]);COM.MICROSOFT.CONCAT(['Offered modules from TUM online (Master)'.A$5:.A$150]))); ISNUMBER(FIND(&quot;Area&quot;; [.A263])); ISNUMBER(FIND(&quot;ID&quot;; [.A26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4]);COM.MICROSOFT.CONCAT(['Offered modules from TUM online (Master)'.A$5:.A$150]))); ISNUMBER(FIND(&quot;Area&quot;; [.A264])); ISNUMBER(FIND(&quot;ID&quot;; [.A26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5]);COM.MICROSOFT.CONCAT(['Offered modules from TUM online (Master)'.A$5:.A$150]))); ISNUMBER(FIND(&quot;Area&quot;; [.A265])); ISNUMBER(FIND(&quot;ID&quot;; [.A26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6]);COM.MICROSOFT.CONCAT(['Offered modules from TUM online (Master)'.A$5:.A$150]))); ISNUMBER(FIND(&quot;Area&quot;; [.A266])); ISNUMBER(FIND(&quot;ID&quot;; [.A26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7]);COM.MICROSOFT.CONCAT(['Offered modules from TUM online (Master)'.A$5:.A$150]))); ISNUMBER(FIND(&quot;Area&quot;; [.A267])); ISNUMBER(FIND(&quot;ID&quot;; [.A26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8]);COM.MICROSOFT.CONCAT(['Offered modules from TUM online (Master)'.A$5:.A$150]))); ISNUMBER(FIND(&quot;Area&quot;; [.A268])); ISNUMBER(FIND(&quot;ID&quot;; [.A26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69]);COM.MICROSOFT.CONCAT(['Offered modules from TUM online (Master)'.A$5:.A$150]))); ISNUMBER(FIND(&quot;Area&quot;; [.A269])); ISNUMBER(FIND(&quot;ID&quot;; [.A26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0]);COM.MICROSOFT.CONCAT(['Offered modules from TUM online (Master)'.A$5:.A$150]))); ISNUMBER(FIND(&quot;Area&quot;; [.A270])); ISNUMBER(FIND(&quot;ID&quot;; [.A27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0" table:visibility="filter">
          <table:table-cell table:number-columns-repeated="9"/>
          <table:table-cell table:style-name="ce9" table:formula="of:=OR(ISNUMBER(FIND(TRIM([.A271]);COM.MICROSOFT.CONCAT(['Offered modules from TUM online (Master)'.A$5:.A$150]))); ISNUMBER(FIND(&quot;Area&quot;; [.A271])); ISNUMBER(FIND(&quot;ID&quot;; [.A27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2]);COM.MICROSOFT.CONCAT(['Offered modules from TUM online (Master)'.A$5:.A$150]))); ISNUMBER(FIND(&quot;Area&quot;; [.A272])); ISNUMBER(FIND(&quot;ID&quot;; [.A27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3]);COM.MICROSOFT.CONCAT(['Offered modules from TUM online (Master)'.A$5:.A$150]))); ISNUMBER(FIND(&quot;Area&quot;; [.A273])); ISNUMBER(FIND(&quot;ID&quot;; [.A27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4]);COM.MICROSOFT.CONCAT(['Offered modules from TUM online (Master)'.A$5:.A$150]))); ISNUMBER(FIND(&quot;Area&quot;; [.A274])); ISNUMBER(FIND(&quot;ID&quot;; [.A27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5]);COM.MICROSOFT.CONCAT(['Offered modules from TUM online (Master)'.A$5:.A$150]))); ISNUMBER(FIND(&quot;Area&quot;; [.A275])); ISNUMBER(FIND(&quot;ID&quot;; [.A27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6]);COM.MICROSOFT.CONCAT(['Offered modules from TUM online (Master)'.A$5:.A$150]))); ISNUMBER(FIND(&quot;Area&quot;; [.A276])); ISNUMBER(FIND(&quot;ID&quot;; [.A27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7]);COM.MICROSOFT.CONCAT(['Offered modules from TUM online (Master)'.A$5:.A$150]))); ISNUMBER(FIND(&quot;Area&quot;; [.A277])); ISNUMBER(FIND(&quot;ID&quot;; [.A27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8]);COM.MICROSOFT.CONCAT(['Offered modules from TUM online (Master)'.A$5:.A$150]))); ISNUMBER(FIND(&quot;Area&quot;; [.A278])); ISNUMBER(FIND(&quot;ID&quot;; [.A27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79]);COM.MICROSOFT.CONCAT(['Offered modules from TUM online (Master)'.A$5:.A$150]))); ISNUMBER(FIND(&quot;Area&quot;; [.A279])); ISNUMBER(FIND(&quot;ID&quot;; [.A27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0]);COM.MICROSOFT.CONCAT(['Offered modules from TUM online (Master)'.A$5:.A$150]))); ISNUMBER(FIND(&quot;Area&quot;; [.A280])); ISNUMBER(FIND(&quot;ID&quot;; [.A28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1]);COM.MICROSOFT.CONCAT(['Offered modules from TUM online (Master)'.A$5:.A$150]))); ISNUMBER(FIND(&quot;Area&quot;; [.A281])); ISNUMBER(FIND(&quot;ID&quot;; [.A28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2]);COM.MICROSOFT.CONCAT(['Offered modules from TUM online (Master)'.A$5:.A$150]))); ISNUMBER(FIND(&quot;Area&quot;; [.A282])); ISNUMBER(FIND(&quot;ID&quot;; [.A28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3]);COM.MICROSOFT.CONCAT(['Offered modules from TUM online (Master)'.A$5:.A$150]))); ISNUMBER(FIND(&quot;Area&quot;; [.A283])); ISNUMBER(FIND(&quot;ID&quot;; [.A28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4]);COM.MICROSOFT.CONCAT(['Offered modules from TUM online (Master)'.A$5:.A$150]))); ISNUMBER(FIND(&quot;Area&quot;; [.A284])); ISNUMBER(FIND(&quot;ID&quot;; [.A28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5]);COM.MICROSOFT.CONCAT(['Offered modules from TUM online (Master)'.A$5:.A$150]))); ISNUMBER(FIND(&quot;Area&quot;; [.A285])); ISNUMBER(FIND(&quot;ID&quot;; [.A28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6]);COM.MICROSOFT.CONCAT(['Offered modules from TUM online (Master)'.A$5:.A$150]))); ISNUMBER(FIND(&quot;Area&quot;; [.A286])); ISNUMBER(FIND(&quot;ID&quot;; [.A28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7]);COM.MICROSOFT.CONCAT(['Offered modules from TUM online (Master)'.A$5:.A$150]))); ISNUMBER(FIND(&quot;Area&quot;; [.A287])); ISNUMBER(FIND(&quot;ID&quot;; [.A28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8]);COM.MICROSOFT.CONCAT(['Offered modules from TUM online (Master)'.A$5:.A$150]))); ISNUMBER(FIND(&quot;Area&quot;; [.A288])); ISNUMBER(FIND(&quot;ID&quot;; [.A28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89]);COM.MICROSOFT.CONCAT(['Offered modules from TUM online (Master)'.A$5:.A$150]))); ISNUMBER(FIND(&quot;Area&quot;; [.A289])); ISNUMBER(FIND(&quot;ID&quot;; [.A28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0]);COM.MICROSOFT.CONCAT(['Offered modules from TUM online (Master)'.A$5:.A$150]))); ISNUMBER(FIND(&quot;Area&quot;; [.A290])); ISNUMBER(FIND(&quot;ID&quot;; [.A290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1]);COM.MICROSOFT.CONCAT(['Offered modules from TUM online (Master)'.A$5:.A$150]))); ISNUMBER(FIND(&quot;Area&quot;; [.A291])); ISNUMBER(FIND(&quot;ID&quot;; [.A291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2]);COM.MICROSOFT.CONCAT(['Offered modules from TUM online (Master)'.A$5:.A$150]))); ISNUMBER(FIND(&quot;Area&quot;; [.A292])); ISNUMBER(FIND(&quot;ID&quot;; [.A292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3]);COM.MICROSOFT.CONCAT(['Offered modules from TUM online (Master)'.A$5:.A$150]))); ISNUMBER(FIND(&quot;Area&quot;; [.A293])); ISNUMBER(FIND(&quot;ID&quot;; [.A293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4]);COM.MICROSOFT.CONCAT(['Offered modules from TUM online (Master)'.A$5:.A$150]))); ISNUMBER(FIND(&quot;Area&quot;; [.A294])); ISNUMBER(FIND(&quot;ID&quot;; [.A29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5]);COM.MICROSOFT.CONCAT(['Offered modules from TUM online (Master)'.A$5:.A$150]))); ISNUMBER(FIND(&quot;Area&quot;; [.A295])); ISNUMBER(FIND(&quot;ID&quot;; [.A295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6]);COM.MICROSOFT.CONCAT(['Offered modules from TUM online (Master)'.A$5:.A$150]))); ISNUMBER(FIND(&quot;Area&quot;; [.A296])); ISNUMBER(FIND(&quot;ID&quot;; [.A296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7]);COM.MICROSOFT.CONCAT(['Offered modules from TUM online (Master)'.A$5:.A$150]))); ISNUMBER(FIND(&quot;Area&quot;; [.A297])); ISNUMBER(FIND(&quot;ID&quot;; [.A297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8]);COM.MICROSOFT.CONCAT(['Offered modules from TUM online (Master)'.A$5:.A$150]))); ISNUMBER(FIND(&quot;Area&quot;; [.A298])); ISNUMBER(FIND(&quot;ID&quot;; [.A298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number-columns-repeated="9"/>
          <table:table-cell table:style-name="ce9" table:formula="of:=OR(ISNUMBER(FIND(TRIM([.A299]);COM.MICROSOFT.CONCAT(['Offered modules from TUM online (Master)'.A$5:.A$150]))); ISNUMBER(FIND(&quot;Area&quot;; [.A299])); ISNUMBER(FIND(&quot;ID&quot;; [.A299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11">
          <table:table-cell table:style-name="ce1" office:value-type="string" calcext:value-type="string" table:number-columns-spanned="8" table:number-rows-spanned="1">
            <text:p>IN Master Informatics Modules present in TUMonline, but not yet mentioned above:</text:p>
          </table:table-cell>
          <table:covered-table-cell/>
          <table:covered-table-cell table:style-name="ce23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5]; [$'Offered modules from TUM online (Master)'.A5]; &quot;&quot;)" office:value-type="string" office:string-value="IN0003" calcext:value-type="string">
            <text:p>IN0003</text:p>
          </table:table-cell>
          <table:table-cell/>
          <table:table-cell table:style-name="Default" table:formula="of:=IF(([$'Offered modules from TUM online (Master)'.C5]); [$'Offered modules from TUM online (Master)'.B5]; &quot;&quot;)" office:value-type="string" office:string-value="Functional Programming and Verification" calcext:value-type="string">
            <text:p>Functional Programming and Verification</text:p>
          </table:table-cell>
          <table:table-cell table:number-columns-repeated="6"/>
          <table:table-cell table:style-name="ce9" table:formula="of:=[$'Offered modules from TUM online (Master)'.C5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6]; [$'Offered modules from TUM online (Master)'.A6]; &quot;&quot;)" office:value-type="string" office:string-value="IN0006" calcext:value-type="string">
            <text:p>IN0006</text:p>
          </table:table-cell>
          <table:table-cell/>
          <table:table-cell table:style-name="Default" table:formula="of:=IF([$'Offered modules from TUM online (Master)'.C6]; [$'Offered modules from TUM online (Master)'.B6]; &quot;&quot;)" office:value-type="string" office:string-value="Introduction to Software Engineering" calcext:value-type="string">
            <text:p>Introduction to Software Engineering</text:p>
          </table:table-cell>
          <table:table-cell table:number-columns-repeated="6"/>
          <table:table-cell table:style-name="ce9" table:formula="of:=[$'Offered modules from TUM online (Master)'.C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7]; [$'Offered modules from TUM online (Master)'.A7]; &quot;&quot;)" office:value-type="string" office:string-value="IN0007" calcext:value-type="string">
            <text:p>IN0007</text:p>
          </table:table-cell>
          <table:table-cell/>
          <table:table-cell table:style-name="Default" table:formula="of:=IF([$'Offered modules from TUM online (Master)'.C7]; [$'Offered modules from TUM online (Master)'.B7]; &quot;&quot;)" office:value-type="string" office:string-value="Fundamentals of Algorithms and Data Structures" calcext:value-type="string">
            <text:p>Fundamentals of Algorithms and Data Structures</text:p>
          </table:table-cell>
          <table:table-cell table:number-columns-repeated="6"/>
          <table:table-cell table:style-name="ce9" table:formula="of:=[$'Offered modules from TUM online (Master)'.C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8]; [$'Offered modules from TUM online (Master)'.A8]; &quot;&quot;)" office:value-type="string" office:string-value="IN0010" calcext:value-type="string">
            <text:p>IN0010</text:p>
          </table:table-cell>
          <table:table-cell/>
          <table:table-cell table:style-name="Default" table:formula="of:=IF([$'Offered modules from TUM online (Master)'.C8]; [$'Offered modules from TUM online (Master)'.B8]; &quot;&quot;)" office:value-type="string" office:string-value="Introduction to Computer Networking and Distributed Systems" calcext:value-type="string">
            <text:p>Introduction to Computer Networking and Distributed Systems</text:p>
          </table:table-cell>
          <table:table-cell table:number-columns-repeated="6"/>
          <table:table-cell table:style-name="ce9" table:formula="of:=[$'Offered modules from TUM online (Master)'.C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9]; [$'Offered modules from TUM online (Master)'.A9]; &quot;&quot;)" office:value-type="string" office:string-value="IN0011" calcext:value-type="string">
            <text:p>IN0011</text:p>
          </table:table-cell>
          <table:table-cell/>
          <table:table-cell table:style-name="Default" table:formula="of:=IF([$'Offered modules from TUM online (Master)'.C9]; [$'Offered modules from TUM online (Master)'.B9]; &quot;&quot;)" office:value-type="string" office:string-value="Introduction to Theory of Computation" calcext:value-type="string">
            <text:p>Introduction to Theory of Computation</text:p>
          </table:table-cell>
          <table:table-cell table:number-columns-repeated="6"/>
          <table:table-cell table:style-name="ce9" table:formula="of:=[$'Offered modules from TUM online (Master)'.C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10]; [$'Offered modules from TUM online (Master)'.A10]; &quot;&quot;)" office:value-type="string" office:string-value="IN0018" calcext:value-type="string">
            <text:p>IN0018</text:p>
          </table:table-cell>
          <table:table-cell/>
          <table:table-cell table:style-name="Default" table:formula="of:=IF([$'Offered modules from TUM online (Master)'.C10]; [$'Offered modules from TUM online (Master)'.B10]; &quot;&quot;)" office:value-type="string" office:string-value="Discrete Probability Theory" calcext:value-type="string">
            <text:p>Discrete Probability Theory</text:p>
          </table:table-cell>
          <table:table-cell table:number-columns-repeated="6"/>
          <table:table-cell table:style-name="ce9" table:formula="of:=[$'Offered modules from TUM online (Master)'.C1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11]; [$'Offered modules from TUM online (Master)'.A11]; &quot;&quot;)" office:value-type="string" office:string-value="IN0019" calcext:value-type="string">
            <text:p>IN0019</text:p>
          </table:table-cell>
          <table:table-cell/>
          <table:table-cell table:style-name="Default" table:formula="of:=IF([$'Offered modules from TUM online (Master)'.C11]; [$'Offered modules from TUM online (Master)'.B11]; &quot;&quot;)" office:value-type="string" office:string-value="Numerical Programming" calcext:value-type="string">
            <text:p>Numerical Programming</text:p>
          </table:table-cell>
          <table:table-cell table:number-columns-repeated="6"/>
          <table:table-cell table:style-name="ce9" table:formula="of:=[$'Offered modules from TUM online (Master)'.C11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2]; [$'Offered modules from TUM online (Master)'.A12]; &quot;&quot;)">
            <text:p/>
          </table:table-cell>
          <table:table-cell/>
          <table:table-cell table:style-name="Default" table:formula="of:=IF([$'Offered modules from TUM online (Master)'.C12]; [$'Offered modules from TUM online (Master)'.B12]; &quot;&quot;)">
            <text:p/>
          </table:table-cell>
          <table:table-cell table:number-columns-repeated="6"/>
          <table:table-cell table:style-name="ce9" table:formula="of:=[$'Offered modules from TUM online (Master)'.C1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3]; [$'Offered modules from TUM online (Master)'.A13]; &quot;&quot;)">
            <text:p/>
          </table:table-cell>
          <table:table-cell/>
          <table:table-cell table:style-name="Default" table:formula="of:=IF([$'Offered modules from TUM online (Master)'.C13]; [$'Offered modules from TUM online (Master)'.B13]; &quot;&quot;)">
            <text:p/>
          </table:table-cell>
          <table:table-cell table:number-columns-repeated="6"/>
          <table:table-cell table:style-name="ce9" table:formula="of:=[$'Offered modules from TUM online (Master)'.C1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4]; [$'Offered modules from TUM online (Master)'.A14]; &quot;&quot;)">
            <text:p/>
          </table:table-cell>
          <table:table-cell/>
          <table:table-cell table:style-name="Default" table:formula="of:=IF([$'Offered modules from TUM online (Master)'.C14]; [$'Offered modules from TUM online (Master)'.B14]; &quot;&quot;)">
            <text:p/>
          </table:table-cell>
          <table:table-cell table:number-columns-repeated="6"/>
          <table:table-cell table:style-name="ce9" table:formula="of:=[$'Offered modules from TUM online (Master)'.C1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5]; [$'Offered modules from TUM online (Master)'.A15]; &quot;&quot;)">
            <text:p/>
          </table:table-cell>
          <table:table-cell/>
          <table:table-cell table:style-name="Default" table:formula="of:=IF([$'Offered modules from TUM online (Master)'.C15]; [$'Offered modules from TUM online (Master)'.B15]; &quot;&quot;)">
            <text:p/>
          </table:table-cell>
          <table:table-cell table:number-columns-repeated="6"/>
          <table:table-cell table:style-name="ce9" table:formula="of:=[$'Offered modules from TUM online (Master)'.C1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6]; [$'Offered modules from TUM online (Master)'.A16]; &quot;&quot;)">
            <text:p/>
          </table:table-cell>
          <table:table-cell/>
          <table:table-cell table:style-name="Default" table:formula="of:=IF([$'Offered modules from TUM online (Master)'.C16]; [$'Offered modules from TUM online (Master)'.B16]; &quot;&quot;)">
            <text:p/>
          </table:table-cell>
          <table:table-cell table:number-columns-repeated="6"/>
          <table:table-cell table:style-name="ce9" table:formula="of:=[$'Offered modules from TUM online (Master)'.C1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7]; [$'Offered modules from TUM online (Master)'.A17]; &quot;&quot;)">
            <text:p/>
          </table:table-cell>
          <table:table-cell/>
          <table:table-cell table:style-name="Default" table:formula="of:=IF([$'Offered modules from TUM online (Master)'.C17]; [$'Offered modules from TUM online (Master)'.B17]; &quot;&quot;)">
            <text:p/>
          </table:table-cell>
          <table:table-cell table:number-columns-repeated="6"/>
          <table:table-cell table:style-name="ce9" table:formula="of:=[$'Offered modules from TUM online (Master)'.C1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8]; [$'Offered modules from TUM online (Master)'.A18]; &quot;&quot;)">
            <text:p/>
          </table:table-cell>
          <table:table-cell/>
          <table:table-cell table:style-name="Default" table:formula="of:=IF([$'Offered modules from TUM online (Master)'.C18]; [$'Offered modules from TUM online (Master)'.B18]; &quot;&quot;)">
            <text:p/>
          </table:table-cell>
          <table:table-cell table:number-columns-repeated="6"/>
          <table:table-cell table:style-name="ce9" table:formula="of:=[$'Offered modules from TUM online (Master)'.C1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9]; [$'Offered modules from TUM online (Master)'.A19]; &quot;&quot;)">
            <text:p/>
          </table:table-cell>
          <table:table-cell/>
          <table:table-cell table:style-name="Default" table:formula="of:=IF([$'Offered modules from TUM online (Master)'.C19]; [$'Offered modules from TUM online (Master)'.B19]; &quot;&quot;)">
            <text:p/>
          </table:table-cell>
          <table:table-cell table:number-columns-repeated="6"/>
          <table:table-cell table:style-name="ce9" table:formula="of:=[$'Offered modules from TUM online (Master)'.C1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0]; [$'Offered modules from TUM online (Master)'.A20]; &quot;&quot;)">
            <text:p/>
          </table:table-cell>
          <table:table-cell/>
          <table:table-cell table:style-name="Default" table:formula="of:=IF([$'Offered modules from TUM online (Master)'.C20]; [$'Offered modules from TUM online (Master)'.B20]; &quot;&quot;)">
            <text:p/>
          </table:table-cell>
          <table:table-cell table:number-columns-repeated="6"/>
          <table:table-cell table:style-name="ce9" table:formula="of:=[$'Offered modules from TUM online (Master)'.C2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1]; [$'Offered modules from TUM online (Master)'.A21]; &quot;&quot;)">
            <text:p/>
          </table:table-cell>
          <table:table-cell/>
          <table:table-cell table:style-name="Default" table:formula="of:=IF([$'Offered modules from TUM online (Master)'.C21]; [$'Offered modules from TUM online (Master)'.B21]; &quot;&quot;)">
            <text:p/>
          </table:table-cell>
          <table:table-cell table:number-columns-repeated="6"/>
          <table:table-cell table:style-name="ce9" table:formula="of:=[$'Offered modules from TUM online (Master)'.C2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2]; [$'Offered modules from TUM online (Master)'.A22]; &quot;&quot;)">
            <text:p/>
          </table:table-cell>
          <table:table-cell/>
          <table:table-cell table:style-name="Default" table:formula="of:=IF([$'Offered modules from TUM online (Master)'.C22]; [$'Offered modules from TUM online (Master)'.B22]; &quot;&quot;)">
            <text:p/>
          </table:table-cell>
          <table:table-cell table:number-columns-repeated="6"/>
          <table:table-cell table:style-name="ce9" table:formula="of:=[$'Offered modules from TUM online (Master)'.C2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3]; [$'Offered modules from TUM online (Master)'.A23]; &quot;&quot;)">
            <text:p/>
          </table:table-cell>
          <table:table-cell/>
          <table:table-cell table:style-name="Default" table:formula="of:=IF([$'Offered modules from TUM online (Master)'.C23]; [$'Offered modules from TUM online (Master)'.B23]; &quot;&quot;)">
            <text:p/>
          </table:table-cell>
          <table:table-cell table:number-columns-repeated="6"/>
          <table:table-cell table:style-name="ce9" table:formula="of:=[$'Offered modules from TUM online (Master)'.C2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4]; [$'Offered modules from TUM online (Master)'.A24]; &quot;&quot;)">
            <text:p/>
          </table:table-cell>
          <table:table-cell/>
          <table:table-cell table:style-name="Default" table:formula="of:=IF([$'Offered modules from TUM online (Master)'.C24]; [$'Offered modules from TUM online (Master)'.B24]; &quot;&quot;)">
            <text:p/>
          </table:table-cell>
          <table:table-cell table:number-columns-repeated="6"/>
          <table:table-cell table:style-name="ce9" table:formula="of:=[$'Offered modules from TUM online (Master)'.C2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5]; [$'Offered modules from TUM online (Master)'.A25]; &quot;&quot;)">
            <text:p/>
          </table:table-cell>
          <table:table-cell/>
          <table:table-cell table:style-name="Default" table:formula="of:=IF([$'Offered modules from TUM online (Master)'.C25]; [$'Offered modules from TUM online (Master)'.B25]; &quot;&quot;)">
            <text:p/>
          </table:table-cell>
          <table:table-cell table:number-columns-repeated="6"/>
          <table:table-cell table:style-name="ce9" table:formula="of:=[$'Offered modules from TUM online (Master)'.C2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6]; [$'Offered modules from TUM online (Master)'.A26]; &quot;&quot;)">
            <text:p/>
          </table:table-cell>
          <table:table-cell/>
          <table:table-cell table:style-name="Default" table:formula="of:=IF([$'Offered modules from TUM online (Master)'.C26]; [$'Offered modules from TUM online (Master)'.B26]; &quot;&quot;)">
            <text:p/>
          </table:table-cell>
          <table:table-cell table:number-columns-repeated="6"/>
          <table:table-cell table:style-name="ce9" table:formula="of:=[$'Offered modules from TUM online (Master)'.C2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7]; [$'Offered modules from TUM online (Master)'.A27]; &quot;&quot;)">
            <text:p/>
          </table:table-cell>
          <table:table-cell/>
          <table:table-cell table:style-name="Default" table:formula="of:=IF([$'Offered modules from TUM online (Master)'.C27]; [$'Offered modules from TUM online (Master)'.B27]; &quot;&quot;)">
            <text:p/>
          </table:table-cell>
          <table:table-cell table:number-columns-repeated="6"/>
          <table:table-cell table:style-name="ce9" table:formula="of:=[$'Offered modules from TUM online (Master)'.C2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8]; [$'Offered modules from TUM online (Master)'.A28]; &quot;&quot;)">
            <text:p/>
          </table:table-cell>
          <table:table-cell/>
          <table:table-cell table:style-name="Default" table:formula="of:=IF([$'Offered modules from TUM online (Master)'.C28]; [$'Offered modules from TUM online (Master)'.B28]; &quot;&quot;)">
            <text:p/>
          </table:table-cell>
          <table:table-cell table:number-columns-repeated="6"/>
          <table:table-cell table:style-name="ce9" table:formula="of:=[$'Offered modules from TUM online (Master)'.C2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29]; [$'Offered modules from TUM online (Master)'.A29]; &quot;&quot;)">
            <text:p/>
          </table:table-cell>
          <table:table-cell/>
          <table:table-cell table:style-name="Default" table:formula="of:=IF([$'Offered modules from TUM online (Master)'.C29]; [$'Offered modules from TUM online (Master)'.B29]; &quot;&quot;)">
            <text:p/>
          </table:table-cell>
          <table:table-cell table:number-columns-repeated="6"/>
          <table:table-cell table:style-name="ce9" table:formula="of:=[$'Offered modules from TUM online (Master)'.C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0]; [$'Offered modules from TUM online (Master)'.A30]; &quot;&quot;)">
            <text:p/>
          </table:table-cell>
          <table:table-cell/>
          <table:table-cell table:style-name="Default" table:formula="of:=IF([$'Offered modules from TUM online (Master)'.C30]; [$'Offered modules from TUM online (Master)'.B30]; &quot;&quot;)">
            <text:p/>
          </table:table-cell>
          <table:table-cell table:number-columns-repeated="6"/>
          <table:table-cell table:style-name="ce9" table:formula="of:=[$'Offered modules from TUM online (Master)'.C3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1]; [$'Offered modules from TUM online (Master)'.A31]; &quot;&quot;)">
            <text:p/>
          </table:table-cell>
          <table:table-cell/>
          <table:table-cell table:style-name="Default" table:formula="of:=IF([$'Offered modules from TUM online (Master)'.C31]; [$'Offered modules from TUM online (Master)'.B31]; &quot;&quot;)">
            <text:p/>
          </table:table-cell>
          <table:table-cell table:number-columns-repeated="6"/>
          <table:table-cell table:style-name="ce9" table:formula="of:=[$'Offered modules from TUM online (Master)'.C3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2]; [$'Offered modules from TUM online (Master)'.A32]; &quot;&quot;)">
            <text:p/>
          </table:table-cell>
          <table:table-cell/>
          <table:table-cell table:style-name="Default" table:formula="of:=IF([$'Offered modules from TUM online (Master)'.C32]; [$'Offered modules from TUM online (Master)'.B32]; &quot;&quot;)">
            <text:p/>
          </table:table-cell>
          <table:table-cell table:number-columns-repeated="6"/>
          <table:table-cell table:style-name="ce9" table:formula="of:=[$'Offered modules from TUM online (Master)'.C3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3]; [$'Offered modules from TUM online (Master)'.A33]; &quot;&quot;)">
            <text:p/>
          </table:table-cell>
          <table:table-cell/>
          <table:table-cell table:style-name="Default" table:formula="of:=IF([$'Offered modules from TUM online (Master)'.C33]; [$'Offered modules from TUM online (Master)'.B33]; &quot;&quot;)">
            <text:p/>
          </table:table-cell>
          <table:table-cell table:number-columns-repeated="6"/>
          <table:table-cell table:style-name="ce9" table:formula="of:=[$'Offered modules from TUM online (Master)'.C3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4]; [$'Offered modules from TUM online (Master)'.A34]; &quot;&quot;)">
            <text:p/>
          </table:table-cell>
          <table:table-cell/>
          <table:table-cell table:style-name="Default" table:formula="of:=IF([$'Offered modules from TUM online (Master)'.C34]; [$'Offered modules from TUM online (Master)'.B34]; &quot;&quot;)">
            <text:p/>
          </table:table-cell>
          <table:table-cell table:number-columns-repeated="6"/>
          <table:table-cell table:style-name="ce9" table:formula="of:=[$'Offered modules from TUM online (Master)'.C3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5]; [$'Offered modules from TUM online (Master)'.A35]; &quot;&quot;)">
            <text:p/>
          </table:table-cell>
          <table:table-cell/>
          <table:table-cell table:style-name="Default" table:formula="of:=IF([$'Offered modules from TUM online (Master)'.C35]; [$'Offered modules from TUM online (Master)'.B35]; &quot;&quot;)">
            <text:p/>
          </table:table-cell>
          <table:table-cell table:number-columns-repeated="6"/>
          <table:table-cell table:style-name="ce9" table:formula="of:=[$'Offered modules from TUM online (Master)'.C3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6]; [$'Offered modules from TUM online (Master)'.A36]; &quot;&quot;)">
            <text:p/>
          </table:table-cell>
          <table:table-cell/>
          <table:table-cell table:style-name="Default" table:formula="of:=IF([$'Offered modules from TUM online (Master)'.C36]; [$'Offered modules from TUM online (Master)'.B36]; &quot;&quot;)">
            <text:p/>
          </table:table-cell>
          <table:table-cell table:number-columns-repeated="6"/>
          <table:table-cell table:style-name="ce9" table:formula="of:=[$'Offered modules from TUM online (Master)'.C3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7]; [$'Offered modules from TUM online (Master)'.A37]; &quot;&quot;)">
            <text:p/>
          </table:table-cell>
          <table:table-cell/>
          <table:table-cell table:style-name="Default" table:formula="of:=IF([$'Offered modules from TUM online (Master)'.C37]; [$'Offered modules from TUM online (Master)'.B37]; &quot;&quot;)">
            <text:p/>
          </table:table-cell>
          <table:table-cell table:number-columns-repeated="6"/>
          <table:table-cell table:style-name="ce9" table:formula="of:=[$'Offered modules from TUM online (Master)'.C3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8]; [$'Offered modules from TUM online (Master)'.A38]; &quot;&quot;)">
            <text:p/>
          </table:table-cell>
          <table:table-cell/>
          <table:table-cell table:style-name="Default" table:formula="of:=IF([$'Offered modules from TUM online (Master)'.C38]; [$'Offered modules from TUM online (Master)'.B38]; &quot;&quot;)">
            <text:p/>
          </table:table-cell>
          <table:table-cell table:number-columns-repeated="6"/>
          <table:table-cell table:style-name="ce9" table:formula="of:=[$'Offered modules from TUM online (Master)'.C3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39]; [$'Offered modules from TUM online (Master)'.A39]; &quot;&quot;)">
            <text:p/>
          </table:table-cell>
          <table:table-cell/>
          <table:table-cell table:style-name="Default" table:formula="of:=IF([$'Offered modules from TUM online (Master)'.C39]; [$'Offered modules from TUM online (Master)'.B39]; &quot;&quot;)">
            <text:p/>
          </table:table-cell>
          <table:table-cell table:number-columns-repeated="6"/>
          <table:table-cell table:style-name="ce9" table:formula="of:=[$'Offered modules from TUM online (Master)'.C3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0]; [$'Offered modules from TUM online (Master)'.A40]; &quot;&quot;)">
            <text:p/>
          </table:table-cell>
          <table:table-cell/>
          <table:table-cell table:style-name="Default" table:formula="of:=IF([$'Offered modules from TUM online (Master)'.C40]; [$'Offered modules from TUM online (Master)'.B40]; &quot;&quot;)">
            <text:p/>
          </table:table-cell>
          <table:table-cell table:number-columns-repeated="6"/>
          <table:table-cell table:style-name="ce9" table:formula="of:=[$'Offered modules from TUM online (Master)'.C4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1]; [$'Offered modules from TUM online (Master)'.A41]; &quot;&quot;)">
            <text:p/>
          </table:table-cell>
          <table:table-cell/>
          <table:table-cell table:style-name="Default" table:formula="of:=IF([$'Offered modules from TUM online (Master)'.C41]; [$'Offered modules from TUM online (Master)'.B41]; &quot;&quot;)">
            <text:p/>
          </table:table-cell>
          <table:table-cell table:number-columns-repeated="6"/>
          <table:table-cell table:style-name="ce9" table:formula="of:=[$'Offered modules from TUM online (Master)'.C4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2]; [$'Offered modules from TUM online (Master)'.A42]; &quot;&quot;)">
            <text:p/>
          </table:table-cell>
          <table:table-cell/>
          <table:table-cell table:style-name="Default" table:formula="of:=IF([$'Offered modules from TUM online (Master)'.C42]; [$'Offered modules from TUM online (Master)'.B42]; &quot;&quot;)">
            <text:p/>
          </table:table-cell>
          <table:table-cell table:number-columns-repeated="6"/>
          <table:table-cell table:style-name="ce9" table:formula="of:=[$'Offered modules from TUM online (Master)'.C4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3]; [$'Offered modules from TUM online (Master)'.A43]; &quot;&quot;)">
            <text:p/>
          </table:table-cell>
          <table:table-cell/>
          <table:table-cell table:style-name="Default" table:formula="of:=IF([$'Offered modules from TUM online (Master)'.C43]; [$'Offered modules from TUM online (Master)'.B43]; &quot;&quot;)">
            <text:p/>
          </table:table-cell>
          <table:table-cell table:number-columns-repeated="6"/>
          <table:table-cell table:style-name="ce9" table:formula="of:=[$'Offered modules from TUM online (Master)'.C4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4]; [$'Offered modules from TUM online (Master)'.A44]; &quot;&quot;)">
            <text:p/>
          </table:table-cell>
          <table:table-cell/>
          <table:table-cell table:style-name="Default" table:formula="of:=IF([$'Offered modules from TUM online (Master)'.C44]; [$'Offered modules from TUM online (Master)'.B44]; &quot;&quot;)">
            <text:p/>
          </table:table-cell>
          <table:table-cell table:number-columns-repeated="6"/>
          <table:table-cell table:style-name="ce9" table:formula="of:=[$'Offered modules from TUM online (Master)'.C4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5]; [$'Offered modules from TUM online (Master)'.A45]; &quot;&quot;)">
            <text:p/>
          </table:table-cell>
          <table:table-cell/>
          <table:table-cell table:style-name="Default" table:formula="of:=IF([$'Offered modules from TUM online (Master)'.C45]; [$'Offered modules from TUM online (Master)'.B45]; &quot;&quot;)">
            <text:p/>
          </table:table-cell>
          <table:table-cell table:number-columns-repeated="6"/>
          <table:table-cell table:style-name="ce9" table:formula="of:=[$'Offered modules from TUM online (Master)'.C4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6]; [$'Offered modules from TUM online (Master)'.A46]; &quot;&quot;)">
            <text:p/>
          </table:table-cell>
          <table:table-cell/>
          <table:table-cell table:style-name="Default" table:formula="of:=IF([$'Offered modules from TUM online (Master)'.C46]; [$'Offered modules from TUM online (Master)'.B46]; &quot;&quot;)">
            <text:p/>
          </table:table-cell>
          <table:table-cell table:number-columns-repeated="6"/>
          <table:table-cell table:style-name="ce9" table:formula="of:=[$'Offered modules from TUM online (Master)'.C4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7]; [$'Offered modules from TUM online (Master)'.A47]; &quot;&quot;)">
            <text:p/>
          </table:table-cell>
          <table:table-cell/>
          <table:table-cell table:style-name="Default" table:formula="of:=IF([$'Offered modules from TUM online (Master)'.C47]; [$'Offered modules from TUM online (Master)'.B47]; &quot;&quot;)">
            <text:p/>
          </table:table-cell>
          <table:table-cell table:number-columns-repeated="6"/>
          <table:table-cell table:style-name="ce9" table:formula="of:=[$'Offered modules from TUM online (Master)'.C4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8]; [$'Offered modules from TUM online (Master)'.A48]; &quot;&quot;)">
            <text:p/>
          </table:table-cell>
          <table:table-cell/>
          <table:table-cell table:style-name="Default" table:formula="of:=IF([$'Offered modules from TUM online (Master)'.C48]; [$'Offered modules from TUM online (Master)'.B48]; &quot;&quot;)">
            <text:p/>
          </table:table-cell>
          <table:table-cell table:number-columns-repeated="6"/>
          <table:table-cell table:style-name="ce9" table:formula="of:=[$'Offered modules from TUM online (Master)'.C4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49]; [$'Offered modules from TUM online (Master)'.A49]; &quot;&quot;)">
            <text:p/>
          </table:table-cell>
          <table:table-cell/>
          <table:table-cell table:style-name="Default" table:formula="of:=IF([$'Offered modules from TUM online (Master)'.C49]; [$'Offered modules from TUM online (Master)'.B49]; &quot;&quot;)">
            <text:p/>
          </table:table-cell>
          <table:table-cell table:number-columns-repeated="6"/>
          <table:table-cell table:style-name="ce9" table:formula="of:=[$'Offered modules from TUM online (Master)'.C4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0]; [$'Offered modules from TUM online (Master)'.A50]; &quot;&quot;)">
            <text:p/>
          </table:table-cell>
          <table:table-cell/>
          <table:table-cell table:style-name="Default" table:formula="of:=IF([$'Offered modules from TUM online (Master)'.C50]; [$'Offered modules from TUM online (Master)'.B50]; &quot;&quot;)">
            <text:p/>
          </table:table-cell>
          <table:table-cell table:number-columns-repeated="6"/>
          <table:table-cell table:style-name="ce9" table:formula="of:=[$'Offered modules from TUM online (Master)'.C5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1]; [$'Offered modules from TUM online (Master)'.A51]; &quot;&quot;)">
            <text:p/>
          </table:table-cell>
          <table:table-cell/>
          <table:table-cell table:style-name="Default" table:formula="of:=IF([$'Offered modules from TUM online (Master)'.C51]; [$'Offered modules from TUM online (Master)'.B51]; &quot;&quot;)">
            <text:p/>
          </table:table-cell>
          <table:table-cell table:number-columns-repeated="6"/>
          <table:table-cell table:style-name="ce9" table:formula="of:=[$'Offered modules from TUM online (Master)'.C5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2]; [$'Offered modules from TUM online (Master)'.A52]; &quot;&quot;)">
            <text:p/>
          </table:table-cell>
          <table:table-cell/>
          <table:table-cell table:style-name="Default" table:formula="of:=IF([$'Offered modules from TUM online (Master)'.C52]; [$'Offered modules from TUM online (Master)'.B52]; &quot;&quot;)">
            <text:p/>
          </table:table-cell>
          <table:table-cell table:number-columns-repeated="6"/>
          <table:table-cell table:style-name="ce9" table:formula="of:=[$'Offered modules from TUM online (Master)'.C5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3]; [$'Offered modules from TUM online (Master)'.A53]; &quot;&quot;)">
            <text:p/>
          </table:table-cell>
          <table:table-cell/>
          <table:table-cell table:style-name="Default" table:formula="of:=IF([$'Offered modules from TUM online (Master)'.C53]; [$'Offered modules from TUM online (Master)'.B53]; &quot;&quot;)">
            <text:p/>
          </table:table-cell>
          <table:table-cell table:number-columns-repeated="6"/>
          <table:table-cell table:style-name="ce9" table:formula="of:=[$'Offered modules from TUM online (Master)'.C5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4]; [$'Offered modules from TUM online (Master)'.A54]; &quot;&quot;)">
            <text:p/>
          </table:table-cell>
          <table:table-cell/>
          <table:table-cell table:style-name="Default" table:formula="of:=IF([$'Offered modules from TUM online (Master)'.C54]; [$'Offered modules from TUM online (Master)'.B54]; &quot;&quot;)">
            <text:p/>
          </table:table-cell>
          <table:table-cell table:number-columns-repeated="6"/>
          <table:table-cell table:style-name="ce9" table:formula="of:=[$'Offered modules from TUM online (Master)'.C5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5]; [$'Offered modules from TUM online (Master)'.A55]; &quot;&quot;)">
            <text:p/>
          </table:table-cell>
          <table:table-cell/>
          <table:table-cell table:style-name="Default" table:formula="of:=IF([$'Offered modules from TUM online (Master)'.C55]; [$'Offered modules from TUM online (Master)'.B55]; &quot;&quot;)">
            <text:p/>
          </table:table-cell>
          <table:table-cell table:number-columns-repeated="6"/>
          <table:table-cell table:style-name="ce9" table:formula="of:=[$'Offered modules from TUM online (Master)'.C5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6]; [$'Offered modules from TUM online (Master)'.A56]; &quot;&quot;)">
            <text:p/>
          </table:table-cell>
          <table:table-cell/>
          <table:table-cell table:style-name="Default" table:formula="of:=IF([$'Offered modules from TUM online (Master)'.C56]; [$'Offered modules from TUM online (Master)'.B56]; &quot;&quot;)">
            <text:p/>
          </table:table-cell>
          <table:table-cell table:number-columns-repeated="6"/>
          <table:table-cell table:style-name="ce9" table:formula="of:=[$'Offered modules from TUM online (Master)'.C5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7]; [$'Offered modules from TUM online (Master)'.A57]; &quot;&quot;)">
            <text:p/>
          </table:table-cell>
          <table:table-cell/>
          <table:table-cell table:style-name="Default" table:formula="of:=IF([$'Offered modules from TUM online (Master)'.C57]; [$'Offered modules from TUM online (Master)'.B57]; &quot;&quot;)">
            <text:p/>
          </table:table-cell>
          <table:table-cell table:number-columns-repeated="6"/>
          <table:table-cell table:style-name="ce9" table:formula="of:=[$'Offered modules from TUM online (Master)'.C5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8]; [$'Offered modules from TUM online (Master)'.A58]; &quot;&quot;)">
            <text:p/>
          </table:table-cell>
          <table:table-cell/>
          <table:table-cell table:style-name="Default" table:formula="of:=IF([$'Offered modules from TUM online (Master)'.C58]; [$'Offered modules from TUM online (Master)'.B58]; &quot;&quot;)">
            <text:p/>
          </table:table-cell>
          <table:table-cell table:number-columns-repeated="6"/>
          <table:table-cell table:style-name="ce9" table:formula="of:=[$'Offered modules from TUM online (Master)'.C5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59]; [$'Offered modules from TUM online (Master)'.A59]; &quot;&quot;)">
            <text:p/>
          </table:table-cell>
          <table:table-cell/>
          <table:table-cell table:style-name="Default" table:formula="of:=IF([$'Offered modules from TUM online (Master)'.C59]; [$'Offered modules from TUM online (Master)'.B59]; &quot;&quot;)">
            <text:p/>
          </table:table-cell>
          <table:table-cell table:number-columns-repeated="6"/>
          <table:table-cell table:style-name="ce9" table:formula="of:=[$'Offered modules from TUM online (Master)'.C5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0]; [$'Offered modules from TUM online (Master)'.A60]; &quot;&quot;)">
            <text:p/>
          </table:table-cell>
          <table:table-cell/>
          <table:table-cell table:style-name="Default" table:formula="of:=IF([$'Offered modules from TUM online (Master)'.C60]; [$'Offered modules from TUM online (Master)'.B60]; &quot;&quot;)">
            <text:p/>
          </table:table-cell>
          <table:table-cell table:number-columns-repeated="6"/>
          <table:table-cell table:style-name="ce9" table:formula="of:=[$'Offered modules from TUM online (Master)'.C6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1]; [$'Offered modules from TUM online (Master)'.A61]; &quot;&quot;)">
            <text:p/>
          </table:table-cell>
          <table:table-cell/>
          <table:table-cell table:style-name="Default" table:formula="of:=IF([$'Offered modules from TUM online (Master)'.C61]; [$'Offered modules from TUM online (Master)'.B61]; &quot;&quot;)">
            <text:p/>
          </table:table-cell>
          <table:table-cell table:number-columns-repeated="6"/>
          <table:table-cell table:style-name="ce9" table:formula="of:=[$'Offered modules from TUM online (Master)'.C6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2]; [$'Offered modules from TUM online (Master)'.A62]; &quot;&quot;)">
            <text:p/>
          </table:table-cell>
          <table:table-cell/>
          <table:table-cell table:style-name="Default" table:formula="of:=IF([$'Offered modules from TUM online (Master)'.C62]; [$'Offered modules from TUM online (Master)'.B62]; &quot;&quot;)">
            <text:p/>
          </table:table-cell>
          <table:table-cell table:number-columns-repeated="6"/>
          <table:table-cell table:style-name="ce9" table:formula="of:=[$'Offered modules from TUM online (Master)'.C6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3]; [$'Offered modules from TUM online (Master)'.A63]; &quot;&quot;)">
            <text:p/>
          </table:table-cell>
          <table:table-cell/>
          <table:table-cell table:style-name="Default" table:formula="of:=IF([$'Offered modules from TUM online (Master)'.C63]; [$'Offered modules from TUM online (Master)'.B63]; &quot;&quot;)">
            <text:p/>
          </table:table-cell>
          <table:table-cell table:number-columns-repeated="6"/>
          <table:table-cell table:style-name="ce9" table:formula="of:=[$'Offered modules from TUM online (Master)'.C6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4]; [$'Offered modules from TUM online (Master)'.A64]; &quot;&quot;)">
            <text:p/>
          </table:table-cell>
          <table:table-cell/>
          <table:table-cell table:style-name="Default" table:formula="of:=IF([$'Offered modules from TUM online (Master)'.C64]; [$'Offered modules from TUM online (Master)'.B64]; &quot;&quot;)">
            <text:p/>
          </table:table-cell>
          <table:table-cell table:number-columns-repeated="6"/>
          <table:table-cell table:style-name="ce9" table:formula="of:=[$'Offered modules from TUM online (Master)'.C6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5]; [$'Offered modules from TUM online (Master)'.A65]; &quot;&quot;)">
            <text:p/>
          </table:table-cell>
          <table:table-cell/>
          <table:table-cell table:style-name="Default" table:formula="of:=IF([$'Offered modules from TUM online (Master)'.C65]; [$'Offered modules from TUM online (Master)'.B65]; &quot;&quot;)">
            <text:p/>
          </table:table-cell>
          <table:table-cell table:number-columns-repeated="6"/>
          <table:table-cell table:style-name="ce9" table:formula="of:=[$'Offered modules from TUM online (Master)'.C6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66]; [$'Offered modules from TUM online (Master)'.A66]; &quot;&quot;)" office:value-type="string" office:string-value="IN2407" calcext:value-type="string">
            <text:p>IN2407</text:p>
          </table:table-cell>
          <table:table-cell/>
          <table:table-cell table:style-name="Default" table:formula="of:=IF([$'Offered modules from TUM online (Master)'.C66]; [$'Offered modules from TUM online (Master)'.B66]; &quot;&quot;)" office:value-type="string" office:string-value="Hardware Security" calcext:value-type="string">
            <text:p>Hardware Security</text:p>
          </table:table-cell>
          <table:table-cell table:number-columns-repeated="6"/>
          <table:table-cell table:style-name="ce9" table:formula="of:=[$'Offered modules from TUM online (Master)'.C6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67]; [$'Offered modules from TUM online (Master)'.A67]; &quot;&quot;)" office:value-type="string" office:string-value="IN2408" calcext:value-type="string">
            <text:p>IN2408</text:p>
          </table:table-cell>
          <table:table-cell/>
          <table:table-cell table:style-name="Default" table:formula="of:=IF([$'Offered modules from TUM online (Master)'.C67]; [$'Offered modules from TUM online (Master)'.B67]; &quot;&quot;)" office:value-type="string" office:string-value="Artificial Intelligence in Medicine II" calcext:value-type="string">
            <text:p>Artificial Intelligence in Medicine II</text:p>
          </table:table-cell>
          <table:table-cell table:number-columns-repeated="6"/>
          <table:table-cell table:style-name="ce9" table:formula="of:=[$'Offered modules from TUM online (Master)'.C6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68]; [$'Offered modules from TUM online (Master)'.A68]; &quot;&quot;)" office:value-type="string" office:string-value="IN2410" calcext:value-type="string">
            <text:p>IN2410</text:p>
          </table:table-cell>
          <table:table-cell/>
          <table:table-cell table:style-name="Default" table:formula="of:=IF([$'Offered modules from TUM online (Master)'.C68]; [$'Offered modules from TUM online (Master)'.B68]; &quot;&quot;)" office:value-type="string" office:string-value="Causality" calcext:value-type="string">
            <text:p>Causality</text:p>
          </table:table-cell>
          <table:table-cell table:number-columns-repeated="6"/>
          <table:table-cell table:style-name="ce9" table:formula="of:=[$'Offered modules from TUM online (Master)'.C6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69]; [$'Offered modules from TUM online (Master)'.A69]; &quot;&quot;)">
            <text:p/>
          </table:table-cell>
          <table:table-cell/>
          <table:table-cell table:style-name="Default" table:formula="of:=IF([$'Offered modules from TUM online (Master)'.C69]; [$'Offered modules from TUM online (Master)'.B69]; &quot;&quot;)">
            <text:p/>
          </table:table-cell>
          <table:table-cell table:number-columns-repeated="6"/>
          <table:table-cell table:style-name="ce9" table:formula="of:=[$'Offered modules from TUM online (Master)'.C6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70]; [$'Offered modules from TUM online (Master)'.A70]; &quot;&quot;)" office:value-type="string" office:string-value="IN9003" calcext:value-type="string">
            <text:p>IN9003</text:p>
          </table:table-cell>
          <table:table-cell/>
          <table:table-cell table:style-name="Default" table:formula="of:=IF([$'Offered modules from TUM online (Master)'.C70]; [$'Offered modules from TUM online (Master)'.B70]; &quot;&quot;)" office:value-type="string" office:string-value="Informatics and LawÜberfachliche Grundlagen," calcext:value-type="string">
            <text:p>Informatics and LawÜberfachliche Grundlagen,</text:p>
          </table:table-cell>
          <table:table-cell table:number-columns-repeated="6"/>
          <table:table-cell table:style-name="ce9" table:formula="of:=[$'Offered modules from TUM online (Master)'.C7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Master)'.C71]; [$'Offered modules from TUM online (Master)'.A71]; &quot;&quot;)" office:value-type="string" office:string-value="IN9048" calcext:value-type="string">
            <text:p>IN9048</text:p>
          </table:table-cell>
          <table:table-cell/>
          <table:table-cell table:style-name="Default" table:formula="of:=IF([$'Offered modules from TUM online (Master)'.C71]; [$'Offered modules from TUM online (Master)'.B71]; &quot;&quot;)" office:value-type="string" office:string-value="Innovation Generation in The Healthcare Domain" calcext:value-type="string">
            <text:p>Innovation Generation in The Healthcare Domain</text:p>
          </table:table-cell>
          <table:table-cell table:number-columns-repeated="6"/>
          <table:table-cell table:style-name="ce9" table:formula="of:=[$'Offered modules from TUM online (Master)'.C71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2]; [$'Offered modules from TUM online (Master)'.A72]; &quot;&quot;)">
            <text:p/>
          </table:table-cell>
          <table:table-cell/>
          <table:table-cell table:style-name="Default" table:formula="of:=IF([$'Offered modules from TUM online (Master)'.C72]; [$'Offered modules from TUM online (Master)'.B72]; &quot;&quot;)">
            <text:p/>
          </table:table-cell>
          <table:table-cell table:number-columns-repeated="6"/>
          <table:table-cell table:style-name="ce9" table:formula="of:=[$'Offered modules from TUM online (Master)'.C7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3]; [$'Offered modules from TUM online (Master)'.A73]; &quot;&quot;)">
            <text:p/>
          </table:table-cell>
          <table:table-cell/>
          <table:table-cell table:style-name="Default" table:formula="of:=IF([$'Offered modules from TUM online (Master)'.C73]; [$'Offered modules from TUM online (Master)'.B73]; &quot;&quot;)">
            <text:p/>
          </table:table-cell>
          <table:table-cell table:number-columns-repeated="6"/>
          <table:table-cell table:style-name="ce9" table:formula="of:=[$'Offered modules from TUM online (Master)'.C7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4]; [$'Offered modules from TUM online (Master)'.A74]; &quot;&quot;)">
            <text:p/>
          </table:table-cell>
          <table:table-cell/>
          <table:table-cell table:style-name="Default" table:formula="of:=IF([$'Offered modules from TUM online (Master)'.C74]; [$'Offered modules from TUM online (Master)'.B74]; &quot;&quot;)">
            <text:p/>
          </table:table-cell>
          <table:table-cell table:number-columns-repeated="6"/>
          <table:table-cell table:style-name="ce9" table:formula="of:=[$'Offered modules from TUM online (Master)'.C7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5]; [$'Offered modules from TUM online (Master)'.A75]; &quot;&quot;)">
            <text:p/>
          </table:table-cell>
          <table:table-cell/>
          <table:table-cell table:style-name="Default" table:formula="of:=IF([$'Offered modules from TUM online (Master)'.C75]; [$'Offered modules from TUM online (Master)'.B75]; &quot;&quot;)">
            <text:p/>
          </table:table-cell>
          <table:table-cell table:number-columns-repeated="6"/>
          <table:table-cell table:style-name="ce9" table:formula="of:=[$'Offered modules from TUM online (Master)'.C7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6]; [$'Offered modules from TUM online (Master)'.A76]; &quot;&quot;)">
            <text:p/>
          </table:table-cell>
          <table:table-cell/>
          <table:table-cell table:style-name="Default" table:formula="of:=IF([$'Offered modules from TUM online (Master)'.C76]; [$'Offered modules from TUM online (Master)'.B76]; &quot;&quot;)">
            <text:p/>
          </table:table-cell>
          <table:table-cell table:number-columns-repeated="6"/>
          <table:table-cell table:style-name="ce9" table:formula="of:=[$'Offered modules from TUM online (Master)'.C7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7]; [$'Offered modules from TUM online (Master)'.A77]; &quot;&quot;)">
            <text:p/>
          </table:table-cell>
          <table:table-cell/>
          <table:table-cell table:style-name="Default" table:formula="of:=IF([$'Offered modules from TUM online (Master)'.C77]; [$'Offered modules from TUM online (Master)'.B77]; &quot;&quot;)">
            <text:p/>
          </table:table-cell>
          <table:table-cell table:number-columns-repeated="6"/>
          <table:table-cell table:style-name="ce9" table:formula="of:=[$'Offered modules from TUM online (Master)'.C7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8]; [$'Offered modules from TUM online (Master)'.A78]; &quot;&quot;)">
            <text:p/>
          </table:table-cell>
          <table:table-cell/>
          <table:table-cell table:style-name="Default" table:formula="of:=IF([$'Offered modules from TUM online (Master)'.C78]; [$'Offered modules from TUM online (Master)'.B78]; &quot;&quot;)">
            <text:p/>
          </table:table-cell>
          <table:table-cell table:number-columns-repeated="6"/>
          <table:table-cell table:style-name="ce9" table:formula="of:=[$'Offered modules from TUM online (Master)'.C7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79]; [$'Offered modules from TUM online (Master)'.A79]; &quot;&quot;)">
            <text:p/>
          </table:table-cell>
          <table:table-cell/>
          <table:table-cell table:style-name="Default" table:formula="of:=IF([$'Offered modules from TUM online (Master)'.C79]; [$'Offered modules from TUM online (Master)'.B79]; &quot;&quot;)">
            <text:p/>
          </table:table-cell>
          <table:table-cell table:number-columns-repeated="6"/>
          <table:table-cell table:style-name="ce9" table:formula="of:=[$'Offered modules from TUM online (Master)'.C7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0]; [$'Offered modules from TUM online (Master)'.A80]; &quot;&quot;)">
            <text:p/>
          </table:table-cell>
          <table:table-cell/>
          <table:table-cell table:style-name="Default" table:formula="of:=IF([$'Offered modules from TUM online (Master)'.C80]; [$'Offered modules from TUM online (Master)'.B80]; &quot;&quot;)">
            <text:p/>
          </table:table-cell>
          <table:table-cell table:number-columns-repeated="6"/>
          <table:table-cell table:style-name="ce9" table:formula="of:=[$'Offered modules from TUM online (Master)'.C8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1]; [$'Offered modules from TUM online (Master)'.A81]; &quot;&quot;)">
            <text:p/>
          </table:table-cell>
          <table:table-cell/>
          <table:table-cell table:style-name="Default" table:formula="of:=IF([$'Offered modules from TUM online (Master)'.C81]; [$'Offered modules from TUM online (Master)'.B81]; &quot;&quot;)">
            <text:p/>
          </table:table-cell>
          <table:table-cell table:number-columns-repeated="6"/>
          <table:table-cell table:style-name="ce9" table:formula="of:=[$'Offered modules from TUM online (Master)'.C8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2]; [$'Offered modules from TUM online (Master)'.A82]; &quot;&quot;)">
            <text:p/>
          </table:table-cell>
          <table:table-cell/>
          <table:table-cell table:style-name="Default" table:formula="of:=IF([$'Offered modules from TUM online (Master)'.C82]; [$'Offered modules from TUM online (Master)'.B82]; &quot;&quot;)">
            <text:p/>
          </table:table-cell>
          <table:table-cell table:number-columns-repeated="6"/>
          <table:table-cell table:style-name="ce9" table:formula="of:=[$'Offered modules from TUM online (Master)'.C8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3]; [$'Offered modules from TUM online (Master)'.A83]; &quot;&quot;)">
            <text:p/>
          </table:table-cell>
          <table:table-cell/>
          <table:table-cell table:style-name="Default" table:formula="of:=IF([$'Offered modules from TUM online (Master)'.C83]; [$'Offered modules from TUM online (Master)'.B83]; &quot;&quot;)">
            <text:p/>
          </table:table-cell>
          <table:table-cell table:number-columns-repeated="6"/>
          <table:table-cell table:style-name="ce9" table:formula="of:=[$'Offered modules from TUM online (Master)'.C8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4]; [$'Offered modules from TUM online (Master)'.A84]; &quot;&quot;)">
            <text:p/>
          </table:table-cell>
          <table:table-cell/>
          <table:table-cell table:style-name="Default" table:formula="of:=IF([$'Offered modules from TUM online (Master)'.C84]; [$'Offered modules from TUM online (Master)'.B84]; &quot;&quot;)">
            <text:p/>
          </table:table-cell>
          <table:table-cell table:number-columns-repeated="6"/>
          <table:table-cell table:style-name="ce9" table:formula="of:=[$'Offered modules from TUM online (Master)'.C8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5]; [$'Offered modules from TUM online (Master)'.A85]; &quot;&quot;)">
            <text:p/>
          </table:table-cell>
          <table:table-cell/>
          <table:table-cell table:style-name="Default" table:formula="of:=IF([$'Offered modules from TUM online (Master)'.C85]; [$'Offered modules from TUM online (Master)'.B85]; &quot;&quot;)">
            <text:p/>
          </table:table-cell>
          <table:table-cell table:number-columns-repeated="6"/>
          <table:table-cell table:style-name="ce9" table:formula="of:=[$'Offered modules from TUM online (Master)'.C8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6]; [$'Offered modules from TUM online (Master)'.A86]; &quot;&quot;)">
            <text:p/>
          </table:table-cell>
          <table:table-cell/>
          <table:table-cell table:style-name="Default" table:formula="of:=IF([$'Offered modules from TUM online (Master)'.C86]; [$'Offered modules from TUM online (Master)'.B86]; &quot;&quot;)">
            <text:p/>
          </table:table-cell>
          <table:table-cell table:number-columns-repeated="6"/>
          <table:table-cell table:style-name="ce9" table:formula="of:=[$'Offered modules from TUM online (Master)'.C8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7]; [$'Offered modules from TUM online (Master)'.A87]; &quot;&quot;)">
            <text:p/>
          </table:table-cell>
          <table:table-cell/>
          <table:table-cell table:style-name="Default" table:formula="of:=IF([$'Offered modules from TUM online (Master)'.C87]; [$'Offered modules from TUM online (Master)'.B87]; &quot;&quot;)">
            <text:p/>
          </table:table-cell>
          <table:table-cell table:number-columns-repeated="6"/>
          <table:table-cell table:style-name="ce9" table:formula="of:=[$'Offered modules from TUM online (Master)'.C8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8]; [$'Offered modules from TUM online (Master)'.A88]; &quot;&quot;)">
            <text:p/>
          </table:table-cell>
          <table:table-cell/>
          <table:table-cell table:style-name="Default" table:formula="of:=IF([$'Offered modules from TUM online (Master)'.C88]; [$'Offered modules from TUM online (Master)'.B88]; &quot;&quot;)">
            <text:p/>
          </table:table-cell>
          <table:table-cell table:number-columns-repeated="6"/>
          <table:table-cell table:style-name="ce9" table:formula="of:=[$'Offered modules from TUM online (Master)'.C8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89]; [$'Offered modules from TUM online (Master)'.A89]; &quot;&quot;)">
            <text:p/>
          </table:table-cell>
          <table:table-cell/>
          <table:table-cell table:style-name="Default" table:formula="of:=IF([$'Offered modules from TUM online (Master)'.C89]; [$'Offered modules from TUM online (Master)'.B89]; &quot;&quot;)">
            <text:p/>
          </table:table-cell>
          <table:table-cell table:number-columns-repeated="6"/>
          <table:table-cell table:style-name="ce9" table:formula="of:=[$'Offered modules from TUM online (Master)'.C8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0]; [$'Offered modules from TUM online (Master)'.A90]; &quot;&quot;)">
            <text:p/>
          </table:table-cell>
          <table:table-cell/>
          <table:table-cell table:style-name="Default" table:formula="of:=IF([$'Offered modules from TUM online (Master)'.C90]; [$'Offered modules from TUM online (Master)'.B90]; &quot;&quot;)">
            <text:p/>
          </table:table-cell>
          <table:table-cell table:number-columns-repeated="6"/>
          <table:table-cell table:style-name="ce9" table:formula="of:=[$'Offered modules from TUM online (Master)'.C9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1]; [$'Offered modules from TUM online (Master)'.A91]; &quot;&quot;)">
            <text:p/>
          </table:table-cell>
          <table:table-cell/>
          <table:table-cell table:style-name="Default" table:formula="of:=IF([$'Offered modules from TUM online (Master)'.C91]; [$'Offered modules from TUM online (Master)'.B91]; &quot;&quot;)">
            <text:p/>
          </table:table-cell>
          <table:table-cell table:number-columns-repeated="6"/>
          <table:table-cell table:style-name="ce9" table:formula="of:=[$'Offered modules from TUM online (Master)'.C9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2]; [$'Offered modules from TUM online (Master)'.A92]; &quot;&quot;)">
            <text:p/>
          </table:table-cell>
          <table:table-cell/>
          <table:table-cell table:style-name="Default" table:formula="of:=IF([$'Offered modules from TUM online (Master)'.C92]; [$'Offered modules from TUM online (Master)'.B92]; &quot;&quot;)">
            <text:p/>
          </table:table-cell>
          <table:table-cell table:number-columns-repeated="6"/>
          <table:table-cell table:style-name="ce9" table:formula="of:=[$'Offered modules from TUM online (Master)'.C9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3]; [$'Offered modules from TUM online (Master)'.A93]; &quot;&quot;)">
            <text:p/>
          </table:table-cell>
          <table:table-cell/>
          <table:table-cell table:style-name="Default" table:formula="of:=IF([$'Offered modules from TUM online (Master)'.C93]; [$'Offered modules from TUM online (Master)'.B93]; &quot;&quot;)">
            <text:p/>
          </table:table-cell>
          <table:table-cell table:number-columns-repeated="6"/>
          <table:table-cell table:style-name="ce9" table:formula="of:=[$'Offered modules from TUM online (Master)'.C9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4]; [$'Offered modules from TUM online (Master)'.A94]; &quot;&quot;)">
            <text:p/>
          </table:table-cell>
          <table:table-cell/>
          <table:table-cell table:style-name="Default" table:formula="of:=IF([$'Offered modules from TUM online (Master)'.C94]; [$'Offered modules from TUM online (Master)'.B94]; &quot;&quot;)">
            <text:p/>
          </table:table-cell>
          <table:table-cell table:number-columns-repeated="6"/>
          <table:table-cell table:style-name="ce9" table:formula="of:=[$'Offered modules from TUM online (Master)'.C9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5]; [$'Offered modules from TUM online (Master)'.A95]; &quot;&quot;)">
            <text:p/>
          </table:table-cell>
          <table:table-cell/>
          <table:table-cell table:style-name="Default" table:formula="of:=IF([$'Offered modules from TUM online (Master)'.C95]; [$'Offered modules from TUM online (Master)'.B95]; &quot;&quot;)">
            <text:p/>
          </table:table-cell>
          <table:table-cell table:number-columns-repeated="6"/>
          <table:table-cell table:style-name="ce9" table:formula="of:=[$'Offered modules from TUM online (Master)'.C9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6]; [$'Offered modules from TUM online (Master)'.A96]; &quot;&quot;)">
            <text:p/>
          </table:table-cell>
          <table:table-cell/>
          <table:table-cell table:style-name="Default" table:formula="of:=IF([$'Offered modules from TUM online (Master)'.C96]; [$'Offered modules from TUM online (Master)'.B96]; &quot;&quot;)">
            <text:p/>
          </table:table-cell>
          <table:table-cell table:number-columns-repeated="6"/>
          <table:table-cell table:style-name="ce9" table:formula="of:=[$'Offered modules from TUM online (Master)'.C9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7]; [$'Offered modules from TUM online (Master)'.A97]; &quot;&quot;)">
            <text:p/>
          </table:table-cell>
          <table:table-cell/>
          <table:table-cell table:style-name="Default" table:formula="of:=IF([$'Offered modules from TUM online (Master)'.C97]; [$'Offered modules from TUM online (Master)'.B97]; &quot;&quot;)">
            <text:p/>
          </table:table-cell>
          <table:table-cell table:number-columns-repeated="6"/>
          <table:table-cell table:style-name="ce9" table:formula="of:=[$'Offered modules from TUM online (Master)'.C9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8]; [$'Offered modules from TUM online (Master)'.A98]; &quot;&quot;)">
            <text:p/>
          </table:table-cell>
          <table:table-cell/>
          <table:table-cell table:style-name="Default" table:formula="of:=IF([$'Offered modules from TUM online (Master)'.C98]; [$'Offered modules from TUM online (Master)'.B98]; &quot;&quot;)">
            <text:p/>
          </table:table-cell>
          <table:table-cell table:number-columns-repeated="6"/>
          <table:table-cell table:style-name="ce9" table:formula="of:=[$'Offered modules from TUM online (Master)'.C9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99]; [$'Offered modules from TUM online (Master)'.A99]; &quot;&quot;)">
            <text:p/>
          </table:table-cell>
          <table:table-cell/>
          <table:table-cell table:style-name="Default" table:formula="of:=IF([$'Offered modules from TUM online (Master)'.C99]; [$'Offered modules from TUM online (Master)'.B99]; &quot;&quot;)">
            <text:p/>
          </table:table-cell>
          <table:table-cell table:number-columns-repeated="6"/>
          <table:table-cell table:style-name="ce9" table:formula="of:=[$'Offered modules from TUM online (Master)'.C9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00]; [$'Offered modules from TUM online (Master)'.A100]; &quot;&quot;)">
            <text:p/>
          </table:table-cell>
          <table:table-cell/>
          <table:table-cell table:style-name="Default" table:formula="of:=IF([$'Offered modules from TUM online (Master)'.C100]; [$'Offered modules from TUM online (Master)'.B100]; &quot;&quot;)">
            <text:p/>
          </table:table-cell>
          <table:table-cell table:number-columns-repeated="6"/>
          <table:table-cell table:style-name="ce9" table:formula="of:=[$'Offered modules from TUM online (Master)'.C10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01]; [$'Offered modules from TUM online (Master)'.A101]; &quot;&quot;)">
            <text:p/>
          </table:table-cell>
          <table:table-cell/>
          <table:table-cell table:style-name="Default" table:formula="of:=IF([$'Offered modules from TUM online (Master)'.C101]; [$'Offered modules from TUM online (Master)'.B101]; &quot;&quot;)">
            <text:p/>
          </table:table-cell>
          <table:table-cell table:number-columns-repeated="6"/>
          <table:table-cell table:style-name="ce9" table:formula="of:=[$'Offered modules from TUM online (Master)'.C10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02]; [$'Offered modules from TUM online (Master)'.A102]; &quot;&quot;)">
            <text:p/>
          </table:table-cell>
          <table:table-cell/>
          <table:table-cell table:style-name="Default" table:formula="of:=IF([$'Offered modules from TUM online (Master)'.C102]; [$'Offered modules from TUM online (Master)'.B102]; &quot;&quot;)">
            <text:p/>
          </table:table-cell>
          <table:table-cell table:number-columns-repeated="6"/>
          <table:table-cell table:style-name="ce9" table:formula="of:=[$'Offered modules from TUM online (Master)'.C10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Master)'.C103]; [$'Offered modules from TUM online (Master)'.A103]; &quot;&quot;)">
            <text:p/>
          </table:table-cell>
          <table:table-cell/>
          <table:table-cell table:style-name="Default" table:formula="of:=IF([$'Offered modules from TUM online (Master)'.C103]; [$'Offered modules from TUM online (Master)'.B103]; &quot;&quot;)">
            <text:p/>
          </table:table-cell>
          <table:table-cell table:number-columns-repeated="6"/>
          <table:table-cell table:style-name="ce9" table:formula="of:=[$'Offered modules from TUM online (Master)'.C10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2">
          <table:table-cell table:style-name="ce1" office:value-type="string" calcext:value-type="string" table:number-columns-spanned="8" table:number-rows-spanned="1">
            <text:p>IN modules not associated with Master Informatics and not yet mentioned above:</text:p>
          </table:table-cell>
          <table:covered-table-cell/>
          <table:covered-table-cell table:style-name="ce23"/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5]; [$'Offered modules from TUM online (Other IN)'.A5]; &quot;&quot;)" office:value-type="string" office:string-value="IN0025" calcext:value-type="string">
            <text:p>IN0025</text:p>
          </table:table-cell>
          <table:table-cell/>
          <table:table-cell table:style-name="Default" table:formula="of:=IF([$'Offered modules from TUM online (Other IN)'.C5]; [$'Offered modules from TUM online (Other IN)'.B5]; &quot;&quot;)" office:value-type="string" office:string-value="Information Technologies and Society" calcext:value-type="string">
            <text:p>Information Technologies and Society</text:p>
          </table:table-cell>
          <table:table-cell table:number-columns-repeated="6"/>
          <table:table-cell table:style-name="ce9" table:formula="of:=[$'Offered modules from TUM online (Other IN)'.C5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6]; [$'Offered modules from TUM online (Other IN)'.A6]; &quot;&quot;)" office:value-type="string" office:string-value="IN0038" calcext:value-type="string">
            <text:p>IN0038</text:p>
          </table:table-cell>
          <table:table-cell/>
          <table:table-cell table:style-name="Default" table:formula="of:=IF([$'Offered modules from TUM online (Other IN)'.C6]; [$'Offered modules from TUM online (Other IN)'.B6]; &quot;&quot;)" office:value-type="string" office:string-value="Real-time Computer Graphics" calcext:value-type="string">
            <text:p>Real-time Computer Graphics</text:p>
          </table:table-cell>
          <table:table-cell table:number-columns-repeated="6"/>
          <table:table-cell table:style-name="ce9" table:formula="of:=[$'Offered modules from TUM online (Other IN)'.C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7]; [$'Offered modules from TUM online (Other IN)'.A7]; &quot;&quot;)" office:value-type="string" office:string-value="IN0040" calcext:value-type="string">
            <text:p>IN0040</text:p>
          </table:table-cell>
          <table:table-cell/>
          <table:table-cell table:style-name="Default" table:formula="of:=IF([$'Offered modules from TUM online (Other IN)'.C7]; [$'Offered modules from TUM online (Other IN)'.B7]; &quot;&quot;)" office:value-type="string" office:string-value="Social Gaming" calcext:value-type="string">
            <text:p>Social Gaming</text:p>
          </table:table-cell>
          <table:table-cell table:number-columns-repeated="6"/>
          <table:table-cell table:style-name="ce9" table:formula="of:=[$'Offered modules from TUM online (Other IN)'.C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8]; [$'Offered modules from TUM online (Other IN)'.A8]; &quot;&quot;)" office:value-type="string" office:string-value="IN2105" calcext:value-type="string">
            <text:p>IN2105</text:p>
          </table:table-cell>
          <table:table-cell/>
          <table:table-cell table:style-name="Default" table:formula="of:=IF([$'Offered modules from TUM online (Other IN)'.C8]; [$'Offered modules from TUM online (Other IN)'.B8]; &quot;&quot;)" office:value-type="string" office:string-value="Business Process Technologies and Management" calcext:value-type="string">
            <text:p>Business Process Technologies and Management</text:p>
          </table:table-cell>
          <table:table-cell table:number-columns-repeated="6"/>
          <table:table-cell table:style-name="ce9" table:formula="of:=[$'Offered modules from TUM online (Other IN)'.C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9]; [$'Offered modules from TUM online (Other IN)'.A9]; &quot;&quot;)" office:value-type="string" office:string-value="IN2137" calcext:value-type="string">
            <text:p>IN2137</text:p>
          </table:table-cell>
          <table:table-cell/>
          <table:table-cell table:style-name="Default" table:formula="of:=IF([$'Offered modules from TUM online (Other IN)'.C9]; [$'Offered modules from TUM online (Other IN)'.B9]; &quot;&quot;)" office:value-type="string" office:string-value="Doktorandenseminar" calcext:value-type="string">
            <text:p>Doktorandenseminar</text:p>
          </table:table-cell>
          <table:table-cell table:number-columns-repeated="6"/>
          <table:table-cell table:style-name="ce9" table:formula="of:=[$'Offered modules from TUM online (Other IN)'.C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0]; [$'Offered modules from TUM online (Other IN)'.A10]; &quot;&quot;)" office:value-type="string" office:string-value="IN2141" calcext:value-type="string">
            <text:p>IN2141</text:p>
          </table:table-cell>
          <table:table-cell/>
          <table:table-cell table:style-name="Default" table:formula="of:=IF([$'Offered modules from TUM online (Other IN)'.C10]; [$'Offered modules from TUM online (Other IN)'.B10]; &quot;&quot;)" office:value-type="string" office:string-value="Scientific Computing II" calcext:value-type="string">
            <text:p>Scientific Computing II</text:p>
          </table:table-cell>
          <table:table-cell table:number-columns-repeated="6"/>
          <table:table-cell table:style-name="ce9" table:formula="of:=[$'Offered modules from TUM online (Other IN)'.C1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1]; [$'Offered modules from TUM online (Other IN)'.A11]; &quot;&quot;)" office:value-type="string" office:string-value="IN2149" calcext:value-type="string">
            <text:p>IN2149</text:p>
          </table:table-cell>
          <table:table-cell/>
          <table:table-cell table:style-name="Default" table:formula="of:=IF([$'Offered modules from TUM online (Other IN)'.C11]; [$'Offered modules from TUM online (Other IN)'.B11]; &quot;&quot;)" office:value-type="string" office:string-value="Gems of Informatics 2" calcext:value-type="string">
            <text:p>Gems of Informatics 2</text:p>
          </table:table-cell>
          <table:table-cell table:number-columns-repeated="6"/>
          <table:table-cell table:style-name="ce9" table:formula="of:=[$'Offered modules from TUM online (Other IN)'.C11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2]; [$'Offered modules from TUM online (Other IN)'.A12]; &quot;&quot;)" office:value-type="string" office:string-value="IN2185" calcext:value-type="string">
            <text:p>IN2185</text:p>
          </table:table-cell>
          <table:table-cell/>
          <table:table-cell table:style-name="Default" table:formula="of:=IF([$'Offered modules from TUM online (Other IN)'.C12]; [$'Offered modules from TUM online (Other IN)'.B12]; &quot;&quot;)" office:value-type="string" office:string-value="BGCE - Research Day" calcext:value-type="string">
            <text:p>BGCE - Research Day</text:p>
          </table:table-cell>
          <table:table-cell table:number-columns-repeated="6"/>
          <table:table-cell table:style-name="ce9" table:formula="of:=[$'Offered modules from TUM online (Other IN)'.C1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3]; [$'Offered modules from TUM online (Other IN)'.A13]; &quot;&quot;)" office:value-type="string" office:string-value="IN2221" calcext:value-type="string">
            <text:p>IN2221</text:p>
          </table:table-cell>
          <table:table-cell/>
          <table:table-cell table:style-name="Default" table:formula="of:=IF([$'Offered modules from TUM online (Other IN)'.C13]; [$'Offered modules from TUM online (Other IN)'.B13]; &quot;&quot;)" office:value-type="string" office:string-value="Protein Prediction I Advanced" calcext:value-type="string">
            <text:p>Protein Prediction I Advanced</text:p>
          </table:table-cell>
          <table:table-cell table:number-columns-repeated="6"/>
          <table:table-cell table:style-name="ce9" table:formula="of:=[$'Offered modules from TUM online (Other IN)'.C13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4]; [$'Offered modules from TUM online (Other IN)'.A14]; &quot;&quot;)" office:value-type="string" office:string-value="IN2300" calcext:value-type="string">
            <text:p>IN2300</text:p>
          </table:table-cell>
          <table:table-cell/>
          <table:table-cell table:style-name="Default" table:formula="of:=IF([$'Offered modules from TUM online (Other IN)'.C14]; [$'Offered modules from TUM online (Other IN)'.B14]; &quot;&quot;)" office:value-type="string" office:string-value="Design of Business Simulations" calcext:value-type="string">
            <text:p>Design of Business Simulations</text:p>
          </table:table-cell>
          <table:table-cell table:number-columns-repeated="6"/>
          <table:table-cell table:style-name="ce9" table:formula="of:=[$'Offered modules from TUM online (Other IN)'.C14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5]; [$'Offered modules from TUM online (Other IN)'.A15]; &quot;&quot;)" office:value-type="string" office:string-value="IN2366" calcext:value-type="string">
            <text:p>IN2366</text:p>
          </table:table-cell>
          <table:table-cell/>
          <table:table-cell table:style-name="Default" table:formula="of:=IF([$'Offered modules from TUM online (Other IN)'.C15]; [$'Offered modules from TUM online (Other IN)'.B15]; &quot;&quot;)" office:value-type="string" office:string-value="Modelling and SimulationFocus Analysis" calcext:value-type="string">
            <text:p>Modelling and SimulationFocus Analysis</text:p>
          </table:table-cell>
          <table:table-cell table:number-columns-repeated="6"/>
          <table:table-cell table:style-name="ce9" table:formula="of:=[$'Offered modules from TUM online (Other IN)'.C15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6]; [$'Offered modules from TUM online (Other IN)'.A16]; &quot;&quot;)" office:value-type="string" office:string-value="IN2368" calcext:value-type="string">
            <text:p>IN2368</text:p>
          </table:table-cell>
          <table:table-cell/>
          <table:table-cell table:style-name="Default" table:formula="of:=IF([$'Offered modules from TUM online (Other IN)'.C16]; [$'Offered modules from TUM online (Other IN)'.B16]; &quot;&quot;)" office:value-type="string" office:string-value="Lecture Series &quot;Games Engineering&quot;" calcext:value-type="string">
            <text:p>Lecture Series "Games Engineering"</text:p>
          </table:table-cell>
          <table:table-cell table:number-columns-repeated="6"/>
          <table:table-cell table:style-name="ce9" table:formula="of:=[$'Offered modules from TUM online (Other IN)'.C1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7]; [$'Offered modules from TUM online (Other IN)'.A17]; &quot;&quot;)" office:value-type="string" office:string-value="IN2377" calcext:value-type="string">
            <text:p>IN2377</text:p>
          </table:table-cell>
          <table:table-cell/>
          <table:table-cell table:style-name="Default" table:formula="of:=IF([$'Offered modules from TUM online (Other IN)'.C17]; [$'Offered modules from TUM online (Other IN)'.B17]; &quot;&quot;)" office:value-type="string" office:string-value="Concepts of C++ programming" calcext:value-type="string">
            <text:p>Concepts of C++ programming</text:p>
          </table:table-cell>
          <table:table-cell table:number-columns-repeated="6"/>
          <table:table-cell table:style-name="ce9" table:formula="of:=[$'Offered modules from TUM online (Other IN)'.C1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8]; [$'Offered modules from TUM online (Other IN)'.A18]; &quot;&quot;)" office:value-type="string" office:string-value="IN2399" calcext:value-type="string">
            <text:p>IN2399</text:p>
          </table:table-cell>
          <table:table-cell/>
          <table:table-cell table:style-name="Default" table:formula="of:=IF([$'Offered modules from TUM online (Other IN)'.C18]; [$'Offered modules from TUM online (Other IN)'.B18]; &quot;&quot;)" office:value-type="string" office:string-value="Advanced Bioinformatics" calcext:value-type="string">
            <text:p>Advanced Bioinformatics</text:p>
          </table:table-cell>
          <table:table-cell table:number-columns-repeated="6"/>
          <table:table-cell table:style-name="ce9" table:formula="of:=[$'Offered modules from TUM online (Other IN)'.C1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19]; [$'Offered modules from TUM online (Other IN)'.A19]; &quot;&quot;)" office:value-type="string" office:string-value="IN3470" calcext:value-type="string">
            <text:p>IN3470</text:p>
          </table:table-cell>
          <table:table-cell/>
          <table:table-cell table:style-name="Default" table:formula="of:=IF([$'Offered modules from TUM online (Other IN)'.C19]; [$'Offered modules from TUM online (Other IN)'.B19]; &quot;&quot;)" office:value-type="string" office:string-value="Ausgewählte Themen aus dem Bereich Sicherheit und Datenschutz" calcext:value-type="string">
            <text:p>Ausgewählte Themen aus dem Bereich Sicherheit und Datenschutz</text:p>
          </table:table-cell>
          <table:table-cell table:number-columns-repeated="6"/>
          <table:table-cell table:style-name="ce9" table:formula="of:=[$'Offered modules from TUM online (Other IN)'.C1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0]; [$'Offered modules from TUM online (Other IN)'.A20]; &quot;&quot;)" office:value-type="string" office:string-value="IN8003" calcext:value-type="string">
            <text:p>IN8003</text:p>
          </table:table-cell>
          <table:table-cell/>
          <table:table-cell table:style-name="Default" table:formula="of:=IF([$'Offered modules from TUM online (Other IN)'.C20]; [$'Offered modules from TUM online (Other IN)'.B20]; &quot;&quot;)" office:value-type="string" office:string-value="Introduction into Computer Sciencefor non Informatics studies" calcext:value-type="string">
            <text:p>Introduction into Computer Sciencefor non Informatics studies</text:p>
          </table:table-cell>
          <table:table-cell table:number-columns-repeated="6"/>
          <table:table-cell table:style-name="ce9" table:formula="of:=[$'Offered modules from TUM online (Other IN)'.C20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1]; [$'Offered modules from TUM online (Other IN)'.A21]; &quot;&quot;)" office:value-type="string" office:string-value="IN8009" calcext:value-type="string">
            <text:p>IN8009</text:p>
          </table:table-cell>
          <table:table-cell/>
          <table:table-cell table:style-name="Default" table:formula="of:=IF([$'Offered modules from TUM online (Other IN)'.C21]; [$'Offered modules from TUM online (Other IN)'.B21]; &quot;&quot;)" office:value-type="string" office:string-value="Algorithms and Data StructuresET/IT" calcext:value-type="string">
            <text:p>Algorithms and Data StructuresET/IT</text:p>
          </table:table-cell>
          <table:table-cell table:number-columns-repeated="6"/>
          <table:table-cell table:style-name="ce9" table:formula="of:=[$'Offered modules from TUM online (Other IN)'.C21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2]; [$'Offered modules from TUM online (Other IN)'.A22]; &quot;&quot;)" office:value-type="string" office:string-value="IN8012" calcext:value-type="string">
            <text:p>IN8012</text:p>
          </table:table-cell>
          <table:table-cell/>
          <table:table-cell table:style-name="Default" table:formula="of:=IF([$'Offered modules from TUM online (Other IN)'.C22]; [$'Offered modules from TUM online (Other IN)'.B22]; &quot;&quot;)" office:value-type="string" office:string-value="Engineering Informatics 2BSc Engineering Science" calcext:value-type="string">
            <text:p>Engineering Informatics 2BSc Engineering Science</text:p>
          </table:table-cell>
          <table:table-cell table:number-columns-repeated="6"/>
          <table:table-cell table:style-name="ce9" table:formula="of:=[$'Offered modules from TUM online (Other IN)'.C2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3]; [$'Offered modules from TUM online (Other IN)'.A23]; &quot;&quot;)" office:value-type="string" office:string-value="IN8013" calcext:value-type="string">
            <text:p>IN8013</text:p>
          </table:table-cell>
          <table:table-cell/>
          <table:table-cell table:style-name="Default" table:formula="of:=IF([$'Offered modules from TUM online (Other IN)'.C23]; [$'Offered modules from TUM online (Other IN)'.B23]; &quot;&quot;)" office:value-type="string" office:string-value="Geometric Modelling and VisualizationMSE" calcext:value-type="string">
            <text:p>Geometric Modelling and VisualizationMSE</text:p>
          </table:table-cell>
          <table:table-cell table:number-columns-repeated="6"/>
          <table:table-cell table:style-name="ce9" table:formula="of:=[$'Offered modules from TUM online (Other IN)'.C23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4]; [$'Offered modules from TUM online (Other IN)'.A24]; &quot;&quot;)" office:value-type="string" office:string-value="IN8015" calcext:value-type="string">
            <text:p>IN8015</text:p>
          </table:table-cell>
          <table:table-cell/>
          <table:table-cell table:style-name="Default" table:formula="of:=IF([$'Offered modules from TUM online (Other IN)'.C24]; [$'Offered modules from TUM online (Other IN)'.B24]; &quot;&quot;)" office:value-type="string" office:string-value="Systems EngineeringBSc Engineering Science" calcext:value-type="string">
            <text:p>Systems EngineeringBSc Engineering Science</text:p>
          </table:table-cell>
          <table:table-cell table:number-columns-repeated="6"/>
          <table:table-cell table:style-name="ce9" table:formula="of:=[$'Offered modules from TUM online (Other IN)'.C24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5]; [$'Offered modules from TUM online (Other IN)'.A25]; &quot;&quot;)" office:value-type="string" office:string-value="IN8024" calcext:value-type="string">
            <text:p>IN8024</text:p>
          </table:table-cell>
          <table:table-cell/>
          <table:table-cell table:style-name="Default" table:formula="of:=IF([$'Offered modules from TUM online (Other IN)'.C25]; [$'Offered modules from TUM online (Other IN)'.B25]; &quot;&quot;)" office:value-type="string" office:string-value="Information Management for Digital Business Models" calcext:value-type="string">
            <text:p>Information Management for Digital Business Models</text:p>
          </table:table-cell>
          <table:table-cell table:number-columns-repeated="6"/>
          <table:table-cell table:style-name="ce9" table:formula="of:=[$'Offered modules from TUM online (Other IN)'.C25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6]; [$'Offered modules from TUM online (Other IN)'.A26]; &quot;&quot;)" office:value-type="string" office:string-value="IN9049" calcext:value-type="string">
            <text:p>IN9049</text:p>
          </table:table-cell>
          <table:table-cell/>
          <table:table-cell table:style-name="Default" table:formula="of:=IF([$'Offered modules from TUM online (Other IN)'.C26]; [$'Offered modules from TUM online (Other IN)'.B26]; &quot;&quot;)" office:value-type="string" office:string-value="Technology and Law" calcext:value-type="string">
            <text:p>Technology and Law</text:p>
          </table:table-cell>
          <table:table-cell table:number-columns-repeated="6"/>
          <table:table-cell table:style-name="ce9" table:formula="of:=[$'Offered modules from TUM online (Other IN)'.C26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>
          <table:table-cell table:formula="of:=IF([$'Offered modules from TUM online (Other IN)'.C27]; [$'Offered modules from TUM online (Other IN)'.A27]; &quot;&quot;)" office:value-type="string" office:string-value="IN9050" calcext:value-type="string">
            <text:p>IN9050</text:p>
          </table:table-cell>
          <table:table-cell/>
          <table:table-cell table:style-name="Default" table:formula="of:=IF([$'Offered modules from TUM online (Other IN)'.C27]; [$'Offered modules from TUM online (Other IN)'.B27]; &quot;&quot;)" office:value-type="string" office:string-value="Introduction to Data Protection Law" calcext:value-type="string">
            <text:p>Introduction to Data Protection Law</text:p>
          </table:table-cell>
          <table:table-cell table:number-columns-repeated="6"/>
          <table:table-cell table:style-name="ce9" table:formula="of:=[$'Offered modules from TUM online (Other IN)'.C27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28]; [$'Offered modules from TUM online (Other IN)'.A28]; &quot;&quot;)">
            <text:p/>
          </table:table-cell>
          <table:table-cell/>
          <table:table-cell table:style-name="Default" table:formula="of:=IF([$'Offered modules from TUM online (Other IN)'.C28]; [$'Offered modules from TUM online (Other IN)'.B28]; &quot;&quot;)">
            <text:p/>
          </table:table-cell>
          <table:table-cell table:number-columns-repeated="6"/>
          <table:table-cell table:style-name="ce9" table:formula="of:=[$'Offered modules from TUM online (Other IN)'.C2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29]; [$'Offered modules from TUM online (Other IN)'.A29]; &quot;&quot;)">
            <text:p/>
          </table:table-cell>
          <table:table-cell/>
          <table:table-cell table:style-name="Default" table:formula="of:=IF([$'Offered modules from TUM online (Other IN)'.C29]; [$'Offered modules from TUM online (Other IN)'.B29]; &quot;&quot;)">
            <text:p/>
          </table:table-cell>
          <table:table-cell table:number-columns-repeated="6"/>
          <table:table-cell table:style-name="ce9" table:formula="of:=[$'Offered modules from TUM online (Other IN)'.C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0]; [$'Offered modules from TUM online (Other IN)'.A30]; &quot;&quot;)">
            <text:p/>
          </table:table-cell>
          <table:table-cell/>
          <table:table-cell table:style-name="Default" table:formula="of:=IF([$'Offered modules from TUM online (Other IN)'.C30]; [$'Offered modules from TUM online (Other IN)'.B30]; &quot;&quot;)">
            <text:p/>
          </table:table-cell>
          <table:table-cell table:number-columns-repeated="6"/>
          <table:table-cell table:style-name="ce9" table:formula="of:=[$'Offered modules from TUM online (Other IN)'.C3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1]; [$'Offered modules from TUM online (Other IN)'.A31]; &quot;&quot;)">
            <text:p/>
          </table:table-cell>
          <table:table-cell/>
          <table:table-cell table:style-name="Default" table:formula="of:=IF([$'Offered modules from TUM online (Other IN)'.C31]; [$'Offered modules from TUM online (Other IN)'.B31]; &quot;&quot;)">
            <text:p/>
          </table:table-cell>
          <table:table-cell table:number-columns-repeated="6"/>
          <table:table-cell table:style-name="ce9" table:formula="of:=[$'Offered modules from TUM online (Other IN)'.C3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2]; [$'Offered modules from TUM online (Other IN)'.A32]; &quot;&quot;)">
            <text:p/>
          </table:table-cell>
          <table:table-cell/>
          <table:table-cell table:style-name="Default" table:formula="of:=IF([$'Offered modules from TUM online (Other IN)'.C32]; [$'Offered modules from TUM online (Other IN)'.B32]; &quot;&quot;)">
            <text:p/>
          </table:table-cell>
          <table:table-cell table:number-columns-repeated="6"/>
          <table:table-cell table:style-name="ce9" table:formula="of:=[$'Offered modules from TUM online (Other IN)'.C3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3]; [$'Offered modules from TUM online (Other IN)'.A33]; &quot;&quot;)">
            <text:p/>
          </table:table-cell>
          <table:table-cell/>
          <table:table-cell table:style-name="Default" table:formula="of:=IF([$'Offered modules from TUM online (Other IN)'.C33]; [$'Offered modules from TUM online (Other IN)'.B33]; &quot;&quot;)">
            <text:p/>
          </table:table-cell>
          <table:table-cell table:number-columns-repeated="6"/>
          <table:table-cell table:style-name="ce9" table:formula="of:=[$'Offered modules from TUM online (Other IN)'.C3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4]; [$'Offered modules from TUM online (Other IN)'.A34]; &quot;&quot;)">
            <text:p/>
          </table:table-cell>
          <table:table-cell/>
          <table:table-cell table:style-name="Default" table:formula="of:=IF([$'Offered modules from TUM online (Other IN)'.C34]; [$'Offered modules from TUM online (Other IN)'.B34]; &quot;&quot;)">
            <text:p/>
          </table:table-cell>
          <table:table-cell table:number-columns-repeated="6"/>
          <table:table-cell table:style-name="ce9" table:formula="of:=[$'Offered modules from TUM online (Other IN)'.C3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5]; [$'Offered modules from TUM online (Other IN)'.A35]; &quot;&quot;)">
            <text:p/>
          </table:table-cell>
          <table:table-cell/>
          <table:table-cell table:style-name="Default" table:formula="of:=IF([$'Offered modules from TUM online (Other IN)'.C35]; [$'Offered modules from TUM online (Other IN)'.B35]; &quot;&quot;)">
            <text:p/>
          </table:table-cell>
          <table:table-cell table:number-columns-repeated="6"/>
          <table:table-cell table:style-name="ce9" table:formula="of:=[$'Offered modules from TUM online (Other IN)'.C3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6]; [$'Offered modules from TUM online (Other IN)'.A36]; &quot;&quot;)">
            <text:p/>
          </table:table-cell>
          <table:table-cell/>
          <table:table-cell table:style-name="Default" table:formula="of:=IF([$'Offered modules from TUM online (Other IN)'.C36]; [$'Offered modules from TUM online (Other IN)'.B36]; &quot;&quot;)">
            <text:p/>
          </table:table-cell>
          <table:table-cell table:number-columns-repeated="6"/>
          <table:table-cell table:style-name="ce9" table:formula="of:=[$'Offered modules from TUM online (Other IN)'.C3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7]; [$'Offered modules from TUM online (Other IN)'.A37]; &quot;&quot;)">
            <text:p/>
          </table:table-cell>
          <table:table-cell/>
          <table:table-cell table:style-name="Default" table:formula="of:=IF([$'Offered modules from TUM online (Other IN)'.C37]; [$'Offered modules from TUM online (Other IN)'.B37]; &quot;&quot;)">
            <text:p/>
          </table:table-cell>
          <table:table-cell table:number-columns-repeated="6"/>
          <table:table-cell table:style-name="ce9" table:formula="of:=[$'Offered modules from TUM online (Other IN)'.C3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8]; [$'Offered modules from TUM online (Other IN)'.A38]; &quot;&quot;)">
            <text:p/>
          </table:table-cell>
          <table:table-cell/>
          <table:table-cell table:style-name="Default" table:formula="of:=IF([$'Offered modules from TUM online (Other IN)'.C38]; [$'Offered modules from TUM online (Other IN)'.B38]; &quot;&quot;)">
            <text:p/>
          </table:table-cell>
          <table:table-cell table:number-columns-repeated="6"/>
          <table:table-cell table:style-name="ce9" table:formula="of:=[$'Offered modules from TUM online (Other IN)'.C3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39]; [$'Offered modules from TUM online (Other IN)'.A39]; &quot;&quot;)">
            <text:p/>
          </table:table-cell>
          <table:table-cell/>
          <table:table-cell table:style-name="Default" table:formula="of:=IF([$'Offered modules from TUM online (Other IN)'.C39]; [$'Offered modules from TUM online (Other IN)'.B39]; &quot;&quot;)">
            <text:p/>
          </table:table-cell>
          <table:table-cell table:number-columns-repeated="6"/>
          <table:table-cell table:style-name="ce9" table:formula="of:=[$'Offered modules from TUM online (Other IN)'.C3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0]; [$'Offered modules from TUM online (Other IN)'.A40]; &quot;&quot;)">
            <text:p/>
          </table:table-cell>
          <table:table-cell/>
          <table:table-cell table:style-name="Default" table:formula="of:=IF([$'Offered modules from TUM online (Other IN)'.C40]; [$'Offered modules from TUM online (Other IN)'.B40]; &quot;&quot;)">
            <text:p/>
          </table:table-cell>
          <table:table-cell table:number-columns-repeated="6"/>
          <table:table-cell table:style-name="ce9" table:formula="of:=[$'Offered modules from TUM online (Other IN)'.C4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1]; [$'Offered modules from TUM online (Other IN)'.A41]; &quot;&quot;)">
            <text:p/>
          </table:table-cell>
          <table:table-cell/>
          <table:table-cell table:style-name="Default" table:formula="of:=IF([$'Offered modules from TUM online (Other IN)'.C41]; [$'Offered modules from TUM online (Other IN)'.B41]; &quot;&quot;)">
            <text:p/>
          </table:table-cell>
          <table:table-cell table:number-columns-repeated="6"/>
          <table:table-cell table:style-name="ce9" table:formula="of:=[$'Offered modules from TUM online (Other IN)'.C4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2]; [$'Offered modules from TUM online (Other IN)'.A42]; &quot;&quot;)">
            <text:p/>
          </table:table-cell>
          <table:table-cell/>
          <table:table-cell table:style-name="Default" table:formula="of:=IF([$'Offered modules from TUM online (Other IN)'.C42]; [$'Offered modules from TUM online (Other IN)'.B42]; &quot;&quot;)">
            <text:p/>
          </table:table-cell>
          <table:table-cell table:number-columns-repeated="6"/>
          <table:table-cell table:style-name="ce9" table:formula="of:=[$'Offered modules from TUM online (Other IN)'.C4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3]; [$'Offered modules from TUM online (Other IN)'.A43]; &quot;&quot;)">
            <text:p/>
          </table:table-cell>
          <table:table-cell/>
          <table:table-cell table:style-name="Default" table:formula="of:=IF([$'Offered modules from TUM online (Other IN)'.C43]; [$'Offered modules from TUM online (Other IN)'.B43]; &quot;&quot;)">
            <text:p/>
          </table:table-cell>
          <table:table-cell table:number-columns-repeated="6"/>
          <table:table-cell table:style-name="ce9" table:formula="of:=[$'Offered modules from TUM online (Other IN)'.C4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4]; [$'Offered modules from TUM online (Other IN)'.A44]; &quot;&quot;)">
            <text:p/>
          </table:table-cell>
          <table:table-cell/>
          <table:table-cell table:style-name="Default" table:formula="of:=IF([$'Offered modules from TUM online (Other IN)'.C44]; [$'Offered modules from TUM online (Other IN)'.B44]; &quot;&quot;)">
            <text:p/>
          </table:table-cell>
          <table:table-cell table:number-columns-repeated="6"/>
          <table:table-cell table:style-name="ce9" table:formula="of:=[$'Offered modules from TUM online (Other IN)'.C4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5]; [$'Offered modules from TUM online (Other IN)'.A45]; &quot;&quot;)">
            <text:p/>
          </table:table-cell>
          <table:table-cell/>
          <table:table-cell table:style-name="Default" table:formula="of:=IF([$'Offered modules from TUM online (Other IN)'.C45]; [$'Offered modules from TUM online (Other IN)'.B45]; &quot;&quot;)">
            <text:p/>
          </table:table-cell>
          <table:table-cell table:number-columns-repeated="6"/>
          <table:table-cell table:style-name="ce9" table:formula="of:=[$'Offered modules from TUM online (Other IN)'.C4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6]; [$'Offered modules from TUM online (Other IN)'.A46]; &quot;&quot;)">
            <text:p/>
          </table:table-cell>
          <table:table-cell/>
          <table:table-cell table:style-name="Default" table:formula="of:=IF([$'Offered modules from TUM online (Other IN)'.C46]; [$'Offered modules from TUM online (Other IN)'.B46]; &quot;&quot;)">
            <text:p/>
          </table:table-cell>
          <table:table-cell table:number-columns-repeated="6"/>
          <table:table-cell table:style-name="ce9" table:formula="of:=[$'Offered modules from TUM online (Other IN)'.C4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7]; [$'Offered modules from TUM online (Other IN)'.A47]; &quot;&quot;)">
            <text:p/>
          </table:table-cell>
          <table:table-cell/>
          <table:table-cell table:style-name="Default" table:formula="of:=IF([$'Offered modules from TUM online (Other IN)'.C47]; [$'Offered modules from TUM online (Other IN)'.B47]; &quot;&quot;)">
            <text:p/>
          </table:table-cell>
          <table:table-cell table:number-columns-repeated="6"/>
          <table:table-cell table:style-name="ce9" table:formula="of:=[$'Offered modules from TUM online (Other IN)'.C4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8]; [$'Offered modules from TUM online (Other IN)'.A48]; &quot;&quot;)">
            <text:p/>
          </table:table-cell>
          <table:table-cell/>
          <table:table-cell table:style-name="Default" table:formula="of:=IF([$'Offered modules from TUM online (Other IN)'.C48]; [$'Offered modules from TUM online (Other IN)'.B48]; &quot;&quot;)">
            <text:p/>
          </table:table-cell>
          <table:table-cell table:number-columns-repeated="6"/>
          <table:table-cell table:style-name="ce9" table:formula="of:=[$'Offered modules from TUM online (Other IN)'.C4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49]; [$'Offered modules from TUM online (Other IN)'.A49]; &quot;&quot;)">
            <text:p/>
          </table:table-cell>
          <table:table-cell/>
          <table:table-cell table:style-name="Default" table:formula="of:=IF([$'Offered modules from TUM online (Other IN)'.C49]; [$'Offered modules from TUM online (Other IN)'.B49]; &quot;&quot;)">
            <text:p/>
          </table:table-cell>
          <table:table-cell table:number-columns-repeated="6"/>
          <table:table-cell table:style-name="ce9" table:formula="of:=[$'Offered modules from TUM online (Other IN)'.C4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0]; [$'Offered modules from TUM online (Other IN)'.A50]; &quot;&quot;)">
            <text:p/>
          </table:table-cell>
          <table:table-cell/>
          <table:table-cell table:style-name="Default" table:formula="of:=IF([$'Offered modules from TUM online (Other IN)'.C50]; [$'Offered modules from TUM online (Other IN)'.B50]; &quot;&quot;)">
            <text:p/>
          </table:table-cell>
          <table:table-cell table:number-columns-repeated="6"/>
          <table:table-cell table:style-name="ce9" table:formula="of:=[$'Offered modules from TUM online (Other IN)'.C5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1]; [$'Offered modules from TUM online (Other IN)'.A51]; &quot;&quot;)">
            <text:p/>
          </table:table-cell>
          <table:table-cell/>
          <table:table-cell table:style-name="Default" table:formula="of:=IF([$'Offered modules from TUM online (Other IN)'.C51]; [$'Offered modules from TUM online (Other IN)'.B51]; &quot;&quot;)">
            <text:p/>
          </table:table-cell>
          <table:table-cell table:number-columns-repeated="6"/>
          <table:table-cell table:style-name="ce9" table:formula="of:=[$'Offered modules from TUM online (Other IN)'.C5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2]; [$'Offered modules from TUM online (Other IN)'.A52]; &quot;&quot;)">
            <text:p/>
          </table:table-cell>
          <table:table-cell/>
          <table:table-cell table:style-name="Default" table:formula="of:=IF([$'Offered modules from TUM online (Other IN)'.C52]; [$'Offered modules from TUM online (Other IN)'.B52]; &quot;&quot;)">
            <text:p/>
          </table:table-cell>
          <table:table-cell table:number-columns-repeated="6"/>
          <table:table-cell table:style-name="ce9" table:formula="of:=[$'Offered modules from TUM online (Other IN)'.C5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3]; [$'Offered modules from TUM online (Other IN)'.A53]; &quot;&quot;)">
            <text:p/>
          </table:table-cell>
          <table:table-cell/>
          <table:table-cell table:style-name="Default" table:formula="of:=IF([$'Offered modules from TUM online (Other IN)'.C53]; [$'Offered modules from TUM online (Other IN)'.B53]; &quot;&quot;)">
            <text:p/>
          </table:table-cell>
          <table:table-cell table:number-columns-repeated="6"/>
          <table:table-cell table:style-name="ce9" table:formula="of:=[$'Offered modules from TUM online (Other IN)'.C5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4]; [$'Offered modules from TUM online (Other IN)'.A54]; &quot;&quot;)">
            <text:p/>
          </table:table-cell>
          <table:table-cell/>
          <table:table-cell table:style-name="Default" table:formula="of:=IF([$'Offered modules from TUM online (Other IN)'.C54]; [$'Offered modules from TUM online (Other IN)'.B54]; &quot;&quot;)">
            <text:p/>
          </table:table-cell>
          <table:table-cell table:number-columns-repeated="6"/>
          <table:table-cell table:style-name="ce9" table:formula="of:=[$'Offered modules from TUM online (Other IN)'.C5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5]; [$'Offered modules from TUM online (Other IN)'.A55]; &quot;&quot;)">
            <text:p/>
          </table:table-cell>
          <table:table-cell/>
          <table:table-cell table:style-name="Default" table:formula="of:=IF([$'Offered modules from TUM online (Other IN)'.C55]; [$'Offered modules from TUM online (Other IN)'.B55]; &quot;&quot;)">
            <text:p/>
          </table:table-cell>
          <table:table-cell table:number-columns-repeated="6"/>
          <table:table-cell table:style-name="ce9" table:formula="of:=[$'Offered modules from TUM online (Other IN)'.C5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6]; [$'Offered modules from TUM online (Other IN)'.A56]; &quot;&quot;)">
            <text:p/>
          </table:table-cell>
          <table:table-cell/>
          <table:table-cell table:style-name="Default" table:formula="of:=IF([$'Offered modules from TUM online (Other IN)'.C56]; [$'Offered modules from TUM online (Other IN)'.B56]; &quot;&quot;)">
            <text:p/>
          </table:table-cell>
          <table:table-cell table:number-columns-repeated="6"/>
          <table:table-cell table:style-name="ce9" table:formula="of:=[$'Offered modules from TUM online (Other IN)'.C5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7]; [$'Offered modules from TUM online (Other IN)'.A57]; &quot;&quot;)">
            <text:p/>
          </table:table-cell>
          <table:table-cell/>
          <table:table-cell table:style-name="Default" table:formula="of:=IF([$'Offered modules from TUM online (Other IN)'.C57]; [$'Offered modules from TUM online (Other IN)'.B57]; &quot;&quot;)">
            <text:p/>
          </table:table-cell>
          <table:table-cell table:number-columns-repeated="6"/>
          <table:table-cell table:style-name="ce9" table:formula="of:=[$'Offered modules from TUM online (Other IN)'.C5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8]; [$'Offered modules from TUM online (Other IN)'.A58]; &quot;&quot;)">
            <text:p/>
          </table:table-cell>
          <table:table-cell/>
          <table:table-cell table:style-name="Default" table:formula="of:=IF([$'Offered modules from TUM online (Other IN)'.C58]; [$'Offered modules from TUM online (Other IN)'.B58]; &quot;&quot;)">
            <text:p/>
          </table:table-cell>
          <table:table-cell table:number-columns-repeated="6"/>
          <table:table-cell table:style-name="ce9" table:formula="of:=[$'Offered modules from TUM online (Other IN)'.C5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59]; [$'Offered modules from TUM online (Other IN)'.A59]; &quot;&quot;)">
            <text:p/>
          </table:table-cell>
          <table:table-cell/>
          <table:table-cell table:style-name="Default" table:formula="of:=IF([$'Offered modules from TUM online (Other IN)'.C59]; [$'Offered modules from TUM online (Other IN)'.B59]; &quot;&quot;)">
            <text:p/>
          </table:table-cell>
          <table:table-cell table:number-columns-repeated="6"/>
          <table:table-cell table:style-name="ce9" table:formula="of:=[$'Offered modules from TUM online (Other IN)'.C5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0]; [$'Offered modules from TUM online (Other IN)'.A60]; &quot;&quot;)">
            <text:p/>
          </table:table-cell>
          <table:table-cell/>
          <table:table-cell table:style-name="Default" table:formula="of:=IF([$'Offered modules from TUM online (Other IN)'.C60]; [$'Offered modules from TUM online (Other IN)'.B60]; &quot;&quot;)">
            <text:p/>
          </table:table-cell>
          <table:table-cell table:number-columns-repeated="6"/>
          <table:table-cell table:style-name="ce9" table:formula="of:=[$'Offered modules from TUM online (Other IN)'.C6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1]; [$'Offered modules from TUM online (Other IN)'.A61]; &quot;&quot;)">
            <text:p/>
          </table:table-cell>
          <table:table-cell/>
          <table:table-cell table:style-name="Default" table:formula="of:=IF([$'Offered modules from TUM online (Other IN)'.C61]; [$'Offered modules from TUM online (Other IN)'.B61]; &quot;&quot;)">
            <text:p/>
          </table:table-cell>
          <table:table-cell table:number-columns-repeated="6"/>
          <table:table-cell table:style-name="ce9" table:formula="of:=[$'Offered modules from TUM online (Other IN)'.C6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2]; [$'Offered modules from TUM online (Other IN)'.A62]; &quot;&quot;)">
            <text:p/>
          </table:table-cell>
          <table:table-cell/>
          <table:table-cell table:style-name="Default" table:formula="of:=IF([$'Offered modules from TUM online (Other IN)'.C62]; [$'Offered modules from TUM online (Other IN)'.B62]; &quot;&quot;)">
            <text:p/>
          </table:table-cell>
          <table:table-cell table:number-columns-repeated="6"/>
          <table:table-cell table:style-name="ce9" table:formula="of:=[$'Offered modules from TUM online (Other IN)'.C6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3]; [$'Offered modules from TUM online (Other IN)'.A63]; &quot;&quot;)">
            <text:p/>
          </table:table-cell>
          <table:table-cell/>
          <table:table-cell table:style-name="Default" table:formula="of:=IF([$'Offered modules from TUM online (Other IN)'.C63]; [$'Offered modules from TUM online (Other IN)'.B63]; &quot;&quot;)">
            <text:p/>
          </table:table-cell>
          <table:table-cell table:number-columns-repeated="6"/>
          <table:table-cell table:style-name="ce9" table:formula="of:=[$'Offered modules from TUM online (Other IN)'.C6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4]; [$'Offered modules from TUM online (Other IN)'.A64]; &quot;&quot;)">
            <text:p/>
          </table:table-cell>
          <table:table-cell/>
          <table:table-cell table:style-name="Default" table:formula="of:=IF([$'Offered modules from TUM online (Other IN)'.C64]; [$'Offered modules from TUM online (Other IN)'.B64]; &quot;&quot;)">
            <text:p/>
          </table:table-cell>
          <table:table-cell table:number-columns-repeated="6"/>
          <table:table-cell table:style-name="ce9" table:formula="of:=[$'Offered modules from TUM online (Other IN)'.C6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5]; [$'Offered modules from TUM online (Other IN)'.A65]; &quot;&quot;)">
            <text:p/>
          </table:table-cell>
          <table:table-cell/>
          <table:table-cell table:style-name="Default" table:formula="of:=IF([$'Offered modules from TUM online (Other IN)'.C65]; [$'Offered modules from TUM online (Other IN)'.B65]; &quot;&quot;)">
            <text:p/>
          </table:table-cell>
          <table:table-cell table:number-columns-repeated="6"/>
          <table:table-cell table:style-name="ce9" table:formula="of:=[$'Offered modules from TUM online (Other IN)'.C6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6]; [$'Offered modules from TUM online (Other IN)'.A66]; &quot;&quot;)">
            <text:p/>
          </table:table-cell>
          <table:table-cell/>
          <table:table-cell table:style-name="Default" table:formula="of:=IF([$'Offered modules from TUM online (Other IN)'.C66]; [$'Offered modules from TUM online (Other IN)'.B66]; &quot;&quot;)">
            <text:p/>
          </table:table-cell>
          <table:table-cell table:number-columns-repeated="6"/>
          <table:table-cell table:style-name="ce9" table:formula="of:=[$'Offered modules from TUM online (Other IN)'.C6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7]; [$'Offered modules from TUM online (Other IN)'.A67]; &quot;&quot;)">
            <text:p/>
          </table:table-cell>
          <table:table-cell/>
          <table:table-cell table:style-name="Default" table:formula="of:=IF([$'Offered modules from TUM online (Other IN)'.C67]; [$'Offered modules from TUM online (Other IN)'.B67]; &quot;&quot;)">
            <text:p/>
          </table:table-cell>
          <table:table-cell table:number-columns-repeated="6"/>
          <table:table-cell table:style-name="ce9" table:formula="of:=[$'Offered modules from TUM online (Other IN)'.C6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8]; [$'Offered modules from TUM online (Other IN)'.A68]; &quot;&quot;)">
            <text:p/>
          </table:table-cell>
          <table:table-cell/>
          <table:table-cell table:style-name="Default" table:formula="of:=IF([$'Offered modules from TUM online (Other IN)'.C68]; [$'Offered modules from TUM online (Other IN)'.B68]; &quot;&quot;)">
            <text:p/>
          </table:table-cell>
          <table:table-cell table:number-columns-repeated="6"/>
          <table:table-cell table:style-name="ce9" table:formula="of:=[$'Offered modules from TUM online (Other IN)'.C6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69]; [$'Offered modules from TUM online (Other IN)'.A69]; &quot;&quot;)">
            <text:p/>
          </table:table-cell>
          <table:table-cell/>
          <table:table-cell table:style-name="Default" table:formula="of:=IF([$'Offered modules from TUM online (Other IN)'.C69]; [$'Offered modules from TUM online (Other IN)'.B69]; &quot;&quot;)">
            <text:p/>
          </table:table-cell>
          <table:table-cell table:number-columns-repeated="6"/>
          <table:table-cell table:style-name="ce9" table:formula="of:=[$'Offered modules from TUM online (Other IN)'.C6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0]; [$'Offered modules from TUM online (Other IN)'.A70]; &quot;&quot;)">
            <text:p/>
          </table:table-cell>
          <table:table-cell/>
          <table:table-cell table:style-name="Default" table:formula="of:=IF([$'Offered modules from TUM online (Other IN)'.C70]; [$'Offered modules from TUM online (Other IN)'.B70]; &quot;&quot;)">
            <text:p/>
          </table:table-cell>
          <table:table-cell table:number-columns-repeated="6"/>
          <table:table-cell table:style-name="ce9" table:formula="of:=[$'Offered modules from TUM online (Other IN)'.C7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1]; [$'Offered modules from TUM online (Other IN)'.A71]; &quot;&quot;)">
            <text:p/>
          </table:table-cell>
          <table:table-cell/>
          <table:table-cell table:style-name="Default" table:formula="of:=IF([$'Offered modules from TUM online (Other IN)'.C71]; [$'Offered modules from TUM online (Other IN)'.B71]; &quot;&quot;)">
            <text:p/>
          </table:table-cell>
          <table:table-cell table:number-columns-repeated="6"/>
          <table:table-cell table:style-name="ce9" table:formula="of:=[$'Offered modules from TUM online (Other IN)'.C7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2]; [$'Offered modules from TUM online (Other IN)'.A72]; &quot;&quot;)">
            <text:p/>
          </table:table-cell>
          <table:table-cell/>
          <table:table-cell table:style-name="Default" table:formula="of:=IF([$'Offered modules from TUM online (Other IN)'.C72]; [$'Offered modules from TUM online (Other IN)'.B72]; &quot;&quot;)">
            <text:p/>
          </table:table-cell>
          <table:table-cell table:number-columns-repeated="6"/>
          <table:table-cell table:style-name="ce9" table:formula="of:=[$'Offered modules from TUM online (Other IN)'.C7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3]; [$'Offered modules from TUM online (Other IN)'.A73]; &quot;&quot;)">
            <text:p/>
          </table:table-cell>
          <table:table-cell/>
          <table:table-cell table:style-name="Default" table:formula="of:=IF([$'Offered modules from TUM online (Other IN)'.C73]; [$'Offered modules from TUM online (Other IN)'.B73]; &quot;&quot;)">
            <text:p/>
          </table:table-cell>
          <table:table-cell table:number-columns-repeated="6"/>
          <table:table-cell table:style-name="ce9" table:formula="of:=[$'Offered modules from TUM online (Other IN)'.C7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4]; [$'Offered modules from TUM online (Other IN)'.A74]; &quot;&quot;)">
            <text:p/>
          </table:table-cell>
          <table:table-cell/>
          <table:table-cell table:style-name="Default" table:formula="of:=IF([$'Offered modules from TUM online (Other IN)'.C74]; [$'Offered modules from TUM online (Other IN)'.B74]; &quot;&quot;)">
            <text:p/>
          </table:table-cell>
          <table:table-cell table:number-columns-repeated="6"/>
          <table:table-cell table:style-name="ce9" table:formula="of:=[$'Offered modules from TUM online (Other IN)'.C7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5]; [$'Offered modules from TUM online (Other IN)'.A75]; &quot;&quot;)">
            <text:p/>
          </table:table-cell>
          <table:table-cell/>
          <table:table-cell table:style-name="Default" table:formula="of:=IF([$'Offered modules from TUM online (Other IN)'.C75]; [$'Offered modules from TUM online (Other IN)'.B75]; &quot;&quot;)">
            <text:p/>
          </table:table-cell>
          <table:table-cell table:number-columns-repeated="6"/>
          <table:table-cell table:style-name="ce9" table:formula="of:=[$'Offered modules from TUM online (Other IN)'.C7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6]; [$'Offered modules from TUM online (Other IN)'.A76]; &quot;&quot;)">
            <text:p/>
          </table:table-cell>
          <table:table-cell/>
          <table:table-cell table:style-name="Default" table:formula="of:=IF([$'Offered modules from TUM online (Other IN)'.C76]; [$'Offered modules from TUM online (Other IN)'.B76]; &quot;&quot;)">
            <text:p/>
          </table:table-cell>
          <table:table-cell table:number-columns-repeated="6"/>
          <table:table-cell table:style-name="ce9" table:formula="of:=[$'Offered modules from TUM online (Other IN)'.C7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7]; [$'Offered modules from TUM online (Other IN)'.A77]; &quot;&quot;)">
            <text:p/>
          </table:table-cell>
          <table:table-cell/>
          <table:table-cell table:style-name="Default" table:formula="of:=IF([$'Offered modules from TUM online (Other IN)'.C77]; [$'Offered modules from TUM online (Other IN)'.B77]; &quot;&quot;)">
            <text:p/>
          </table:table-cell>
          <table:table-cell table:number-columns-repeated="6"/>
          <table:table-cell table:style-name="ce9" table:formula="of:=[$'Offered modules from TUM online (Other IN)'.C7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8]; [$'Offered modules from TUM online (Other IN)'.A78]; &quot;&quot;)">
            <text:p/>
          </table:table-cell>
          <table:table-cell/>
          <table:table-cell table:style-name="Default" table:formula="of:=IF([$'Offered modules from TUM online (Other IN)'.C78]; [$'Offered modules from TUM online (Other IN)'.B78]; &quot;&quot;)">
            <text:p/>
          </table:table-cell>
          <table:table-cell table:number-columns-repeated="6"/>
          <table:table-cell table:style-name="ce9" table:formula="of:=[$'Offered modules from TUM online (Other IN)'.C7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79]; [$'Offered modules from TUM online (Other IN)'.A79]; &quot;&quot;)">
            <text:p/>
          </table:table-cell>
          <table:table-cell/>
          <table:table-cell table:style-name="Default" table:formula="of:=IF([$'Offered modules from TUM online (Other IN)'.C79]; [$'Offered modules from TUM online (Other IN)'.B79]; &quot;&quot;)">
            <text:p/>
          </table:table-cell>
          <table:table-cell table:number-columns-repeated="6"/>
          <table:table-cell table:style-name="ce9" table:formula="of:=[$'Offered modules from TUM online (Other IN)'.C7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0]; [$'Offered modules from TUM online (Other IN)'.A80]; &quot;&quot;)">
            <text:p/>
          </table:table-cell>
          <table:table-cell/>
          <table:table-cell table:style-name="Default" table:formula="of:=IF([$'Offered modules from TUM online (Other IN)'.C80]; [$'Offered modules from TUM online (Other IN)'.B80]; &quot;&quot;)">
            <text:p/>
          </table:table-cell>
          <table:table-cell table:number-columns-repeated="6"/>
          <table:table-cell table:style-name="ce9" table:formula="of:=[$'Offered modules from TUM online (Other IN)'.C8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1]; [$'Offered modules from TUM online (Other IN)'.A81]; &quot;&quot;)">
            <text:p/>
          </table:table-cell>
          <table:table-cell/>
          <table:table-cell table:style-name="Default" table:formula="of:=IF([$'Offered modules from TUM online (Other IN)'.C81]; [$'Offered modules from TUM online (Other IN)'.B81]; &quot;&quot;)">
            <text:p/>
          </table:table-cell>
          <table:table-cell table:number-columns-repeated="6"/>
          <table:table-cell table:style-name="ce9" table:formula="of:=[$'Offered modules from TUM online (Other IN)'.C8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2]; [$'Offered modules from TUM online (Other IN)'.A82]; &quot;&quot;)">
            <text:p/>
          </table:table-cell>
          <table:table-cell/>
          <table:table-cell table:style-name="Default" table:formula="of:=IF([$'Offered modules from TUM online (Other IN)'.C82]; [$'Offered modules from TUM online (Other IN)'.B82]; &quot;&quot;)">
            <text:p/>
          </table:table-cell>
          <table:table-cell table:number-columns-repeated="6"/>
          <table:table-cell table:style-name="ce9" table:formula="of:=[$'Offered modules from TUM online (Other IN)'.C8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3]; [$'Offered modules from TUM online (Other IN)'.A83]; &quot;&quot;)">
            <text:p/>
          </table:table-cell>
          <table:table-cell/>
          <table:table-cell table:style-name="Default" table:formula="of:=IF([$'Offered modules from TUM online (Other IN)'.C83]; [$'Offered modules from TUM online (Other IN)'.B83]; &quot;&quot;)">
            <text:p/>
          </table:table-cell>
          <table:table-cell table:number-columns-repeated="6"/>
          <table:table-cell table:style-name="ce9" table:formula="of:=[$'Offered modules from TUM online (Other IN)'.C8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4]; [$'Offered modules from TUM online (Other IN)'.A84]; &quot;&quot;)">
            <text:p/>
          </table:table-cell>
          <table:table-cell/>
          <table:table-cell table:style-name="Default" table:formula="of:=IF([$'Offered modules from TUM online (Other IN)'.C84]; [$'Offered modules from TUM online (Other IN)'.B84]; &quot;&quot;)">
            <text:p/>
          </table:table-cell>
          <table:table-cell table:number-columns-repeated="6"/>
          <table:table-cell table:style-name="ce9" table:formula="of:=[$'Offered modules from TUM online (Other IN)'.C8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5]; [$'Offered modules from TUM online (Other IN)'.A85]; &quot;&quot;)">
            <text:p/>
          </table:table-cell>
          <table:table-cell/>
          <table:table-cell table:style-name="Default" table:formula="of:=IF([$'Offered modules from TUM online (Other IN)'.C85]; [$'Offered modules from TUM online (Other IN)'.B85]; &quot;&quot;)">
            <text:p/>
          </table:table-cell>
          <table:table-cell table:number-columns-repeated="6"/>
          <table:table-cell table:style-name="ce9" table:formula="of:=[$'Offered modules from TUM online (Other IN)'.C8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6]; [$'Offered modules from TUM online (Other IN)'.A86]; &quot;&quot;)">
            <text:p/>
          </table:table-cell>
          <table:table-cell/>
          <table:table-cell table:style-name="Default" table:formula="of:=IF([$'Offered modules from TUM online (Other IN)'.C86]; [$'Offered modules from TUM online (Other IN)'.B86]; &quot;&quot;)">
            <text:p/>
          </table:table-cell>
          <table:table-cell table:number-columns-repeated="6"/>
          <table:table-cell table:style-name="ce9" table:formula="of:=[$'Offered modules from TUM online (Other IN)'.C8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7]; [$'Offered modules from TUM online (Other IN)'.A87]; &quot;&quot;)">
            <text:p/>
          </table:table-cell>
          <table:table-cell/>
          <table:table-cell table:style-name="Default" table:formula="of:=IF([$'Offered modules from TUM online (Other IN)'.C87]; [$'Offered modules from TUM online (Other IN)'.B87]; &quot;&quot;)">
            <text:p/>
          </table:table-cell>
          <table:table-cell table:number-columns-repeated="6"/>
          <table:table-cell table:style-name="ce9" table:formula="of:=[$'Offered modules from TUM online (Other IN)'.C8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8]; [$'Offered modules from TUM online (Other IN)'.A88]; &quot;&quot;)">
            <text:p/>
          </table:table-cell>
          <table:table-cell/>
          <table:table-cell table:style-name="Default" table:formula="of:=IF([$'Offered modules from TUM online (Other IN)'.C88]; [$'Offered modules from TUM online (Other IN)'.B88]; &quot;&quot;)">
            <text:p/>
          </table:table-cell>
          <table:table-cell table:number-columns-repeated="6"/>
          <table:table-cell table:style-name="ce9" table:formula="of:=[$'Offered modules from TUM online (Other IN)'.C8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89]; [$'Offered modules from TUM online (Other IN)'.A89]; &quot;&quot;)">
            <text:p/>
          </table:table-cell>
          <table:table-cell/>
          <table:table-cell table:style-name="Default" table:formula="of:=IF([$'Offered modules from TUM online (Other IN)'.C89]; [$'Offered modules from TUM online (Other IN)'.B89]; &quot;&quot;)">
            <text:p/>
          </table:table-cell>
          <table:table-cell table:number-columns-repeated="6"/>
          <table:table-cell table:style-name="ce9" table:formula="of:=[$'Offered modules from TUM online (Other IN)'.C8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0]; [$'Offered modules from TUM online (Other IN)'.A90]; &quot;&quot;)">
            <text:p/>
          </table:table-cell>
          <table:table-cell/>
          <table:table-cell table:style-name="Default" table:formula="of:=IF([$'Offered modules from TUM online (Other IN)'.C90]; [$'Offered modules from TUM online (Other IN)'.B90]; &quot;&quot;)">
            <text:p/>
          </table:table-cell>
          <table:table-cell table:number-columns-repeated="6"/>
          <table:table-cell table:style-name="ce9" table:formula="of:=[$'Offered modules from TUM online (Other IN)'.C9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1]; [$'Offered modules from TUM online (Other IN)'.A91]; &quot;&quot;)">
            <text:p/>
          </table:table-cell>
          <table:table-cell/>
          <table:table-cell table:style-name="Default" table:formula="of:=IF([$'Offered modules from TUM online (Other IN)'.C91]; [$'Offered modules from TUM online (Other IN)'.B91]; &quot;&quot;)">
            <text:p/>
          </table:table-cell>
          <table:table-cell table:number-columns-repeated="6"/>
          <table:table-cell table:style-name="ce9" table:formula="of:=[$'Offered modules from TUM online (Other IN)'.C9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2]; [$'Offered modules from TUM online (Other IN)'.A92]; &quot;&quot;)">
            <text:p/>
          </table:table-cell>
          <table:table-cell/>
          <table:table-cell table:style-name="Default" table:formula="of:=IF([$'Offered modules from TUM online (Other IN)'.C92]; [$'Offered modules from TUM online (Other IN)'.B92]; &quot;&quot;)">
            <text:p/>
          </table:table-cell>
          <table:table-cell table:number-columns-repeated="6"/>
          <table:table-cell table:style-name="ce9" table:formula="of:=[$'Offered modules from TUM online (Other IN)'.C9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3]; [$'Offered modules from TUM online (Other IN)'.A93]; &quot;&quot;)">
            <text:p/>
          </table:table-cell>
          <table:table-cell/>
          <table:table-cell table:style-name="Default" table:formula="of:=IF([$'Offered modules from TUM online (Other IN)'.C93]; [$'Offered modules from TUM online (Other IN)'.B93]; &quot;&quot;)">
            <text:p/>
          </table:table-cell>
          <table:table-cell table:number-columns-repeated="6"/>
          <table:table-cell table:style-name="ce9" table:formula="of:=[$'Offered modules from TUM online (Other IN)'.C9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4]; [$'Offered modules from TUM online (Other IN)'.A94]; &quot;&quot;)">
            <text:p/>
          </table:table-cell>
          <table:table-cell/>
          <table:table-cell table:style-name="Default" table:formula="of:=IF([$'Offered modules from TUM online (Other IN)'.C94]; [$'Offered modules from TUM online (Other IN)'.B94]; &quot;&quot;)">
            <text:p/>
          </table:table-cell>
          <table:table-cell table:number-columns-repeated="6"/>
          <table:table-cell table:style-name="ce9" table:formula="of:=[$'Offered modules from TUM online (Other IN)'.C94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5]; [$'Offered modules from TUM online (Other IN)'.A95]; &quot;&quot;)">
            <text:p/>
          </table:table-cell>
          <table:table-cell/>
          <table:table-cell table:style-name="Default" table:formula="of:=IF([$'Offered modules from TUM online (Other IN)'.C95]; [$'Offered modules from TUM online (Other IN)'.B95]; &quot;&quot;)">
            <text:p/>
          </table:table-cell>
          <table:table-cell table:number-columns-repeated="6"/>
          <table:table-cell table:style-name="ce9" table:formula="of:=[$'Offered modules from TUM online (Other IN)'.C95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6]; [$'Offered modules from TUM online (Other IN)'.A96]; &quot;&quot;)">
            <text:p/>
          </table:table-cell>
          <table:table-cell/>
          <table:table-cell table:style-name="Default" table:formula="of:=IF([$'Offered modules from TUM online (Other IN)'.C96]; [$'Offered modules from TUM online (Other IN)'.B96]; &quot;&quot;)">
            <text:p/>
          </table:table-cell>
          <table:table-cell table:number-columns-repeated="6"/>
          <table:table-cell table:style-name="ce9" table:formula="of:=[$'Offered modules from TUM online (Other IN)'.C96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7]; [$'Offered modules from TUM online (Other IN)'.A97]; &quot;&quot;)">
            <text:p/>
          </table:table-cell>
          <table:table-cell/>
          <table:table-cell table:style-name="Default" table:formula="of:=IF([$'Offered modules from TUM online (Other IN)'.C97]; [$'Offered modules from TUM online (Other IN)'.B97]; &quot;&quot;)">
            <text:p/>
          </table:table-cell>
          <table:table-cell table:number-columns-repeated="6"/>
          <table:table-cell table:style-name="ce9" table:formula="of:=[$'Offered modules from TUM online (Other IN)'.C97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8]; [$'Offered modules from TUM online (Other IN)'.A98]; &quot;&quot;)">
            <text:p/>
          </table:table-cell>
          <table:table-cell/>
          <table:table-cell table:style-name="Default" table:formula="of:=IF([$'Offered modules from TUM online (Other IN)'.C98]; [$'Offered modules from TUM online (Other IN)'.B98]; &quot;&quot;)">
            <text:p/>
          </table:table-cell>
          <table:table-cell table:number-columns-repeated="6"/>
          <table:table-cell table:style-name="ce9" table:formula="of:=[$'Offered modules from TUM online (Other IN)'.C98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99]; [$'Offered modules from TUM online (Other IN)'.A99]; &quot;&quot;)">
            <text:p/>
          </table:table-cell>
          <table:table-cell/>
          <table:table-cell table:style-name="Default" table:formula="of:=IF([$'Offered modules from TUM online (Other IN)'.C99]; [$'Offered modules from TUM online (Other IN)'.B99]; &quot;&quot;)">
            <text:p/>
          </table:table-cell>
          <table:table-cell table:number-columns-repeated="6"/>
          <table:table-cell table:style-name="ce9" table:formula="of:=[$'Offered modules from TUM online (Other IN)'.C9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100]; [$'Offered modules from TUM online (Other IN)'.A100]; &quot;&quot;)">
            <text:p/>
          </table:table-cell>
          <table:table-cell/>
          <table:table-cell table:style-name="Default" table:formula="of:=IF([$'Offered modules from TUM online (Other IN)'.C100]; [$'Offered modules from TUM online (Other IN)'.B100]; &quot;&quot;)">
            <text:p/>
          </table:table-cell>
          <table:table-cell table:number-columns-repeated="6"/>
          <table:table-cell table:style-name="ce9" table:formula="of:=[$'Offered modules from TUM online (Other IN)'.C100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101]; [$'Offered modules from TUM online (Other IN)'.A101]; &quot;&quot;)">
            <text:p/>
          </table:table-cell>
          <table:table-cell/>
          <table:table-cell table:style-name="Default" table:formula="of:=IF([$'Offered modules from TUM online (Other IN)'.C101]; [$'Offered modules from TUM online (Other IN)'.B101]; &quot;&quot;)">
            <text:p/>
          </table:table-cell>
          <table:table-cell table:number-columns-repeated="6"/>
          <table:table-cell table:style-name="ce9" table:formula="of:=[$'Offered modules from TUM online (Other IN)'.C101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102]; [$'Offered modules from TUM online (Other IN)'.A102]; &quot;&quot;)">
            <text:p/>
          </table:table-cell>
          <table:table-cell/>
          <table:table-cell table:style-name="Default" table:formula="of:=IF([$'Offered modules from TUM online (Other IN)'.C102]; [$'Offered modules from TUM online (Other IN)'.B102]; &quot;&quot;)">
            <text:p/>
          </table:table-cell>
          <table:table-cell table:number-columns-repeated="6"/>
          <table:table-cell table:style-name="ce9" table:formula="of:=[$'Offered modules from TUM online (Other IN)'.C10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visibility="filter">
          <table:table-cell table:formula="of:=IF([$'Offered modules from TUM online (Other IN)'.C103]; [$'Offered modules from TUM online (Other IN)'.A103]; &quot;&quot;)">
            <text:p/>
          </table:table-cell>
          <table:table-cell/>
          <table:table-cell table:style-name="Default" table:formula="of:=IF([$'Offered modules from TUM online (Other IN)'.C103]; [$'Offered modules from TUM online (Other IN)'.B103]; &quot;&quot;)">
            <text:p/>
          </table:table-cell>
          <table:table-cell table:number-columns-repeated="6"/>
          <table:table-cell table:style-name="ce9" table:formula="of:=[$'Offered modules from TUM online (Other IN)'.C103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8" table:number-rows-repeated="10480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ered modules from TUM online (Master)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ce5"/>
        <table:table-column table:style-name="co11" table:default-cell-style-name="ce5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8">
          <table:table-cell office:value-type="string" calcext:value-type="string" table:number-columns-spanned="9" table:number-rows-spanned="3">
            <text:p>List of module numbers of offered courses in SS22 from TUM online. Obtained with fetch_courses.py.</text:p>
          </table:table-cell>
          <table:covered-table-cell/>
          <table:covered-table-cell table:number-columns-repeated="2" table:style-name="ce2"/>
          <table:covered-table-cell table:number-columns-repeated="5"/>
        </table:table-row>
        <table:table-row table:style-name="ro13">
          <table:covered-table-cell table:number-columns-repeated="9"/>
        </table:table-row>
        <table:table-row table:style-name="ro14">
          <table:covered-table-cell table:number-columns-repeated="9"/>
        </table:table-row>
        <table:table-row table:style-name="ro8">
          <table:table-cell table:style-name="ce30" office:value-type="string" calcext:value-type="string">
            <text:p>Module No.</text:p>
          </table:table-cell>
          <table:table-cell table:style-name="ce30"/>
          <table:table-cell/>
          <table:table-cell office:value-type="string" calcext:value-type="string">
            <text:p>Title if not included in any Area: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03</text:p>
          </table:table-cell>
          <table:table-cell office:value-type="string" calcext:value-type="string">
            <text:p>Functional Programming and Verification</text:p>
          </table:table-cell>
          <table:table-cell table:style-name="ce16" table:formula="of:=AND(NOT(ISNUMBER(FIND([.A5];COM.MICROSOFT.CONCAT(['Modules by Master Areas'.A$6:.A$300])))); NOT(ISBLANK([.A5])))" office:value-type="boolean" office:boolean-value="true" calcext:value-type="boolean">
            <text:p>TRUE</text:p>
          </table:table-cell>
          <table:table-cell table:style-name="ce42" table:formula="of:=IF(NOT([.C5]); &quot;&quot;; [.B5])" office:value-type="string" office:string-value="Functional Programming and Verification" calcext:value-type="string">
            <text:p>Functional Programming and Verification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06</text:p>
          </table:table-cell>
          <table:table-cell office:value-type="string" calcext:value-type="string">
            <text:p>Introduction to Software Engineering</text:p>
          </table:table-cell>
          <table:table-cell table:style-name="ce16" table:formula="of:=AND(NOT(ISNUMBER(FIND([.A6];COM.MICROSOFT.CONCAT(['Modules by Master Areas'.A$6:.A$300])))); NOT(ISBLANK([.A6])))" office:value-type="boolean" office:boolean-value="true" calcext:value-type="boolean">
            <text:p>TRUE</text:p>
          </table:table-cell>
          <table:table-cell table:style-name="ce42" table:formula="of:=IF(NOT([.C6]); &quot;&quot;; [.B6])" office:value-type="string" office:string-value="Introduction to Software Engineering" calcext:value-type="string">
            <text:p>Introduction to Software Engineering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07</text:p>
          </table:table-cell>
          <table:table-cell office:value-type="string" calcext:value-type="string">
            <text:p>Fundamentals of Algorithms and Data Structures</text:p>
          </table:table-cell>
          <table:table-cell table:style-name="ce16" table:formula="of:=AND(NOT(ISNUMBER(FIND([.A7];COM.MICROSOFT.CONCAT(['Modules by Master Areas'.A$6:.A$300])))); NOT(ISBLANK([.A7])))" office:value-type="boolean" office:boolean-value="true" calcext:value-type="boolean">
            <text:p>TRUE</text:p>
          </table:table-cell>
          <table:table-cell table:style-name="ce42" table:formula="of:=IF(NOT([.C7]); &quot;&quot;; [.B7])" office:value-type="string" office:string-value="Fundamentals of Algorithms and Data Structures" calcext:value-type="string">
            <text:p>Fundamentals of Algorithms and Data Structure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10</text:p>
          </table:table-cell>
          <table:table-cell office:value-type="string" calcext:value-type="string">
            <text:p>Introduction to Computer Networking and Distributed Systems</text:p>
          </table:table-cell>
          <table:table-cell table:style-name="ce16" table:formula="of:=AND(NOT(ISNUMBER(FIND([.A8];COM.MICROSOFT.CONCAT(['Modules by Master Areas'.A$6:.A$300])))); NOT(ISBLANK([.A8])))" office:value-type="boolean" office:boolean-value="true" calcext:value-type="boolean">
            <text:p>TRUE</text:p>
          </table:table-cell>
          <table:table-cell table:style-name="ce42" table:formula="of:=IF(NOT([.C8]); &quot;&quot;; [.B8])" office:value-type="string" office:string-value="Introduction to Computer Networking and Distributed Systems" calcext:value-type="string">
            <text:p>Introduction to Computer Networking and Distributed System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11</text:p>
          </table:table-cell>
          <table:table-cell office:value-type="string" calcext:value-type="string">
            <text:p>Introduction to Theory of Computation</text:p>
          </table:table-cell>
          <table:table-cell table:style-name="ce16" table:formula="of:=AND(NOT(ISNUMBER(FIND([.A9];COM.MICROSOFT.CONCAT(['Modules by Master Areas'.A$6:.A$300])))); NOT(ISBLANK([.A9])))" office:value-type="boolean" office:boolean-value="true" calcext:value-type="boolean">
            <text:p>TRUE</text:p>
          </table:table-cell>
          <table:table-cell table:style-name="ce42" table:formula="of:=IF(NOT([.C9]); &quot;&quot;; [.B9])" office:value-type="string" office:string-value="Introduction to Theory of Computation" calcext:value-type="string">
            <text:p>Introduction to Theory of Computation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18</text:p>
          </table:table-cell>
          <table:table-cell office:value-type="string" calcext:value-type="string">
            <text:p>Discrete Probability Theory</text:p>
          </table:table-cell>
          <table:table-cell table:style-name="ce16" table:formula="of:=AND(NOT(ISNUMBER(FIND([.A10];COM.MICROSOFT.CONCAT(['Modules by Master Areas'.A$6:.A$300])))); NOT(ISBLANK([.A10])))" office:value-type="boolean" office:boolean-value="true" calcext:value-type="boolean">
            <text:p>TRUE</text:p>
          </table:table-cell>
          <table:table-cell table:style-name="ce42" table:formula="of:=IF(NOT([.C10]); &quot;&quot;; [.B10])" office:value-type="string" office:string-value="Discrete Probability Theory" calcext:value-type="string">
            <text:p>Discrete Probability Theor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19</text:p>
          </table:table-cell>
          <table:table-cell office:value-type="string" calcext:value-type="string">
            <text:p>Numerical Programming</text:p>
          </table:table-cell>
          <table:table-cell table:style-name="ce16" table:formula="of:=AND(NOT(ISNUMBER(FIND([.A11];COM.MICROSOFT.CONCAT(['Modules by Master Areas'.A$6:.A$300])))); NOT(ISBLANK([.A11])))" office:value-type="boolean" office:boolean-value="true" calcext:value-type="boolean">
            <text:p>TRUE</text:p>
          </table:table-cell>
          <table:table-cell table:style-name="ce42" table:formula="of:=IF(NOT([.C11]); &quot;&quot;; [.B11])" office:value-type="string" office:string-value="Numerical Programming" calcext:value-type="string">
            <text:p>Numerical Programming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24</text:p>
          </table:table-cell>
          <table:table-cell office:value-type="string" calcext:value-type="string">
            <text:p>Operations Research</text:p>
          </table:table-cell>
          <table:table-cell table:style-name="ce16" table:formula="of:=AND(NOT(ISNUMBER(FIND([.A12];COM.MICROSOFT.CONCAT(['Modules by Master Areas'.A$6:.A$300])))); NOT(ISBLANK([.A12])))" office:value-type="boolean" office:boolean-value="false" calcext:value-type="boolean">
            <text:p>FALSE</text:p>
          </table:table-cell>
          <table:table-cell table:style-name="ce42" table:formula="of:=IF(NOT([.C12]); &quot;&quot;; [.B1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01</text:p>
          </table:table-cell>
          <table:table-cell office:value-type="string" calcext:value-type="string">
            <text:p>Algorithms for Scientific Computing</text:p>
          </table:table-cell>
          <table:table-cell table:style-name="ce16" table:formula="of:=AND(NOT(ISNUMBER(FIND([.A13];COM.MICROSOFT.CONCAT(['Modules by Master Areas'.A$6:.A$300])))); NOT(ISBLANK([.A13])))" office:value-type="boolean" office:boolean-value="false" calcext:value-type="boolean">
            <text:p>FALSE</text:p>
          </table:table-cell>
          <table:table-cell table:style-name="ce42" table:formula="of:=IF(NOT([.C13]); &quot;&quot;; [.B1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04</text:p>
          </table:table-cell>
          <table:table-cell office:value-type="string" calcext:value-type="string">
            <text:p>Efficient Algorithms and Data Structures II</text:p>
          </table:table-cell>
          <table:table-cell table:style-name="ce16" table:formula="of:=AND(NOT(ISNUMBER(FIND([.A14];COM.MICROSOFT.CONCAT(['Modules by Master Areas'.A$6:.A$300])))); NOT(ISBLANK([.A14])))" office:value-type="boolean" office:boolean-value="false" calcext:value-type="boolean">
            <text:p>FALSE</text:p>
          </table:table-cell>
          <table:table-cell table:style-name="ce42" table:formula="of:=IF(NOT([.C14]); &quot;&quot;; [.B1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10</text:p>
          </table:table-cell>
          <table:table-cell office:value-type="string" calcext:value-type="string">
            <text:p>Modelling and Simulation</text:p>
          </table:table-cell>
          <table:table-cell table:style-name="ce16" table:formula="of:=AND(NOT(ISNUMBER(FIND([.A15];COM.MICROSOFT.CONCAT(['Modules by Master Areas'.A$6:.A$300])))); NOT(ISBLANK([.A15])))" office:value-type="boolean" office:boolean-value="false" calcext:value-type="boolean">
            <text:p>FALSE</text:p>
          </table:table-cell>
          <table:table-cell table:style-name="ce42" table:formula="of:=IF(NOT([.C15]); &quot;&quot;; [.B1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18</text:p>
          </table:table-cell>
          <table:table-cell office:value-type="string" calcext:value-type="string">
            <text:p>Augmented Reality</text:p>
          </table:table-cell>
          <table:table-cell table:style-name="ce16" table:formula="of:=AND(NOT(ISNUMBER(FIND([.A16];COM.MICROSOFT.CONCAT(['Modules by Master Areas'.A$6:.A$300])))); NOT(ISBLANK([.A16])))" office:value-type="boolean" office:boolean-value="false" calcext:value-type="boolean">
            <text:p>FALSE</text:p>
          </table:table-cell>
          <table:table-cell table:style-name="ce42" table:formula="of:=IF(NOT([.C16]); &quot;&quot;; [.B1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22</text:p>
          </table:table-cell>
          <table:table-cell office:value-type="string" calcext:value-type="string">
            <text:p>Computer Aided Medical Procedures II</text:p>
          </table:table-cell>
          <table:table-cell table:style-name="ce16" table:formula="of:=AND(NOT(ISNUMBER(FIND([.A17];COM.MICROSOFT.CONCAT(['Modules by Master Areas'.A$6:.A$300])))); NOT(ISBLANK([.A17])))" office:value-type="boolean" office:boolean-value="false" calcext:value-type="boolean">
            <text:p>FALSE</text:p>
          </table:table-cell>
          <table:table-cell table:style-name="ce42" table:formula="of:=IF(NOT([.C17]); &quot;&quot;; [.B1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31</text:p>
          </table:table-cell>
          <table:table-cell office:value-type="string" calcext:value-type="string">
            <text:p>Application and Implementation of Database Systems</text:p>
          </table:table-cell>
          <table:table-cell table:style-name="ce16" table:formula="of:=AND(NOT(ISNUMBER(FIND([.A18];COM.MICROSOFT.CONCAT(['Modules by Master Areas'.A$6:.A$300])))); NOT(ISBLANK([.A18])))" office:value-type="boolean" office:boolean-value="false" calcext:value-type="boolean">
            <text:p>FALSE</text:p>
          </table:table-cell>
          <table:table-cell table:style-name="ce42" table:formula="of:=IF(NOT([.C18]); &quot;&quot;; [.B1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40</text:p>
          </table:table-cell>
          <table:table-cell office:value-type="string" calcext:value-type="string">
            <text:p>Virtual Machines</text:p>
          </table:table-cell>
          <table:table-cell table:style-name="ce16" table:formula="of:=AND(NOT(ISNUMBER(FIND([.A19];COM.MICROSOFT.CONCAT(['Modules by Master Areas'.A$6:.A$300])))); NOT(ISBLANK([.A19])))" office:value-type="boolean" office:boolean-value="false" calcext:value-type="boolean">
            <text:p>FALSE</text:p>
          </table:table-cell>
          <table:table-cell table:style-name="ce42" table:formula="of:=IF(NOT([.C19]); &quot;&quot;; [.B1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49</text:p>
          </table:table-cell>
          <table:table-cell office:value-type="string" calcext:value-type="string">
            <text:p>Logic</text:p>
          </table:table-cell>
          <table:table-cell table:style-name="ce16" table:formula="of:=AND(NOT(ISNUMBER(FIND([.A20];COM.MICROSOFT.CONCAT(['Modules by Master Areas'.A$6:.A$300])))); NOT(ISBLANK([.A20])))" office:value-type="boolean" office:boolean-value="false" calcext:value-type="boolean">
            <text:p>FALSE</text:p>
          </table:table-cell>
          <table:table-cell table:style-name="ce42" table:formula="of:=IF(NOT([.C20]); &quot;&quot;; [.B2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50</text:p>
          </table:table-cell>
          <table:table-cell office:value-type="string" calcext:value-type="string">
            <text:p>Model Checking</text:p>
          </table:table-cell>
          <table:table-cell table:style-name="ce16" table:formula="of:=AND(NOT(ISNUMBER(FIND([.A21];COM.MICROSOFT.CONCAT(['Modules by Master Areas'.A$6:.A$300])))); NOT(ISBLANK([.A21])))" office:value-type="boolean" office:boolean-value="false" calcext:value-type="boolean">
            <text:p>FALSE</text:p>
          </table:table-cell>
          <table:table-cell table:style-name="ce42" table:formula="of:=IF(NOT([.C21]); &quot;&quot;; [.B2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52</text:p>
          </table:table-cell>
          <table:table-cell office:value-type="string" calcext:value-type="string">
            <text:p>Petri Nets</text:p>
          </table:table-cell>
          <table:table-cell table:style-name="ce16" table:formula="of:=AND(NOT(ISNUMBER(FIND([.A22];COM.MICROSOFT.CONCAT(['Modules by Master Areas'.A$6:.A$300])))); NOT(ISBLANK([.A22])))" office:value-type="boolean" office:boolean-value="false" calcext:value-type="boolean">
            <text:p>FALSE</text:p>
          </table:table-cell>
          <table:table-cell table:style-name="ce42" table:formula="of:=IF(NOT([.C22]); &quot;&quot;; [.B2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61</text:p>
          </table:table-cell>
          <table:table-cell office:value-type="string" calcext:value-type="string">
            <text:p>Introduction to digital signal processing</text:p>
          </table:table-cell>
          <table:table-cell table:style-name="ce16" table:formula="of:=AND(NOT(ISNUMBER(FIND([.A23];COM.MICROSOFT.CONCAT(['Modules by Master Areas'.A$6:.A$300])))); NOT(ISBLANK([.A23])))" office:value-type="boolean" office:boolean-value="false" calcext:value-type="boolean">
            <text:p>FALSE</text:p>
          </table:table-cell>
          <table:table-cell table:style-name="ce42" table:formula="of:=IF(NOT([.C23]); &quot;&quot;; [.B2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73</text:p>
          </table:table-cell>
          <table:table-cell office:value-type="string" calcext:value-type="string">
            <text:p>Cloud Computing</text:p>
          </table:table-cell>
          <table:table-cell table:style-name="ce16" table:formula="of:=AND(NOT(ISNUMBER(FIND([.A24];COM.MICROSOFT.CONCAT(['Modules by Master Areas'.A$6:.A$300])))); NOT(ISBLANK([.A24])))" office:value-type="boolean" office:boolean-value="false" calcext:value-type="boolean">
            <text:p>FALSE</text:p>
          </table:table-cell>
          <table:table-cell table:style-name="ce42" table:formula="of:=IF(NOT([.C24]); &quot;&quot;; [.B2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84</text:p>
          </table:table-cell>
          <table:table-cell office:value-type="string" calcext:value-type="string">
            <text:p>Advanced Topics of Software Testing</text:p>
          </table:table-cell>
          <table:table-cell table:style-name="ce16" table:formula="of:=AND(NOT(ISNUMBER(FIND([.A25];COM.MICROSOFT.CONCAT(['Modules by Master Areas'.A$6:.A$300])))); NOT(ISBLANK([.A25])))" office:value-type="boolean" office:boolean-value="false" calcext:value-type="boolean">
            <text:p>FALSE</text:p>
          </table:table-cell>
          <table:table-cell table:style-name="ce42" table:formula="of:=IF(NOT([.C25]); &quot;&quot;; [.B2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87</text:p>
          </table:table-cell>
          <table:table-cell office:value-type="string" calcext:value-type="string">
            <text:p>Software Engineering for Business Applications - Master's Course: Web Application Engineering</text:p>
          </table:table-cell>
          <table:table-cell table:style-name="ce16" table:formula="of:=AND(NOT(ISNUMBER(FIND([.A26];COM.MICROSOFT.CONCAT(['Modules by Master Areas'.A$6:.A$300])))); NOT(ISBLANK([.A26])))" office:value-type="boolean" office:boolean-value="false" calcext:value-type="boolean">
            <text:p>FALSE</text:p>
          </table:table-cell>
          <table:table-cell table:style-name="ce42" table:formula="of:=IF(NOT([.C26]); &quot;&quot;; [.B2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093</text:p>
          </table:table-cell>
          <table:table-cell office:value-type="string" calcext:value-type="string">
            <text:p>eLearning - Techniques and Infrastructures</text:p>
          </table:table-cell>
          <table:table-cell table:style-name="ce16" table:formula="of:=AND(NOT(ISNUMBER(FIND([.A27];COM.MICROSOFT.CONCAT(['Modules by Master Areas'.A$6:.A$300])))); NOT(ISBLANK([.A27])))" office:value-type="boolean" office:boolean-value="false" calcext:value-type="boolean">
            <text:p>FALSE</text:p>
          </table:table-cell>
          <table:table-cell table:style-name="ce42" table:formula="of:=IF(NOT([.C27]); &quot;&quot;; [.B2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11</text:p>
          </table:table-cell>
          <table:table-cell office:value-type="string" calcext:value-type="string">
            <text:p>3D User Interfaces</text:p>
          </table:table-cell>
          <table:table-cell table:style-name="ce16" table:formula="of:=AND(NOT(ISNUMBER(FIND([.A28];COM.MICROSOFT.CONCAT(['Modules by Master Areas'.A$6:.A$300])))); NOT(ISBLANK([.A28])))" office:value-type="boolean" office:boolean-value="false" calcext:value-type="boolean">
            <text:p>FALSE</text:p>
          </table:table-cell>
          <table:table-cell table:style-name="ce42" table:formula="of:=IF(NOT([.C28]); &quot;&quot;; [.B2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18</text:p>
          </table:table-cell>
          <table:table-cell office:value-type="string" calcext:value-type="string">
            <text:p>Database Systems on Modern CPU Architectures</text:p>
          </table:table-cell>
          <table:table-cell table:style-name="ce16" table:formula="of:=AND(NOT(ISNUMBER(FIND([.A29];COM.MICROSOFT.CONCAT(['Modules by Master Areas'.A$6:.A$300])))); NOT(ISBLANK([.A29])))" office:value-type="boolean" office:boolean-value="false" calcext:value-type="boolean">
            <text:p>FALSE</text:p>
          </table:table-cell>
          <table:table-cell table:style-name="ce42" table:formula="of:=IF(NOT([.C29]); &quot;&quot;; [.B2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38</text:p>
          </table:table-cell>
          <table:table-cell office:value-type="string" calcext:value-type="string">
            <text:p>Robot Motion Planning</text:p>
          </table:table-cell>
          <table:table-cell table:style-name="ce16" table:formula="of:=AND(NOT(ISNUMBER(FIND([.A30];COM.MICROSOFT.CONCAT(['Modules by Master Areas'.A$6:.A$300])))); NOT(ISBLANK([.A30])))" office:value-type="boolean" office:boolean-value="false" calcext:value-type="boolean">
            <text:p>FALSE</text:p>
          </table:table-cell>
          <table:table-cell table:style-name="ce42" table:formula="of:=IF(NOT([.C30]); &quot;&quot;; [.B3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47</text:p>
          </table:table-cell>
          <table:table-cell office:value-type="string" calcext:value-type="string">
            <text:p>Parallel Programming</text:p>
          </table:table-cell>
          <table:table-cell table:style-name="ce16" table:formula="of:=AND(NOT(ISNUMBER(FIND([.A31];COM.MICROSOFT.CONCAT(['Modules by Master Areas'.A$6:.A$300])))); NOT(ISBLANK([.A31])))" office:value-type="boolean" office:boolean-value="false" calcext:value-type="boolean">
            <text:p>FALSE</text:p>
          </table:table-cell>
          <table:table-cell table:style-name="ce42" table:formula="of:=IF(NOT([.C31]); &quot;&quot;; [.B3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61</text:p>
          </table:table-cell>
          <table:table-cell office:value-type="string" calcext:value-type="string">
            <text:p>Networks for Monetary Transactions</text:p>
          </table:table-cell>
          <table:table-cell table:style-name="ce16" table:formula="of:=AND(NOT(ISNUMBER(FIND([.A32];COM.MICROSOFT.CONCAT(['Modules by Master Areas'.A$6:.A$300])))); NOT(ISBLANK([.A32])))" office:value-type="boolean" office:boolean-value="false" calcext:value-type="boolean">
            <text:p>FALSE</text:p>
          </table:table-cell>
          <table:table-cell table:style-name="ce42" table:formula="of:=IF(NOT([.C32]); &quot;&quot;; [.B3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78</text:p>
          </table:table-cell>
          <table:table-cell office:value-type="string" calcext:value-type="string">
            <text:p>Security Engineering</text:p>
          </table:table-cell>
          <table:table-cell table:style-name="ce16" table:formula="of:=AND(NOT(ISNUMBER(FIND([.A33];COM.MICROSOFT.CONCAT(['Modules by Master Areas'.A$6:.A$300])))); NOT(ISBLANK([.A33])))" office:value-type="boolean" office:boolean-value="false" calcext:value-type="boolean">
            <text:p>FALSE</text:p>
          </table:table-cell>
          <table:table-cell table:style-name="ce42" table:formula="of:=IF(NOT([.C33]); &quot;&quot;; [.B3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94</text:p>
          </table:table-cell>
          <table:table-cell office:value-type="string" calcext:value-type="string">
            <text:p>Peer-to-Peer Systems and Security</text:p>
          </table:table-cell>
          <table:table-cell table:style-name="ce16" table:formula="of:=AND(NOT(ISNUMBER(FIND([.A34];COM.MICROSOFT.CONCAT(['Modules by Master Areas'.A$6:.A$300])))); NOT(ISBLANK([.A34])))" office:value-type="boolean" office:boolean-value="false" calcext:value-type="boolean">
            <text:p>FALSE</text:p>
          </table:table-cell>
          <table:table-cell table:style-name="ce42" table:formula="of:=IF(NOT([.C34]); &quot;&quot;; [.B3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96</text:p>
          </table:table-cell>
          <table:table-cell office:value-type="string" calcext:value-type="string">
            <text:p>Secure mobile systems</text:p>
          </table:table-cell>
          <table:table-cell table:style-name="ce16" table:formula="of:=AND(NOT(ISNUMBER(FIND([.A35];COM.MICROSOFT.CONCAT(['Modules by Master Areas'.A$6:.A$300])))); NOT(ISBLANK([.A35])))" office:value-type="boolean" office:boolean-value="false" calcext:value-type="boolean">
            <text:p>FALSE</text:p>
          </table:table-cell>
          <table:table-cell table:style-name="ce42" table:formula="of:=IF(NOT([.C35]); &quot;&quot;; [.B3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22</text:p>
          </table:table-cell>
          <table:table-cell office:value-type="string" calcext:value-type="string">
            <text:p>Cognitive Systems</text:p>
          </table:table-cell>
          <table:table-cell table:style-name="ce16" table:formula="of:=AND(NOT(ISNUMBER(FIND([.A36];COM.MICROSOFT.CONCAT(['Modules by Master Areas'.A$6:.A$300])))); NOT(ISBLANK([.A36])))" office:value-type="boolean" office:boolean-value="false" calcext:value-type="boolean">
            <text:p>FALSE</text:p>
          </table:table-cell>
          <table:table-cell table:style-name="ce42" table:formula="of:=IF(NOT([.C36]); &quot;&quot;; [.B3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27</text:p>
          </table:table-cell>
          <table:table-cell office:value-type="string" calcext:value-type="string">
            <text:p>Compiler Construction I</text:p>
          </table:table-cell>
          <table:table-cell table:style-name="ce16" table:formula="of:=AND(NOT(ISNUMBER(FIND([.A37];COM.MICROSOFT.CONCAT(['Modules by Master Areas'.A$6:.A$300])))); NOT(ISBLANK([.A37])))" office:value-type="boolean" office:boolean-value="false" calcext:value-type="boolean">
            <text:p>FALSE</text:p>
          </table:table-cell>
          <table:table-cell table:style-name="ce42" table:formula="of:=IF(NOT([.C37]); &quot;&quot;; [.B3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28</text:p>
          </table:table-cell>
          <table:table-cell office:value-type="string" calcext:value-type="string">
            <text:p>Computer Vision II: Multiple View Geometry</text:p>
          </table:table-cell>
          <table:table-cell table:style-name="ce16" table:formula="of:=AND(NOT(ISNUMBER(FIND([.A38];COM.MICROSOFT.CONCAT(['Modules by Master Areas'.A$6:.A$300])))); NOT(ISBLANK([.A38])))" office:value-type="boolean" office:boolean-value="false" calcext:value-type="boolean">
            <text:p>FALSE</text:p>
          </table:table-cell>
          <table:table-cell table:style-name="ce42" table:formula="of:=IF(NOT([.C38]); &quot;&quot;; [.B3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41</text:p>
          </table:table-cell>
          <table:table-cell office:value-type="string" calcext:value-type="string">
            <text:p>Social Computing</text:p>
          </table:table-cell>
          <table:table-cell table:style-name="ce16" table:formula="of:=AND(NOT(ISNUMBER(FIND([.A39];COM.MICROSOFT.CONCAT(['Modules by Master Areas'.A$6:.A$300])))); NOT(ISBLANK([.A39])))" office:value-type="boolean" office:boolean-value="false" calcext:value-type="boolean">
            <text:p>FALSE</text:p>
          </table:table-cell>
          <table:table-cell table:style-name="ce42" table:formula="of:=IF(NOT([.C39]); &quot;&quot;; [.B3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67</text:p>
          </table:table-cell>
          <table:table-cell office:value-type="string" calcext:value-type="string">
            <text:p>Transaction Systems</text:p>
          </table:table-cell>
          <table:table-cell table:style-name="ce16" table:formula="of:=AND(NOT(ISNUMBER(FIND([.A40];COM.MICROSOFT.CONCAT(['Modules by Master Areas'.A$6:.A$300])))); NOT(ISBLANK([.A40])))" office:value-type="boolean" office:boolean-value="false" calcext:value-type="boolean">
            <text:p>FALSE</text:p>
          </table:table-cell>
          <table:table-cell table:style-name="ce42" table:formula="of:=IF(NOT([.C40]); &quot;&quot;; [.B4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86</text:p>
          </table:table-cell>
          <table:table-cell office:value-type="string" calcext:value-type="string">
            <text:p>Image Guided Surgery</text:p>
          </table:table-cell>
          <table:table-cell table:style-name="ce16" table:formula="of:=AND(NOT(ISNUMBER(FIND([.A41];COM.MICROSOFT.CONCAT(['Modules by Master Areas'.A$6:.A$300])))); NOT(ISBLANK([.A41])))" office:value-type="boolean" office:boolean-value="false" calcext:value-type="boolean">
            <text:p>FALSE</text:p>
          </table:table-cell>
          <table:table-cell table:style-name="ce42" table:formula="of:=IF(NOT([.C41]); &quot;&quot;; [.B4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98</text:p>
          </table:table-cell>
          <table:table-cell office:value-type="string" calcext:value-type="string">
            <text:p>Advanced Deep Learning for Physics</text:p>
          </table:table-cell>
          <table:table-cell table:style-name="ce16" table:formula="of:=AND(NOT(ISNUMBER(FIND([.A42];COM.MICROSOFT.CONCAT(['Modules by Master Areas'.A$6:.A$300])))); NOT(ISBLANK([.A42])))" office:value-type="boolean" office:boolean-value="false" calcext:value-type="boolean">
            <text:p>FALSE</text:p>
          </table:table-cell>
          <table:table-cell table:style-name="ce42" table:formula="of:=IF(NOT([.C42]); &quot;&quot;; [.B4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05</text:p>
          </table:table-cell>
          <table:table-cell office:value-type="string" calcext:value-type="string">
            <text:p>Cyber-Physical Systems</text:p>
          </table:table-cell>
          <table:table-cell table:style-name="ce16" table:formula="of:=AND(NOT(ISNUMBER(FIND([.A43];COM.MICROSOFT.CONCAT(['Modules by Master Areas'.A$6:.A$300])))); NOT(ISBLANK([.A43])))" office:value-type="boolean" office:boolean-value="false" calcext:value-type="boolean">
            <text:p>FALSE</text:p>
          </table:table-cell>
          <table:table-cell table:style-name="ce42" table:formula="of:=IF(NOT([.C43]); &quot;&quot;; [.B4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22</text:p>
          </table:table-cell>
          <table:table-cell office:value-type="string" calcext:value-type="string">
            <text:p>Protein Prediction I for Computer Scientists</text:p>
          </table:table-cell>
          <table:table-cell table:style-name="ce16" table:formula="of:=AND(NOT(ISNUMBER(FIND([.A44];COM.MICROSOFT.CONCAT(['Modules by Master Areas'.A$6:.A$300])))); NOT(ISBLANK([.A44])))" office:value-type="boolean" office:boolean-value="false" calcext:value-type="boolean">
            <text:p>FALSE</text:p>
          </table:table-cell>
          <table:table-cell table:style-name="ce42" table:formula="of:=IF(NOT([.C44]); &quot;&quot;; [.B4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23</text:p>
          </table:table-cell>
          <table:table-cell office:value-type="string" calcext:value-type="string">
            <text:p>Machine Learning for Graphs and Sequential Data</text:p>
          </table:table-cell>
          <table:table-cell table:style-name="ce16" table:formula="of:=AND(NOT(ISNUMBER(FIND([.A45];COM.MICROSOFT.CONCAT(['Modules by Master Areas'.A$6:.A$300])))); NOT(ISBLANK([.A45])))" office:value-type="boolean" office:boolean-value="false" calcext:value-type="boolean">
            <text:p>FALSE</text:p>
          </table:table-cell>
          <table:table-cell table:style-name="ce42" table:formula="of:=IF(NOT([.C45]); &quot;&quot;; [.B4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33</text:p>
          </table:table-cell>
          <table:table-cell office:value-type="string" calcext:value-type="string">
            <text:p>Protocol Design</text:p>
          </table:table-cell>
          <table:table-cell table:style-name="ce16" table:formula="of:=AND(NOT(ISNUMBER(FIND([.A46];COM.MICROSOFT.CONCAT(['Modules by Master Areas'.A$6:.A$300])))); NOT(ISBLANK([.A46])))" office:value-type="boolean" office:boolean-value="false" calcext:value-type="boolean">
            <text:p>FALSE</text:p>
          </table:table-cell>
          <table:table-cell table:style-name="ce42" table:formula="of:=IF(NOT([.C46]); &quot;&quot;; [.B4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5</text:p>
          </table:table-cell>
          <table:table-cell office:value-type="string" calcext:value-type="string">
            <text:p>Algorithms for Uncertainty Quantification</text:p>
          </table:table-cell>
          <table:table-cell table:style-name="ce16" table:formula="of:=AND(NOT(ISNUMBER(FIND([.A47];COM.MICROSOFT.CONCAT(['Modules by Master Areas'.A$6:.A$300])))); NOT(ISBLANK([.A47])))" office:value-type="boolean" office:boolean-value="false" calcext:value-type="boolean">
            <text:p>FALSE</text:p>
          </table:table-cell>
          <table:table-cell table:style-name="ce42" table:formula="of:=IF(NOT([.C47]); &quot;&quot;; [.B4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6</text:p>
          </table:table-cell>
          <table:table-cell office:value-type="string" calcext:value-type="string">
            <text:p>Introduction to Deep Learning</text:p>
          </table:table-cell>
          <table:table-cell table:style-name="ce16" table:formula="of:=AND(NOT(ISNUMBER(FIND([.A48];COM.MICROSOFT.CONCAT(['Modules by Master Areas'.A$6:.A$300])))); NOT(ISBLANK([.A48])))" office:value-type="boolean" office:boolean-value="false" calcext:value-type="boolean">
            <text:p>FALSE</text:p>
          </table:table-cell>
          <table:table-cell table:style-name="ce42" table:formula="of:=IF(NOT([.C48]); &quot;&quot;; [.B4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7</text:p>
          </table:table-cell>
          <table:table-cell office:value-type="string" calcext:value-type="string">
            <text:p>Functional Data Structures</text:p>
          </table:table-cell>
          <table:table-cell table:style-name="ce16" table:formula="of:=AND(NOT(ISNUMBER(FIND([.A49];COM.MICROSOFT.CONCAT(['Modules by Master Areas'.A$6:.A$300])))); NOT(ISBLANK([.A49])))" office:value-type="boolean" office:boolean-value="false" calcext:value-type="boolean">
            <text:p>FALSE</text:p>
          </table:table-cell>
          <table:table-cell table:style-name="ce42" table:formula="of:=IF(NOT([.C49]); &quot;&quot;; [.B4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8</text:p>
          </table:table-cell>
          <table:table-cell office:value-type="string" calcext:value-type="string">
            <text:p>Ringvorlesung "Digitalisierung"</text:p>
          </table:table-cell>
          <table:table-cell table:style-name="ce16" table:formula="of:=AND(NOT(ISNUMBER(FIND([.A50];COM.MICROSOFT.CONCAT(['Modules by Master Areas'.A$6:.A$300])))); NOT(ISBLANK([.A50])))" office:value-type="boolean" office:boolean-value="false" calcext:value-type="boolean">
            <text:p>FALSE</text:p>
          </table:table-cell>
          <table:table-cell table:style-name="ce42" table:formula="of:=IF(NOT([.C50]); &quot;&quot;; [.B5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49</text:p>
          </table:table-cell>
          <table:table-cell office:value-type="string" calcext:value-type="string">
            <text:p>Advanced Deep Learning for Robotics</text:p>
          </table:table-cell>
          <table:table-cell table:style-name="ce16" table:formula="of:=AND(NOT(ISNUMBER(FIND([.A51];COM.MICROSOFT.CONCAT(['Modules by Master Areas'.A$6:.A$300])))); NOT(ISBLANK([.A51])))" office:value-type="boolean" office:boolean-value="false" calcext:value-type="boolean">
            <text:p>FALSE</text:p>
          </table:table-cell>
          <table:table-cell table:style-name="ce42" table:formula="of:=IF(NOT([.C51]); &quot;&quot;; [.B5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54</text:p>
          </table:table-cell>
          <table:table-cell office:value-type="string" calcext:value-type="string">
            <text:p>3D Scanning &amp; Motion Capture</text:p>
          </table:table-cell>
          <table:table-cell table:style-name="ce16" table:formula="of:=AND(NOT(ISNUMBER(FIND([.A52];COM.MICROSOFT.CONCAT(['Modules by Master Areas'.A$6:.A$300])))); NOT(ISBLANK([.A52])))" office:value-type="boolean" office:boolean-value="false" calcext:value-type="boolean">
            <text:p>FALSE</text:p>
          </table:table-cell>
          <table:table-cell table:style-name="ce42" table:formula="of:=IF(NOT([.C52]); &quot;&quot;; [.B5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56</text:p>
          </table:table-cell>
          <table:table-cell office:value-type="string" calcext:value-type="string">
            <text:p>Autonomous Driving</text:p>
          </table:table-cell>
          <table:table-cell table:style-name="ce16" table:formula="of:=AND(NOT(ISNUMBER(FIND([.A53];COM.MICROSOFT.CONCAT(['Modules by Master Areas'.A$6:.A$300])))); NOT(ISBLANK([.A53])))" office:value-type="boolean" office:boolean-value="false" calcext:value-type="boolean">
            <text:p>FALSE</text:p>
          </table:table-cell>
          <table:table-cell table:style-name="ce42" table:formula="of:=IF(NOT([.C53]); &quot;&quot;; [.B5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57</text:p>
          </table:table-cell>
          <table:table-cell office:value-type="string" calcext:value-type="string">
            <text:p>Machine Learning for Computer Vision</text:p>
          </table:table-cell>
          <table:table-cell table:style-name="ce16" table:formula="of:=AND(NOT(ISNUMBER(FIND([.A54];COM.MICROSOFT.CONCAT(['Modules by Master Areas'.A$6:.A$300])))); NOT(ISBLANK([.A54])))" office:value-type="boolean" office:boolean-value="false" calcext:value-type="boolean">
            <text:p>FALSE</text:p>
          </table:table-cell>
          <table:table-cell table:style-name="ce42" table:formula="of:=IF(NOT([.C54]); &quot;&quot;; [.B5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59</text:p>
          </table:table-cell>
          <table:table-cell office:value-type="string" calcext:value-type="string">
            <text:p>Blockchain-based Systems Engineering</text:p>
          </table:table-cell>
          <table:table-cell table:style-name="ce16" table:formula="of:=AND(NOT(ISNUMBER(FIND([.A55];COM.MICROSOFT.CONCAT(['Modules by Master Areas'.A$6:.A$300])))); NOT(ISBLANK([.A55])))" office:value-type="boolean" office:boolean-value="false" calcext:value-type="boolean">
            <text:p>FALSE</text:p>
          </table:table-cell>
          <table:table-cell table:style-name="ce42" table:formula="of:=IF(NOT([.C55]); &quot;&quot;; [.B5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62</text:p>
          </table:table-cell>
          <table:table-cell office:value-type="string" calcext:value-type="string">
            <text:p>Language based Security</text:p>
          </table:table-cell>
          <table:table-cell table:style-name="ce16" table:formula="of:=AND(NOT(ISNUMBER(FIND([.A56];COM.MICROSOFT.CONCAT(['Modules by Master Areas'.A$6:.A$300])))); NOT(ISBLANK([.A56])))" office:value-type="boolean" office:boolean-value="false" calcext:value-type="boolean">
            <text:p>FALSE</text:p>
          </table:table-cell>
          <table:table-cell table:style-name="ce42" table:formula="of:=IF(NOT([.C56]); &quot;&quot;; [.B56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75</text:p>
          </table:table-cell>
          <table:table-cell office:value-type="string" calcext:value-type="string">
            <text:p>Computer Vision III: Detection, Segmentation, and Tracking</text:p>
          </table:table-cell>
          <table:table-cell table:style-name="ce16" table:formula="of:=AND(NOT(ISNUMBER(FIND([.A57];COM.MICROSOFT.CONCAT(['Modules by Master Areas'.A$6:.A$300])))); NOT(ISBLANK([.A57])))" office:value-type="boolean" office:boolean-value="false" calcext:value-type="boolean">
            <text:p>FALSE</text:p>
          </table:table-cell>
          <table:table-cell table:style-name="ce42" table:formula="of:=IF(NOT([.C57]); &quot;&quot;; [.B57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78</text:p>
          </table:table-cell>
          <table:table-cell office:value-type="string" calcext:value-type="string">
            <text:p>Statistical Foundations of Learning</text:p>
          </table:table-cell>
          <table:table-cell table:style-name="ce16" table:formula="of:=AND(NOT(ISNUMBER(FIND([.A58];COM.MICROSOFT.CONCAT(['Modules by Master Areas'.A$6:.A$300])))); NOT(ISBLANK([.A58])))" office:value-type="boolean" office:boolean-value="false" calcext:value-type="boolean">
            <text:p>FALSE</text:p>
          </table:table-cell>
          <table:table-cell table:style-name="ce42" table:formula="of:=IF(NOT([.C58]); &quot;&quot;; [.B58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88</text:p>
          </table:table-cell>
          <table:table-cell office:value-type="string" calcext:value-type="string">
            <text:p>Tensor Networks</text:p>
          </table:table-cell>
          <table:table-cell table:style-name="ce16" table:formula="of:=AND(NOT(ISNUMBER(FIND([.A59];COM.MICROSOFT.CONCAT(['Modules by Master Areas'.A$6:.A$300])))); NOT(ISBLANK([.A59])))" office:value-type="boolean" office:boolean-value="false" calcext:value-type="boolean">
            <text:p>FALSE</text:p>
          </table:table-cell>
          <table:table-cell table:style-name="ce42" table:formula="of:=IF(NOT([.C59]); &quot;&quot;; [.B5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0</text:p>
          </table:table-cell>
          <table:table-cell office:value-type="string" calcext:value-type="string">
            <text:p>Advanced Deep Learning for Computer Vision: Visual Computing</text:p>
          </table:table-cell>
          <table:table-cell table:style-name="ce16" table:formula="of:=AND(NOT(ISNUMBER(FIND([.A60];COM.MICROSOFT.CONCAT(['Modules by Master Areas'.A$6:.A$300])))); NOT(ISBLANK([.A60])))" office:value-type="boolean" office:boolean-value="false" calcext:value-type="boolean">
            <text:p>FALSE</text:p>
          </table:table-cell>
          <table:table-cell table:style-name="ce42" table:formula="of:=IF(NOT([.C60]); &quot;&quot;; [.B60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2</text:p>
          </table:table-cell>
          <table:table-cell office:value-type="string" calcext:value-type="string">
            <text:p>Machine Learning for 3D Geometry</text:p>
          </table:table-cell>
          <table:table-cell table:style-name="ce16" table:formula="of:=AND(NOT(ISNUMBER(FIND([.A61];COM.MICROSOFT.CONCAT(['Modules by Master Areas'.A$6:.A$300])))); NOT(ISBLANK([.A61])))" office:value-type="boolean" office:boolean-value="false" calcext:value-type="boolean">
            <text:p>FALSE</text:p>
          </table:table-cell>
          <table:table-cell table:style-name="ce42" table:formula="of:=IF(NOT([.C61]); &quot;&quot;; [.B61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3</text:p>
          </table:table-cell>
          <table:table-cell office:value-type="string" calcext:value-type="string">
            <text:p>Lecture Machine Learning for Regulatory Genomics</text:p>
          </table:table-cell>
          <table:table-cell table:style-name="ce16" table:formula="of:=AND(NOT(ISNUMBER(FIND([.A62];COM.MICROSOFT.CONCAT(['Modules by Master Areas'.A$6:.A$300])))); NOT(ISBLANK([.A62])))" office:value-type="boolean" office:boolean-value="false" calcext:value-type="boolean">
            <text:p>FALSE</text:p>
          </table:table-cell>
          <table:table-cell table:style-name="ce42" table:formula="of:=IF(NOT([.C62]); &quot;&quot;; [.B62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4</text:p>
          </table:table-cell>
          <table:table-cell office:value-type="string" calcext:value-type="string">
            <text:p>Requirements Engineering</text:p>
          </table:table-cell>
          <table:table-cell table:style-name="ce16" table:formula="of:=AND(NOT(ISNUMBER(FIND([.A63];COM.MICROSOFT.CONCAT(['Modules by Master Areas'.A$6:.A$300])))); NOT(ISBLANK([.A63])))" office:value-type="boolean" office:boolean-value="false" calcext:value-type="boolean">
            <text:p>FALSE</text:p>
          </table:table-cell>
          <table:table-cell table:style-name="ce42" table:formula="of:=IF(NOT([.C63]); &quot;&quot;; [.B63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5</text:p>
          </table:table-cell>
          <table:table-cell office:value-type="string" calcext:value-type="string">
            <text:p>Legal Data Science and Informatics</text:p>
          </table:table-cell>
          <table:table-cell table:style-name="ce16" table:formula="of:=AND(NOT(ISNUMBER(FIND([.A64];COM.MICROSOFT.CONCAT(['Modules by Master Areas'.A$6:.A$300])))); NOT(ISBLANK([.A64])))" office:value-type="boolean" office:boolean-value="false" calcext:value-type="boolean">
            <text:p>FALSE</text:p>
          </table:table-cell>
          <table:table-cell table:style-name="ce42" table:formula="of:=IF(NOT([.C64]); &quot;&quot;; [.B64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400</text:p>
          </table:table-cell>
          <table:table-cell office:value-type="string" calcext:value-type="string">
            <text:p>Advanced Concepts of Quantum Computing</text:p>
          </table:table-cell>
          <table:table-cell table:style-name="ce16" table:formula="of:=AND(NOT(ISNUMBER(FIND([.A65];COM.MICROSOFT.CONCAT(['Modules by Master Areas'.A$6:.A$300])))); NOT(ISBLANK([.A65])))" office:value-type="boolean" office:boolean-value="false" calcext:value-type="boolean">
            <text:p>FALSE</text:p>
          </table:table-cell>
          <table:table-cell table:style-name="ce42" table:formula="of:=IF(NOT([.C65]); &quot;&quot;; [.B65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407</text:p>
          </table:table-cell>
          <table:table-cell office:value-type="string" calcext:value-type="string">
            <text:p>Hardware Security</text:p>
          </table:table-cell>
          <table:table-cell table:style-name="ce16" table:formula="of:=AND(NOT(ISNUMBER(FIND([.A66];COM.MICROSOFT.CONCAT(['Modules by Master Areas'.A$6:.A$300])))); NOT(ISBLANK([.A66])))" office:value-type="boolean" office:boolean-value="true" calcext:value-type="boolean">
            <text:p>TRUE</text:p>
          </table:table-cell>
          <table:table-cell table:style-name="ce42" table:formula="of:=IF(NOT([.C66]); &quot;&quot;; [.B66])" office:value-type="string" office:string-value="Hardware Security" calcext:value-type="string">
            <text:p>Hardware Securit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408</text:p>
          </table:table-cell>
          <table:table-cell office:value-type="string" calcext:value-type="string">
            <text:p>Artificial Intelligence in Medicine II</text:p>
          </table:table-cell>
          <table:table-cell table:style-name="ce16" table:formula="of:=AND(NOT(ISNUMBER(FIND([.A67];COM.MICROSOFT.CONCAT(['Modules by Master Areas'.A$6:.A$300])))); NOT(ISBLANK([.A67])))" office:value-type="boolean" office:boolean-value="true" calcext:value-type="boolean">
            <text:p>TRUE</text:p>
          </table:table-cell>
          <table:table-cell table:style-name="ce42" table:formula="of:=IF(NOT([.C67]); &quot;&quot;; [.B67])" office:value-type="string" office:string-value="Artificial Intelligence in Medicine II" calcext:value-type="string">
            <text:p>Artificial Intelligence in Medicine II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410</text:p>
          </table:table-cell>
          <table:table-cell office:value-type="string" calcext:value-type="string">
            <text:p>Causality</text:p>
          </table:table-cell>
          <table:table-cell table:style-name="ce16" table:formula="of:=AND(NOT(ISNUMBER(FIND([.A68];COM.MICROSOFT.CONCAT(['Modules by Master Areas'.A$6:.A$300])))); NOT(ISBLANK([.A68])))" office:value-type="boolean" office:boolean-value="true" calcext:value-type="boolean">
            <text:p>TRUE</text:p>
          </table:table-cell>
          <table:table-cell table:style-name="ce42" table:formula="of:=IF(NOT([.C68]); &quot;&quot;; [.B68])" office:value-type="string" office:string-value="Causality" calcext:value-type="string">
            <text:p>Causalit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3450</text:p>
          </table:table-cell>
          <table:table-cell office:value-type="string" calcext:value-type="string">
            <text:p>Selected Topics in Computer Architecture, Computer Networks and Distributed Systems</text:p>
          </table:table-cell>
          <table:table-cell table:style-name="ce16" table:formula="of:=AND(NOT(ISNUMBER(FIND([.A69];COM.MICROSOFT.CONCAT(['Modules by Master Areas'.A$6:.A$300])))); NOT(ISBLANK([.A69])))" office:value-type="boolean" office:boolean-value="false" calcext:value-type="boolean">
            <text:p>FALSE</text:p>
          </table:table-cell>
          <table:table-cell table:style-name="ce42" table:formula="of:=IF(NOT([.C69]); &quot;&quot;; [.B69])">
            <text:p/>
          </table:table-cell>
          <table:table-cell table:number-columns-repeated="5"/>
        </table:table-row>
        <table:table-row table:style-name="ro15">
          <table:table-cell office:value-type="string" calcext:value-type="string">
            <text:p>IN9003</text:p>
          </table:table-cell>
          <table:table-cell office:value-type="string" calcext:value-type="string">
            <text:p>Informatics and LawÜberfachliche Grundlagen,</text:p>
          </table:table-cell>
          <table:table-cell table:style-name="ce16" table:formula="of:=AND(NOT(ISNUMBER(FIND([.A70];COM.MICROSOFT.CONCAT(['Modules by Master Areas'.A$6:.A$300])))); NOT(ISBLANK([.A70])))" office:value-type="boolean" office:boolean-value="true" calcext:value-type="boolean">
            <text:p>TRUE</text:p>
          </table:table-cell>
          <table:table-cell table:style-name="ce42" table:formula="of:=IF(NOT([.C70]); &quot;&quot;; [.B70])" office:value-type="string" office:string-value="Informatics and LawÜberfachliche Grundlagen," calcext:value-type="string">
            <text:p>Informatics and LawÜberfachliche Grundlagen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9048</text:p>
          </table:table-cell>
          <table:table-cell office:value-type="string" calcext:value-type="string">
            <text:p>Innovation Generation in The Healthcare Domain</text:p>
          </table:table-cell>
          <table:table-cell table:style-name="ce16" table:formula="of:=AND(NOT(ISNUMBER(FIND([.A71];COM.MICROSOFT.CONCAT(['Modules by Master Areas'.A$6:.A$300])))); NOT(ISBLANK([.A71])))" office:value-type="boolean" office:boolean-value="true" calcext:value-type="boolean">
            <text:p>TRUE</text:p>
          </table:table-cell>
          <table:table-cell table:style-name="ce42" table:formula="of:=IF(NOT([.C71]); &quot;&quot;; [.B71])" office:value-type="string" office:string-value="Innovation Generation in The Healthcare Domain" calcext:value-type="string">
            <text:p>Innovation Generation in The Healthcare Domain</text:p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2];COM.MICROSOFT.CONCAT(['Modules by Master Areas'.A$6:.A$300])))); NOT(ISBLANK([.A72])))" office:value-type="boolean" office:boolean-value="false" calcext:value-type="boolean">
            <text:p>FALSE</text:p>
          </table:table-cell>
          <table:table-cell table:style-name="ce42" table:formula="of:=IF(NOT([.C72]); &quot;&quot;; [.B7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3];COM.MICROSOFT.CONCAT(['Modules by Master Areas'.A$6:.A$300])))); NOT(ISBLANK([.A73])))" office:value-type="boolean" office:boolean-value="false" calcext:value-type="boolean">
            <text:p>FALSE</text:p>
          </table:table-cell>
          <table:table-cell table:style-name="ce42" table:formula="of:=IF(NOT([.C73]); &quot;&quot;; [.B7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4];COM.MICROSOFT.CONCAT(['Modules by Master Areas'.A$6:.A$300])))); NOT(ISBLANK([.A74])))" office:value-type="boolean" office:boolean-value="false" calcext:value-type="boolean">
            <text:p>FALSE</text:p>
          </table:table-cell>
          <table:table-cell table:style-name="ce42" table:formula="of:=IF(NOT([.C74]); &quot;&quot;; [.B7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5];COM.MICROSOFT.CONCAT(['Modules by Master Areas'.A$6:.A$300])))); NOT(ISBLANK([.A75])))" office:value-type="boolean" office:boolean-value="false" calcext:value-type="boolean">
            <text:p>FALSE</text:p>
          </table:table-cell>
          <table:table-cell table:style-name="ce42" table:formula="of:=IF(NOT([.C75]); &quot;&quot;; [.B7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6];COM.MICROSOFT.CONCAT(['Modules by Master Areas'.A$6:.A$300])))); NOT(ISBLANK([.A76])))" office:value-type="boolean" office:boolean-value="false" calcext:value-type="boolean">
            <text:p>FALSE</text:p>
          </table:table-cell>
          <table:table-cell table:style-name="ce42" table:formula="of:=IF(NOT([.C76]); &quot;&quot;; [.B7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7];COM.MICROSOFT.CONCAT(['Modules by Master Areas'.A$6:.A$300])))); NOT(ISBLANK([.A77])))" office:value-type="boolean" office:boolean-value="false" calcext:value-type="boolean">
            <text:p>FALSE</text:p>
          </table:table-cell>
          <table:table-cell table:style-name="ce42" table:formula="of:=IF(NOT([.C77]); &quot;&quot;; [.B7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8];COM.MICROSOFT.CONCAT(['Modules by Master Areas'.A$6:.A$300])))); NOT(ISBLANK([.A78])))" office:value-type="boolean" office:boolean-value="false" calcext:value-type="boolean">
            <text:p>FALSE</text:p>
          </table:table-cell>
          <table:table-cell table:style-name="ce42" table:formula="of:=IF(NOT([.C78]); &quot;&quot;; [.B7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79];COM.MICROSOFT.CONCAT(['Modules by Master Areas'.A$6:.A$300])))); NOT(ISBLANK([.A79])))" office:value-type="boolean" office:boolean-value="false" calcext:value-type="boolean">
            <text:p>FALSE</text:p>
          </table:table-cell>
          <table:table-cell table:style-name="ce42" table:formula="of:=IF(NOT([.C79]); &quot;&quot;; [.B7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0];COM.MICROSOFT.CONCAT(['Modules by Master Areas'.A$6:.A$300])))); NOT(ISBLANK([.A80])))" office:value-type="boolean" office:boolean-value="false" calcext:value-type="boolean">
            <text:p>FALSE</text:p>
          </table:table-cell>
          <table:table-cell table:style-name="ce42" table:formula="of:=IF(NOT([.C80]); &quot;&quot;; [.B8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1];COM.MICROSOFT.CONCAT(['Modules by Master Areas'.A$6:.A$300])))); NOT(ISBLANK([.A81])))" office:value-type="boolean" office:boolean-value="false" calcext:value-type="boolean">
            <text:p>FALSE</text:p>
          </table:table-cell>
          <table:table-cell table:style-name="ce42" table:formula="of:=IF(NOT([.C81]); &quot;&quot;; [.B8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2];COM.MICROSOFT.CONCAT(['Modules by Master Areas'.A$6:.A$300])))); NOT(ISBLANK([.A82])))" office:value-type="boolean" office:boolean-value="false" calcext:value-type="boolean">
            <text:p>FALSE</text:p>
          </table:table-cell>
          <table:table-cell table:style-name="ce42" table:formula="of:=IF(NOT([.C82]); &quot;&quot;; [.B8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3];COM.MICROSOFT.CONCAT(['Modules by Master Areas'.A$6:.A$300])))); NOT(ISBLANK([.A83])))" office:value-type="boolean" office:boolean-value="false" calcext:value-type="boolean">
            <text:p>FALSE</text:p>
          </table:table-cell>
          <table:table-cell table:style-name="ce42" table:formula="of:=IF(NOT([.C83]); &quot;&quot;; [.B8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4];COM.MICROSOFT.CONCAT(['Modules by Master Areas'.A$6:.A$300])))); NOT(ISBLANK([.A84])))" office:value-type="boolean" office:boolean-value="false" calcext:value-type="boolean">
            <text:p>FALSE</text:p>
          </table:table-cell>
          <table:table-cell table:style-name="ce42" table:formula="of:=IF(NOT([.C84]); &quot;&quot;; [.B8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5];COM.MICROSOFT.CONCAT(['Modules by Master Areas'.A$6:.A$300])))); NOT(ISBLANK([.A85])))" office:value-type="boolean" office:boolean-value="false" calcext:value-type="boolean">
            <text:p>FALSE</text:p>
          </table:table-cell>
          <table:table-cell table:style-name="ce42" table:formula="of:=IF(NOT([.C85]); &quot;&quot;; [.B8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6];COM.MICROSOFT.CONCAT(['Modules by Master Areas'.A$6:.A$300])))); NOT(ISBLANK([.A86])))" office:value-type="boolean" office:boolean-value="false" calcext:value-type="boolean">
            <text:p>FALSE</text:p>
          </table:table-cell>
          <table:table-cell table:style-name="ce42" table:formula="of:=IF(NOT([.C86]); &quot;&quot;; [.B8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7];COM.MICROSOFT.CONCAT(['Modules by Master Areas'.A$6:.A$300])))); NOT(ISBLANK([.A87])))" office:value-type="boolean" office:boolean-value="false" calcext:value-type="boolean">
            <text:p>FALSE</text:p>
          </table:table-cell>
          <table:table-cell table:style-name="ce42" table:formula="of:=IF(NOT([.C87]); &quot;&quot;; [.B8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8];COM.MICROSOFT.CONCAT(['Modules by Master Areas'.A$6:.A$300])))); NOT(ISBLANK([.A88])))" office:value-type="boolean" office:boolean-value="false" calcext:value-type="boolean">
            <text:p>FALSE</text:p>
          </table:table-cell>
          <table:table-cell table:style-name="ce42" table:formula="of:=IF(NOT([.C88]); &quot;&quot;; [.B8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9];COM.MICROSOFT.CONCAT(['Modules by Master Areas'.A$6:.A$300])))); NOT(ISBLANK([.A89])))" office:value-type="boolean" office:boolean-value="false" calcext:value-type="boolean">
            <text:p>FALSE</text:p>
          </table:table-cell>
          <table:table-cell table:style-name="ce42" table:formula="of:=IF(NOT([.C89]); &quot;&quot;; [.B8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0];COM.MICROSOFT.CONCAT(['Modules by Master Areas'.A$6:.A$300])))); NOT(ISBLANK([.A90])))" office:value-type="boolean" office:boolean-value="false" calcext:value-type="boolean">
            <text:p>FALSE</text:p>
          </table:table-cell>
          <table:table-cell table:style-name="ce42" table:formula="of:=IF(NOT([.C90]); &quot;&quot;; [.B9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1];COM.MICROSOFT.CONCAT(['Modules by Master Areas'.A$6:.A$300])))); NOT(ISBLANK([.A91])))" office:value-type="boolean" office:boolean-value="false" calcext:value-type="boolean">
            <text:p>FALSE</text:p>
          </table:table-cell>
          <table:table-cell table:style-name="ce42" table:formula="of:=IF(NOT([.C91]); &quot;&quot;; [.B9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2];COM.MICROSOFT.CONCAT(['Modules by Master Areas'.A$6:.A$300])))); NOT(ISBLANK([.A92])))" office:value-type="boolean" office:boolean-value="false" calcext:value-type="boolean">
            <text:p>FALSE</text:p>
          </table:table-cell>
          <table:table-cell table:style-name="ce42" table:formula="of:=IF(NOT([.C92]); &quot;&quot;; [.B9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3];COM.MICROSOFT.CONCAT(['Modules by Master Areas'.A$6:.A$300])))); NOT(ISBLANK([.A93])))" office:value-type="boolean" office:boolean-value="false" calcext:value-type="boolean">
            <text:p>FALSE</text:p>
          </table:table-cell>
          <table:table-cell table:style-name="ce42" table:formula="of:=IF(NOT([.C93]); &quot;&quot;; [.B9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4];COM.MICROSOFT.CONCAT(['Modules by Master Areas'.A$6:.A$300])))); NOT(ISBLANK([.A94])))" office:value-type="boolean" office:boolean-value="false" calcext:value-type="boolean">
            <text:p>FALSE</text:p>
          </table:table-cell>
          <table:table-cell table:style-name="ce42" table:formula="of:=IF(NOT([.C94]); &quot;&quot;; [.B9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5];COM.MICROSOFT.CONCAT(['Modules by Master Areas'.A$6:.A$300])))); NOT(ISBLANK([.A95])))" office:value-type="boolean" office:boolean-value="false" calcext:value-type="boolean">
            <text:p>FALSE</text:p>
          </table:table-cell>
          <table:table-cell table:style-name="ce42" table:formula="of:=IF(NOT([.C95]); &quot;&quot;; [.B9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6];COM.MICROSOFT.CONCAT(['Modules by Master Areas'.A$6:.A$300])))); NOT(ISBLANK([.A96])))" office:value-type="boolean" office:boolean-value="false" calcext:value-type="boolean">
            <text:p>FALSE</text:p>
          </table:table-cell>
          <table:table-cell table:style-name="ce42" table:formula="of:=IF(NOT([.C96]); &quot;&quot;; [.B9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7];COM.MICROSOFT.CONCAT(['Modules by Master Areas'.A$6:.A$300])))); NOT(ISBLANK([.A97])))" office:value-type="boolean" office:boolean-value="false" calcext:value-type="boolean">
            <text:p>FALSE</text:p>
          </table:table-cell>
          <table:table-cell table:style-name="ce42" table:formula="of:=IF(NOT([.C97]); &quot;&quot;; [.B9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8];COM.MICROSOFT.CONCAT(['Modules by Master Areas'.A$6:.A$300])))); NOT(ISBLANK([.A98])))" office:value-type="boolean" office:boolean-value="false" calcext:value-type="boolean">
            <text:p>FALSE</text:p>
          </table:table-cell>
          <table:table-cell table:style-name="ce42" table:formula="of:=IF(NOT([.C98]); &quot;&quot;; [.B9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9];COM.MICROSOFT.CONCAT(['Modules by Master Areas'.A$6:.A$300])))); NOT(ISBLANK([.A99])))" office:value-type="boolean" office:boolean-value="false" calcext:value-type="boolean">
            <text:p>FALSE</text:p>
          </table:table-cell>
          <table:table-cell table:style-name="ce42" table:formula="of:=IF(NOT([.C99]); &quot;&quot;; [.B9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0];COM.MICROSOFT.CONCAT(['Modules by Master Areas'.A$6:.A$300])))); NOT(ISBLANK([.A100])))" office:value-type="boolean" office:boolean-value="false" calcext:value-type="boolean">
            <text:p>FALSE</text:p>
          </table:table-cell>
          <table:table-cell table:style-name="ce42" table:formula="of:=IF(NOT([.C100]); &quot;&quot;; [.B10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1];COM.MICROSOFT.CONCAT(['Modules by Master Areas'.A$6:.A$300])))); NOT(ISBLANK([.A101])))" office:value-type="boolean" office:boolean-value="false" calcext:value-type="boolean">
            <text:p>FALSE</text:p>
          </table:table-cell>
          <table:table-cell table:style-name="ce42" table:formula="of:=IF(NOT([.C101]); &quot;&quot;; [.B10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2];COM.MICROSOFT.CONCAT(['Modules by Master Areas'.A$6:.A$300])))); NOT(ISBLANK([.A102])))" office:value-type="boolean" office:boolean-value="false" calcext:value-type="boolean">
            <text:p>FALSE</text:p>
          </table:table-cell>
          <table:table-cell table:style-name="ce42" table:formula="of:=IF(NOT([.C102]); &quot;&quot;; [.B10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3];COM.MICROSOFT.CONCAT(['Modules by Master Areas'.A$6:.A$300])))); NOT(ISBLANK([.A103])))" office:value-type="boolean" office:boolean-value="false" calcext:value-type="boolean">
            <text:p>FALSE</text:p>
          </table:table-cell>
          <table:table-cell table:style-name="ce42" table:formula="of:=IF(NOT([.C103]); &quot;&quot;; [.B10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4]); &quot;&quot;; ISNUMBER(FIND([.A104];COM.MICROSOFT.CONCAT(['Modules by Master Areas'.A$6:.A$197]))))">
            <text:p/>
          </table:table-cell>
          <table:table-cell table:style-name="ce42" table:formula="of:=IF(OR(ISBLANK([.A104]); [.C104]); &quot;&quot;; [.B10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5]); &quot;&quot;; ISNUMBER(FIND([.A105];COM.MICROSOFT.CONCAT(['Modules by Master Areas'.A$6:.A$197]))))">
            <text:p/>
          </table:table-cell>
          <table:table-cell table:style-name="ce42" table:formula="of:=IF(OR(ISBLANK([.A105]); [.C105]); &quot;&quot;; [.B10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6]); &quot;&quot;; ISNUMBER(FIND([.A106];COM.MICROSOFT.CONCAT(['Modules by Master Areas'.A$6:.A$197]))))">
            <text:p/>
          </table:table-cell>
          <table:table-cell table:style-name="ce42" table:formula="of:=IF(OR(ISBLANK([.A106]); [.C106]); &quot;&quot;; [.B10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7]); &quot;&quot;; ISNUMBER(FIND([.A107];COM.MICROSOFT.CONCAT(['Modules by Master Areas'.A$6:.A$197]))))">
            <text:p/>
          </table:table-cell>
          <table:table-cell table:style-name="ce42" table:formula="of:=IF(OR(ISBLANK([.A107]); [.C107]); &quot;&quot;; [.B10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8]); &quot;&quot;; ISNUMBER(FIND([.A108];COM.MICROSOFT.CONCAT(['Modules by Master Areas'.A$6:.A$197]))))">
            <text:p/>
          </table:table-cell>
          <table:table-cell table:style-name="ce42" table:formula="of:=IF(OR(ISBLANK([.A108]); [.C108]); &quot;&quot;; [.B10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9]); &quot;&quot;; ISNUMBER(FIND([.A109];COM.MICROSOFT.CONCAT(['Modules by Master Areas'.A$6:.A$197]))))">
            <text:p/>
          </table:table-cell>
          <table:table-cell table:style-name="ce42" table:formula="of:=IF(OR(ISBLANK([.A109]); [.C109]); &quot;&quot;; [.B10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0]); &quot;&quot;; ISNUMBER(FIND([.A110];COM.MICROSOFT.CONCAT(['Modules by Master Areas'.A$6:.A$197]))))">
            <text:p/>
          </table:table-cell>
          <table:table-cell table:style-name="ce42" table:formula="of:=IF(OR(ISBLANK([.A110]); [.C110]); &quot;&quot;; [.B11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1]); &quot;&quot;; ISNUMBER(FIND([.A111];COM.MICROSOFT.CONCAT(['Modules by Master Areas'.A$6:.A$197]))))">
            <text:p/>
          </table:table-cell>
          <table:table-cell table:style-name="ce42" table:formula="of:=IF(OR(ISBLANK([.A111]); [.C111]); &quot;&quot;; [.B11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2]); &quot;&quot;; ISNUMBER(FIND([.A112];COM.MICROSOFT.CONCAT(['Modules by Master Areas'.A$6:.A$197]))))">
            <text:p/>
          </table:table-cell>
          <table:table-cell table:style-name="ce42" table:formula="of:=IF(OR(ISBLANK([.A112]); [.C112]); &quot;&quot;; [.B11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3]); &quot;&quot;; ISNUMBER(FIND([.A113];COM.MICROSOFT.CONCAT(['Modules by Master Areas'.A$6:.A$197]))))">
            <text:p/>
          </table:table-cell>
          <table:table-cell table:style-name="ce42" table:formula="of:=IF(OR(ISBLANK([.A113]); [.C113]); &quot;&quot;; [.B11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4]); &quot;&quot;; ISNUMBER(FIND([.A114];COM.MICROSOFT.CONCAT(['Modules by Master Areas'.A$6:.A$197]))))">
            <text:p/>
          </table:table-cell>
          <table:table-cell table:style-name="ce42" table:formula="of:=IF(OR(ISBLANK([.A114]); [.C114]); &quot;&quot;; [.B11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5]); &quot;&quot;; ISNUMBER(FIND([.A115];COM.MICROSOFT.CONCAT(['Modules by Master Areas'.A$6:.A$197]))))">
            <text:p/>
          </table:table-cell>
          <table:table-cell table:style-name="ce42" table:formula="of:=IF(OR(ISBLANK([.A115]); [.C115]); &quot;&quot;; [.B11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6]); &quot;&quot;; ISNUMBER(FIND([.A116];COM.MICROSOFT.CONCAT(['Modules by Master Areas'.A$6:.A$197]))))">
            <text:p/>
          </table:table-cell>
          <table:table-cell table:style-name="ce42" table:formula="of:=IF(OR(ISBLANK([.A116]); [.C116]); &quot;&quot;; [.B11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7]); &quot;&quot;; ISNUMBER(FIND([.A117];COM.MICROSOFT.CONCAT(['Modules by Master Areas'.A$6:.A$197]))))">
            <text:p/>
          </table:table-cell>
          <table:table-cell table:style-name="ce42" table:formula="of:=IF(OR(ISBLANK([.A117]); [.C117]); &quot;&quot;; [.B11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8]); &quot;&quot;; ISNUMBER(FIND([.A118];COM.MICROSOFT.CONCAT(['Modules by Master Areas'.A$6:.A$197]))))">
            <text:p/>
          </table:table-cell>
          <table:table-cell table:style-name="ce42" table:formula="of:=IF(OR(ISBLANK([.A118]); [.C118]); &quot;&quot;; [.B118])">
            <text:p/>
          </table:table-cell>
          <table:table-cell table:number-columns-repeated="5"/>
        </table:table-row>
        <table:table-row table:style-name="ro8" table:number-rows-repeated="126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Offered modules from TUM online (Other IN)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ce5"/>
        <table:table-column table:style-name="co11" table:default-cell-style-name="ce5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8">
          <table:table-cell office:value-type="string" calcext:value-type="string" table:number-columns-spanned="9" table:number-rows-spanned="3">
            <text:p>List of module numbers of offered courses in SS22 from TUM online. Obtained with fetch_courses.py.</text:p>
          </table:table-cell>
          <table:covered-table-cell/>
          <table:covered-table-cell table:number-columns-repeated="2" table:style-name="ce2"/>
          <table:covered-table-cell table:number-columns-repeated="5"/>
        </table:table-row>
        <table:table-row table:style-name="ro13">
          <table:covered-table-cell table:number-columns-repeated="9"/>
        </table:table-row>
        <table:table-row table:style-name="ro14">
          <table:covered-table-cell table:number-columns-repeated="9"/>
        </table:table-row>
        <table:table-row table:style-name="ro8">
          <table:table-cell table:style-name="ce30" office:value-type="string" calcext:value-type="string">
            <text:p>Module No.</text:p>
          </table:table-cell>
          <table:table-cell table:style-name="ce30"/>
          <table:table-cell/>
          <table:table-cell office:value-type="string" calcext:value-type="string">
            <text:p>Title if not included in any Area: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25</text:p>
          </table:table-cell>
          <table:table-cell office:value-type="string" calcext:value-type="string">
            <text:p>Information Technologies and Society</text:p>
          </table:table-cell>
          <table:table-cell table:style-name="ce16" table:formula="of:=AND(NOT(ISNUMBER(FIND([.A5];COM.MICROSOFT.CONCAT(['Offered modules from TUM online (Master)'.A$6:.A$300])))); NOT(ISBLANK([.A5])))" office:value-type="boolean" office:boolean-value="true" calcext:value-type="boolean">
            <text:p>TRUE</text:p>
          </table:table-cell>
          <table:table-cell table:style-name="ce42" table:formula="of:=IF(NOT([.C5]); &quot;&quot;; [.B5])" office:value-type="string" office:string-value="Information Technologies and Society" calcext:value-type="string">
            <text:p>Information Technologies and Societ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38</text:p>
          </table:table-cell>
          <table:table-cell office:value-type="string" calcext:value-type="string">
            <text:p>Real-time Computer Graphics</text:p>
          </table:table-cell>
          <table:table-cell table:style-name="ce16" table:formula="of:=AND(NOT(ISNUMBER(FIND([.A6];COM.MICROSOFT.CONCAT(['Offered modules from TUM online (Master)'.A$6:.A$300])))); NOT(ISBLANK([.A6])))" office:value-type="boolean" office:boolean-value="true" calcext:value-type="boolean">
            <text:p>TRUE</text:p>
          </table:table-cell>
          <table:table-cell table:style-name="ce42" table:formula="of:=IF(NOT([.C6]); &quot;&quot;; [.B6])" office:value-type="string" office:string-value="Real-time Computer Graphics" calcext:value-type="string">
            <text:p>Real-time Computer Graphic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0040</text:p>
          </table:table-cell>
          <table:table-cell office:value-type="string" calcext:value-type="string">
            <text:p>Social Gaming</text:p>
          </table:table-cell>
          <table:table-cell table:style-name="ce16" table:formula="of:=AND(NOT(ISNUMBER(FIND([.A7];COM.MICROSOFT.CONCAT(['Offered modules from TUM online (Master)'.A$6:.A$300])))); NOT(ISBLANK([.A7])))" office:value-type="boolean" office:boolean-value="true" calcext:value-type="boolean">
            <text:p>TRUE</text:p>
          </table:table-cell>
          <table:table-cell table:style-name="ce42" table:formula="of:=IF(NOT([.C7]); &quot;&quot;; [.B7])" office:value-type="string" office:string-value="Social Gaming" calcext:value-type="string">
            <text:p>Social Gaming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05</text:p>
          </table:table-cell>
          <table:table-cell office:value-type="string" calcext:value-type="string">
            <text:p>Business Process Technologies and Management</text:p>
          </table:table-cell>
          <table:table-cell table:style-name="ce16" table:formula="of:=AND(NOT(ISNUMBER(FIND([.A8];COM.MICROSOFT.CONCAT(['Offered modules from TUM online (Master)'.A$6:.A$300])))); NOT(ISBLANK([.A8])))" office:value-type="boolean" office:boolean-value="true" calcext:value-type="boolean">
            <text:p>TRUE</text:p>
          </table:table-cell>
          <table:table-cell table:style-name="ce42" table:formula="of:=IF(NOT([.C8]); &quot;&quot;; [.B8])" office:value-type="string" office:string-value="Business Process Technologies and Management" calcext:value-type="string">
            <text:p>Business Process Technologies and Management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37</text:p>
          </table:table-cell>
          <table:table-cell office:value-type="string" calcext:value-type="string">
            <text:p>Doktorandenseminar</text:p>
          </table:table-cell>
          <table:table-cell table:style-name="ce16" table:formula="of:=AND(NOT(ISNUMBER(FIND([.A9];COM.MICROSOFT.CONCAT(['Offered modules from TUM online (Master)'.A$6:.A$300])))); NOT(ISBLANK([.A9])))" office:value-type="boolean" office:boolean-value="true" calcext:value-type="boolean">
            <text:p>TRUE</text:p>
          </table:table-cell>
          <table:table-cell table:style-name="ce42" table:formula="of:=IF(NOT([.C9]); &quot;&quot;; [.B9])" office:value-type="string" office:string-value="Doktorandenseminar" calcext:value-type="string">
            <text:p>Doktorandenseminar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41</text:p>
          </table:table-cell>
          <table:table-cell office:value-type="string" calcext:value-type="string">
            <text:p>Scientific Computing II</text:p>
          </table:table-cell>
          <table:table-cell table:style-name="ce16" table:formula="of:=AND(NOT(ISNUMBER(FIND([.A10];COM.MICROSOFT.CONCAT(['Offered modules from TUM online (Master)'.A$6:.A$300])))); NOT(ISBLANK([.A10])))" office:value-type="boolean" office:boolean-value="true" calcext:value-type="boolean">
            <text:p>TRUE</text:p>
          </table:table-cell>
          <table:table-cell table:style-name="ce42" table:formula="of:=IF(NOT([.C10]); &quot;&quot;; [.B10])" office:value-type="string" office:string-value="Scientific Computing II" calcext:value-type="string">
            <text:p>Scientific Computing II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49</text:p>
          </table:table-cell>
          <table:table-cell office:value-type="string" calcext:value-type="string">
            <text:p>Gems of Informatics 2</text:p>
          </table:table-cell>
          <table:table-cell table:style-name="ce16" table:formula="of:=AND(NOT(ISNUMBER(FIND([.A11];COM.MICROSOFT.CONCAT(['Offered modules from TUM online (Master)'.A$6:.A$300])))); NOT(ISBLANK([.A11])))" office:value-type="boolean" office:boolean-value="true" calcext:value-type="boolean">
            <text:p>TRUE</text:p>
          </table:table-cell>
          <table:table-cell table:style-name="ce42" table:formula="of:=IF(NOT([.C11]); &quot;&quot;; [.B11])" office:value-type="string" office:string-value="Gems of Informatics 2" calcext:value-type="string">
            <text:p>Gems of Informatics 2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185</text:p>
          </table:table-cell>
          <table:table-cell office:value-type="string" calcext:value-type="string">
            <text:p>BGCE - Research Day</text:p>
          </table:table-cell>
          <table:table-cell table:style-name="ce16" table:formula="of:=AND(NOT(ISNUMBER(FIND([.A12];COM.MICROSOFT.CONCAT(['Offered modules from TUM online (Master)'.A$6:.A$300])))); NOT(ISBLANK([.A12])))" office:value-type="boolean" office:boolean-value="true" calcext:value-type="boolean">
            <text:p>TRUE</text:p>
          </table:table-cell>
          <table:table-cell table:style-name="ce42" table:formula="of:=IF(NOT([.C12]); &quot;&quot;; [.B12])" office:value-type="string" office:string-value="BGCE - Research Day" calcext:value-type="string">
            <text:p>BGCE - Research Da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221</text:p>
          </table:table-cell>
          <table:table-cell office:value-type="string" calcext:value-type="string">
            <text:p>Protein Prediction I Advanced</text:p>
          </table:table-cell>
          <table:table-cell table:style-name="ce16" table:formula="of:=AND(NOT(ISNUMBER(FIND([.A13];COM.MICROSOFT.CONCAT(['Offered modules from TUM online (Master)'.A$6:.A$300])))); NOT(ISBLANK([.A13])))" office:value-type="boolean" office:boolean-value="true" calcext:value-type="boolean">
            <text:p>TRUE</text:p>
          </table:table-cell>
          <table:table-cell table:style-name="ce42" table:formula="of:=IF(NOT([.C13]); &quot;&quot;; [.B13])" office:value-type="string" office:string-value="Protein Prediction I Advanced" calcext:value-type="string">
            <text:p>Protein Prediction I Advanced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00</text:p>
          </table:table-cell>
          <table:table-cell office:value-type="string" calcext:value-type="string">
            <text:p>Design of Business Simulations</text:p>
          </table:table-cell>
          <table:table-cell table:style-name="ce16" table:formula="of:=AND(NOT(ISNUMBER(FIND([.A14];COM.MICROSOFT.CONCAT(['Offered modules from TUM online (Master)'.A$6:.A$300])))); NOT(ISBLANK([.A14])))" office:value-type="boolean" office:boolean-value="true" calcext:value-type="boolean">
            <text:p>TRUE</text:p>
          </table:table-cell>
          <table:table-cell table:style-name="ce42" table:formula="of:=IF(NOT([.C14]); &quot;&quot;; [.B14])" office:value-type="string" office:string-value="Design of Business Simulations" calcext:value-type="string">
            <text:p>Design of Business Simulation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66</text:p>
          </table:table-cell>
          <table:table-cell office:value-type="string" calcext:value-type="string">
            <text:p>Modelling and SimulationFocus Analysis</text:p>
          </table:table-cell>
          <table:table-cell table:style-name="ce16" table:formula="of:=AND(NOT(ISNUMBER(FIND([.A15];COM.MICROSOFT.CONCAT(['Offered modules from TUM online (Master)'.A$6:.A$300])))); NOT(ISBLANK([.A15])))" office:value-type="boolean" office:boolean-value="true" calcext:value-type="boolean">
            <text:p>TRUE</text:p>
          </table:table-cell>
          <table:table-cell table:style-name="ce42" table:formula="of:=IF(NOT([.C15]); &quot;&quot;; [.B15])" office:value-type="string" office:string-value="Modelling and SimulationFocus Analysis" calcext:value-type="string">
            <text:p>Modelling and SimulationFocus Analysi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68</text:p>
          </table:table-cell>
          <table:table-cell office:value-type="string" calcext:value-type="string">
            <text:p>Lecture Series "Games Engineering"</text:p>
          </table:table-cell>
          <table:table-cell table:style-name="ce16" table:formula="of:=AND(NOT(ISNUMBER(FIND([.A16];COM.MICROSOFT.CONCAT(['Offered modules from TUM online (Master)'.A$6:.A$300])))); NOT(ISBLANK([.A16])))" office:value-type="boolean" office:boolean-value="true" calcext:value-type="boolean">
            <text:p>TRUE</text:p>
          </table:table-cell>
          <table:table-cell table:style-name="ce42" table:formula="of:=IF(NOT([.C16]); &quot;&quot;; [.B16])" office:value-type="string" office:string-value="Lecture Series &quot;Games Engineering&quot;" calcext:value-type="string">
            <text:p>Lecture Series "Games Engineering"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77</text:p>
          </table:table-cell>
          <table:table-cell office:value-type="string" calcext:value-type="string">
            <text:p>Concepts of C++ programming</text:p>
          </table:table-cell>
          <table:table-cell table:style-name="ce16" table:formula="of:=AND(NOT(ISNUMBER(FIND([.A17];COM.MICROSOFT.CONCAT(['Offered modules from TUM online (Master)'.A$6:.A$300])))); NOT(ISBLANK([.A17])))" office:value-type="boolean" office:boolean-value="true" calcext:value-type="boolean">
            <text:p>TRUE</text:p>
          </table:table-cell>
          <table:table-cell table:style-name="ce42" table:formula="of:=IF(NOT([.C17]); &quot;&quot;; [.B17])" office:value-type="string" office:string-value="Concepts of C++ programming" calcext:value-type="string">
            <text:p>Concepts of C++ programming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2399</text:p>
          </table:table-cell>
          <table:table-cell office:value-type="string" calcext:value-type="string">
            <text:p>Advanced Bioinformatics</text:p>
          </table:table-cell>
          <table:table-cell table:style-name="ce16" table:formula="of:=AND(NOT(ISNUMBER(FIND([.A18];COM.MICROSOFT.CONCAT(['Offered modules from TUM online (Master)'.A$6:.A$300])))); NOT(ISBLANK([.A18])))" office:value-type="boolean" office:boolean-value="true" calcext:value-type="boolean">
            <text:p>TRUE</text:p>
          </table:table-cell>
          <table:table-cell table:style-name="ce42" table:formula="of:=IF(NOT([.C18]); &quot;&quot;; [.B18])" office:value-type="string" office:string-value="Advanced Bioinformatics" calcext:value-type="string">
            <text:p>Advanced Bioinformatic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3470</text:p>
          </table:table-cell>
          <table:table-cell office:value-type="string" calcext:value-type="string">
            <text:p>Ausgewählte Themen aus dem Bereich Sicherheit und Datenschutz</text:p>
          </table:table-cell>
          <table:table-cell table:style-name="ce16" table:formula="of:=AND(NOT(ISNUMBER(FIND([.A19];COM.MICROSOFT.CONCAT(['Offered modules from TUM online (Master)'.A$6:.A$300])))); NOT(ISBLANK([.A19])))" office:value-type="boolean" office:boolean-value="true" calcext:value-type="boolean">
            <text:p>TRUE</text:p>
          </table:table-cell>
          <table:table-cell table:style-name="ce42" table:formula="of:=IF(NOT([.C19]); &quot;&quot;; [.B19])" office:value-type="string" office:string-value="Ausgewählte Themen aus dem Bereich Sicherheit und Datenschutz" calcext:value-type="string">
            <text:p>Ausgewählte Themen aus dem Bereich Sicherheit und Datenschutz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03</text:p>
          </table:table-cell>
          <table:table-cell office:value-type="string" calcext:value-type="string">
            <text:p>Introduction into Computer Sciencefor non Informatics studies</text:p>
          </table:table-cell>
          <table:table-cell table:style-name="ce16" table:formula="of:=AND(NOT(ISNUMBER(FIND([.A20];COM.MICROSOFT.CONCAT(['Offered modules from TUM online (Master)'.A$6:.A$300])))); NOT(ISBLANK([.A20])))" office:value-type="boolean" office:boolean-value="true" calcext:value-type="boolean">
            <text:p>TRUE</text:p>
          </table:table-cell>
          <table:table-cell table:style-name="ce42" table:formula="of:=IF(NOT([.C20]); &quot;&quot;; [.B20])" office:value-type="string" office:string-value="Introduction into Computer Sciencefor non Informatics studies" calcext:value-type="string">
            <text:p>Introduction into Computer Sciencefor non Informatics studie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09</text:p>
          </table:table-cell>
          <table:table-cell office:value-type="string" calcext:value-type="string">
            <text:p>Algorithms and Data StructuresET/IT</text:p>
          </table:table-cell>
          <table:table-cell table:style-name="ce16" table:formula="of:=AND(NOT(ISNUMBER(FIND([.A21];COM.MICROSOFT.CONCAT(['Offered modules from TUM online (Master)'.A$6:.A$300])))); NOT(ISBLANK([.A21])))" office:value-type="boolean" office:boolean-value="true" calcext:value-type="boolean">
            <text:p>TRUE</text:p>
          </table:table-cell>
          <table:table-cell table:style-name="ce42" table:formula="of:=IF(NOT([.C21]); &quot;&quot;; [.B21])" office:value-type="string" office:string-value="Algorithms and Data StructuresET/IT" calcext:value-type="string">
            <text:p>Algorithms and Data StructuresET/IT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12</text:p>
          </table:table-cell>
          <table:table-cell office:value-type="string" calcext:value-type="string">
            <text:p>Engineering Informatics 2BSc Engineering Science</text:p>
          </table:table-cell>
          <table:table-cell table:style-name="ce16" table:formula="of:=AND(NOT(ISNUMBER(FIND([.A22];COM.MICROSOFT.CONCAT(['Offered modules from TUM online (Master)'.A$6:.A$300])))); NOT(ISBLANK([.A22])))" office:value-type="boolean" office:boolean-value="true" calcext:value-type="boolean">
            <text:p>TRUE</text:p>
          </table:table-cell>
          <table:table-cell table:style-name="ce42" table:formula="of:=IF(NOT([.C22]); &quot;&quot;; [.B22])" office:value-type="string" office:string-value="Engineering Informatics 2BSc Engineering Science" calcext:value-type="string">
            <text:p>Engineering Informatics 2BSc Engineering Science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13</text:p>
          </table:table-cell>
          <table:table-cell office:value-type="string" calcext:value-type="string">
            <text:p>Geometric Modelling and VisualizationMSE</text:p>
          </table:table-cell>
          <table:table-cell table:style-name="ce16" table:formula="of:=AND(NOT(ISNUMBER(FIND([.A23];COM.MICROSOFT.CONCAT(['Offered modules from TUM online (Master)'.A$6:.A$300])))); NOT(ISBLANK([.A23])))" office:value-type="boolean" office:boolean-value="true" calcext:value-type="boolean">
            <text:p>TRUE</text:p>
          </table:table-cell>
          <table:table-cell table:style-name="ce42" table:formula="of:=IF(NOT([.C23]); &quot;&quot;; [.B23])" office:value-type="string" office:string-value="Geometric Modelling and VisualizationMSE" calcext:value-type="string">
            <text:p>Geometric Modelling and VisualizationMSE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15</text:p>
          </table:table-cell>
          <table:table-cell office:value-type="string" calcext:value-type="string">
            <text:p>Systems EngineeringBSc Engineering Science</text:p>
          </table:table-cell>
          <table:table-cell table:style-name="ce16" table:formula="of:=AND(NOT(ISNUMBER(FIND([.A24];COM.MICROSOFT.CONCAT(['Offered modules from TUM online (Master)'.A$6:.A$300])))); NOT(ISBLANK([.A24])))" office:value-type="boolean" office:boolean-value="true" calcext:value-type="boolean">
            <text:p>TRUE</text:p>
          </table:table-cell>
          <table:table-cell table:style-name="ce42" table:formula="of:=IF(NOT([.C24]); &quot;&quot;; [.B24])" office:value-type="string" office:string-value="Systems EngineeringBSc Engineering Science" calcext:value-type="string">
            <text:p>Systems EngineeringBSc Engineering Science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8024</text:p>
          </table:table-cell>
          <table:table-cell office:value-type="string" calcext:value-type="string">
            <text:p>Information Management for Digital Business Models</text:p>
          </table:table-cell>
          <table:table-cell table:style-name="ce16" table:formula="of:=AND(NOT(ISNUMBER(FIND([.A25];COM.MICROSOFT.CONCAT(['Offered modules from TUM online (Master)'.A$6:.A$300])))); NOT(ISBLANK([.A25])))" office:value-type="boolean" office:boolean-value="true" calcext:value-type="boolean">
            <text:p>TRUE</text:p>
          </table:table-cell>
          <table:table-cell table:style-name="ce42" table:formula="of:=IF(NOT([.C25]); &quot;&quot;; [.B25])" office:value-type="string" office:string-value="Information Management for Digital Business Models" calcext:value-type="string">
            <text:p>Information Management for Digital Business Model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9049</text:p>
          </table:table-cell>
          <table:table-cell office:value-type="string" calcext:value-type="string">
            <text:p>Technology and Law</text:p>
          </table:table-cell>
          <table:table-cell table:style-name="ce16" table:formula="of:=AND(NOT(ISNUMBER(FIND([.A26];COM.MICROSOFT.CONCAT(['Offered modules from TUM online (Master)'.A$6:.A$300])))); NOT(ISBLANK([.A26])))" office:value-type="boolean" office:boolean-value="true" calcext:value-type="boolean">
            <text:p>TRUE</text:p>
          </table:table-cell>
          <table:table-cell table:style-name="ce42" table:formula="of:=IF(NOT([.C26]); &quot;&quot;; [.B26])" office:value-type="string" office:string-value="Technology and Law" calcext:value-type="string">
            <text:p>Technology and Law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IN9050</text:p>
          </table:table-cell>
          <table:table-cell office:value-type="string" calcext:value-type="string">
            <text:p>Introduction to Data Protection Law</text:p>
          </table:table-cell>
          <table:table-cell table:style-name="ce16" table:formula="of:=AND(NOT(ISNUMBER(FIND([.A27];COM.MICROSOFT.CONCAT(['Offered modules from TUM online (Master)'.A$6:.A$300])))); NOT(ISBLANK([.A27])))" office:value-type="boolean" office:boolean-value="true" calcext:value-type="boolean">
            <text:p>TRUE</text:p>
          </table:table-cell>
          <table:table-cell table:style-name="ce42" table:formula="of:=IF(NOT([.C27]); &quot;&quot;; [.B27])" office:value-type="string" office:string-value="Introduction to Data Protection Law" calcext:value-type="string">
            <text:p>Introduction to Data Protection Law</text:p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28];COM.MICROSOFT.CONCAT(['Offered modules from TUM online (Master)'.A$6:.A$300])))); NOT(ISBLANK([.A28])))" office:value-type="boolean" office:boolean-value="false" calcext:value-type="boolean">
            <text:p>FALSE</text:p>
          </table:table-cell>
          <table:table-cell table:style-name="ce42" table:formula="of:=IF(NOT([.C28]); &quot;&quot;; [.B2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29];COM.MICROSOFT.CONCAT(['Offered modules from TUM online (Master)'.A$6:.A$300])))); NOT(ISBLANK([.A29])))" office:value-type="boolean" office:boolean-value="false" calcext:value-type="boolean">
            <text:p>FALSE</text:p>
          </table:table-cell>
          <table:table-cell table:style-name="ce42" table:formula="of:=IF(NOT([.C29]); &quot;&quot;; [.B2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0];COM.MICROSOFT.CONCAT(['Offered modules from TUM online (Master)'.A$6:.A$300])))); NOT(ISBLANK([.A30])))" office:value-type="boolean" office:boolean-value="false" calcext:value-type="boolean">
            <text:p>FALSE</text:p>
          </table:table-cell>
          <table:table-cell table:style-name="ce42" table:formula="of:=IF(NOT([.C30]); &quot;&quot;; [.B3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1];COM.MICROSOFT.CONCAT(['Offered modules from TUM online (Master)'.A$6:.A$300])))); NOT(ISBLANK([.A31])))" office:value-type="boolean" office:boolean-value="false" calcext:value-type="boolean">
            <text:p>FALSE</text:p>
          </table:table-cell>
          <table:table-cell table:style-name="ce42" table:formula="of:=IF(NOT([.C31]); &quot;&quot;; [.B3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2];COM.MICROSOFT.CONCAT(['Offered modules from TUM online (Master)'.A$6:.A$300])))); NOT(ISBLANK([.A32])))" office:value-type="boolean" office:boolean-value="false" calcext:value-type="boolean">
            <text:p>FALSE</text:p>
          </table:table-cell>
          <table:table-cell table:style-name="ce42" table:formula="of:=IF(NOT([.C32]); &quot;&quot;; [.B3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3];COM.MICROSOFT.CONCAT(['Offered modules from TUM online (Master)'.A$6:.A$300])))); NOT(ISBLANK([.A33])))" office:value-type="boolean" office:boolean-value="false" calcext:value-type="boolean">
            <text:p>FALSE</text:p>
          </table:table-cell>
          <table:table-cell table:style-name="ce42" table:formula="of:=IF(NOT([.C33]); &quot;&quot;; [.B3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4];COM.MICROSOFT.CONCAT(['Offered modules from TUM online (Master)'.A$6:.A$300])))); NOT(ISBLANK([.A34])))" office:value-type="boolean" office:boolean-value="false" calcext:value-type="boolean">
            <text:p>FALSE</text:p>
          </table:table-cell>
          <table:table-cell table:style-name="ce42" table:formula="of:=IF(NOT([.C34]); &quot;&quot;; [.B3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5];COM.MICROSOFT.CONCAT(['Offered modules from TUM online (Master)'.A$6:.A$300])))); NOT(ISBLANK([.A35])))" office:value-type="boolean" office:boolean-value="false" calcext:value-type="boolean">
            <text:p>FALSE</text:p>
          </table:table-cell>
          <table:table-cell table:style-name="ce42" table:formula="of:=IF(NOT([.C35]); &quot;&quot;; [.B3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6];COM.MICROSOFT.CONCAT(['Offered modules from TUM online (Master)'.A$6:.A$300])))); NOT(ISBLANK([.A36])))" office:value-type="boolean" office:boolean-value="false" calcext:value-type="boolean">
            <text:p>FALSE</text:p>
          </table:table-cell>
          <table:table-cell table:style-name="ce42" table:formula="of:=IF(NOT([.C36]); &quot;&quot;; [.B3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7];COM.MICROSOFT.CONCAT(['Offered modules from TUM online (Master)'.A$6:.A$300])))); NOT(ISBLANK([.A37])))" office:value-type="boolean" office:boolean-value="false" calcext:value-type="boolean">
            <text:p>FALSE</text:p>
          </table:table-cell>
          <table:table-cell table:style-name="ce42" table:formula="of:=IF(NOT([.C37]); &quot;&quot;; [.B3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8];COM.MICROSOFT.CONCAT(['Offered modules from TUM online (Master)'.A$6:.A$300])))); NOT(ISBLANK([.A38])))" office:value-type="boolean" office:boolean-value="false" calcext:value-type="boolean">
            <text:p>FALSE</text:p>
          </table:table-cell>
          <table:table-cell table:style-name="ce42" table:formula="of:=IF(NOT([.C38]); &quot;&quot;; [.B3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39];COM.MICROSOFT.CONCAT(['Offered modules from TUM online (Master)'.A$6:.A$300])))); NOT(ISBLANK([.A39])))" office:value-type="boolean" office:boolean-value="false" calcext:value-type="boolean">
            <text:p>FALSE</text:p>
          </table:table-cell>
          <table:table-cell table:style-name="ce42" table:formula="of:=IF(NOT([.C39]); &quot;&quot;; [.B3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0];COM.MICROSOFT.CONCAT(['Offered modules from TUM online (Master)'.A$6:.A$300])))); NOT(ISBLANK([.A40])))" office:value-type="boolean" office:boolean-value="false" calcext:value-type="boolean">
            <text:p>FALSE</text:p>
          </table:table-cell>
          <table:table-cell table:style-name="ce42" table:formula="of:=IF(NOT([.C40]); &quot;&quot;; [.B4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1];COM.MICROSOFT.CONCAT(['Offered modules from TUM online (Master)'.A$6:.A$300])))); NOT(ISBLANK([.A41])))" office:value-type="boolean" office:boolean-value="false" calcext:value-type="boolean">
            <text:p>FALSE</text:p>
          </table:table-cell>
          <table:table-cell table:style-name="ce42" table:formula="of:=IF(NOT([.C41]); &quot;&quot;; [.B4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2];COM.MICROSOFT.CONCAT(['Offered modules from TUM online (Master)'.A$6:.A$300])))); NOT(ISBLANK([.A42])))" office:value-type="boolean" office:boolean-value="false" calcext:value-type="boolean">
            <text:p>FALSE</text:p>
          </table:table-cell>
          <table:table-cell table:style-name="ce42" table:formula="of:=IF(NOT([.C42]); &quot;&quot;; [.B4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3];COM.MICROSOFT.CONCAT(['Offered modules from TUM online (Master)'.A$6:.A$300])))); NOT(ISBLANK([.A43])))" office:value-type="boolean" office:boolean-value="false" calcext:value-type="boolean">
            <text:p>FALSE</text:p>
          </table:table-cell>
          <table:table-cell table:style-name="ce42" table:formula="of:=IF(NOT([.C43]); &quot;&quot;; [.B4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4];COM.MICROSOFT.CONCAT(['Offered modules from TUM online (Master)'.A$6:.A$300])))); NOT(ISBLANK([.A44])))" office:value-type="boolean" office:boolean-value="false" calcext:value-type="boolean">
            <text:p>FALSE</text:p>
          </table:table-cell>
          <table:table-cell table:style-name="ce42" table:formula="of:=IF(NOT([.C44]); &quot;&quot;; [.B4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5];COM.MICROSOFT.CONCAT(['Offered modules from TUM online (Master)'.A$6:.A$300])))); NOT(ISBLANK([.A45])))" office:value-type="boolean" office:boolean-value="false" calcext:value-type="boolean">
            <text:p>FALSE</text:p>
          </table:table-cell>
          <table:table-cell table:style-name="ce42" table:formula="of:=IF(NOT([.C45]); &quot;&quot;; [.B4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6];COM.MICROSOFT.CONCAT(['Offered modules from TUM online (Master)'.A$6:.A$300])))); NOT(ISBLANK([.A46])))" office:value-type="boolean" office:boolean-value="false" calcext:value-type="boolean">
            <text:p>FALSE</text:p>
          </table:table-cell>
          <table:table-cell table:style-name="ce42" table:formula="of:=IF(NOT([.C46]); &quot;&quot;; [.B4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7];COM.MICROSOFT.CONCAT(['Offered modules from TUM online (Master)'.A$6:.A$300])))); NOT(ISBLANK([.A47])))" office:value-type="boolean" office:boolean-value="false" calcext:value-type="boolean">
            <text:p>FALSE</text:p>
          </table:table-cell>
          <table:table-cell table:style-name="ce42" table:formula="of:=IF(NOT([.C47]); &quot;&quot;; [.B4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8];COM.MICROSOFT.CONCAT(['Offered modules from TUM online (Master)'.A$6:.A$300])))); NOT(ISBLANK([.A48])))" office:value-type="boolean" office:boolean-value="false" calcext:value-type="boolean">
            <text:p>FALSE</text:p>
          </table:table-cell>
          <table:table-cell table:style-name="ce42" table:formula="of:=IF(NOT([.C48]); &quot;&quot;; [.B4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49];COM.MICROSOFT.CONCAT(['Offered modules from TUM online (Master)'.A$6:.A$300])))); NOT(ISBLANK([.A49])))" office:value-type="boolean" office:boolean-value="false" calcext:value-type="boolean">
            <text:p>FALSE</text:p>
          </table:table-cell>
          <table:table-cell table:style-name="ce42" table:formula="of:=IF(NOT([.C49]); &quot;&quot;; [.B4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0];COM.MICROSOFT.CONCAT(['Offered modules from TUM online (Master)'.A$6:.A$300])))); NOT(ISBLANK([.A50])))" office:value-type="boolean" office:boolean-value="false" calcext:value-type="boolean">
            <text:p>FALSE</text:p>
          </table:table-cell>
          <table:table-cell table:style-name="ce42" table:formula="of:=IF(NOT([.C50]); &quot;&quot;; [.B5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1];COM.MICROSOFT.CONCAT(['Offered modules from TUM online (Master)'.A$6:.A$300])))); NOT(ISBLANK([.A51])))" office:value-type="boolean" office:boolean-value="false" calcext:value-type="boolean">
            <text:p>FALSE</text:p>
          </table:table-cell>
          <table:table-cell table:style-name="ce42" table:formula="of:=IF(NOT([.C51]); &quot;&quot;; [.B5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2];COM.MICROSOFT.CONCAT(['Offered modules from TUM online (Master)'.A$6:.A$300])))); NOT(ISBLANK([.A52])))" office:value-type="boolean" office:boolean-value="false" calcext:value-type="boolean">
            <text:p>FALSE</text:p>
          </table:table-cell>
          <table:table-cell table:style-name="ce42" table:formula="of:=IF(NOT([.C52]); &quot;&quot;; [.B5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3];COM.MICROSOFT.CONCAT(['Offered modules from TUM online (Master)'.A$6:.A$300])))); NOT(ISBLANK([.A53])))" office:value-type="boolean" office:boolean-value="false" calcext:value-type="boolean">
            <text:p>FALSE</text:p>
          </table:table-cell>
          <table:table-cell table:style-name="ce42" table:formula="of:=IF(NOT([.C53]); &quot;&quot;; [.B5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4];COM.MICROSOFT.CONCAT(['Offered modules from TUM online (Master)'.A$6:.A$300])))); NOT(ISBLANK([.A54])))" office:value-type="boolean" office:boolean-value="false" calcext:value-type="boolean">
            <text:p>FALSE</text:p>
          </table:table-cell>
          <table:table-cell table:style-name="ce42" table:formula="of:=IF(NOT([.C54]); &quot;&quot;; [.B5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5];COM.MICROSOFT.CONCAT(['Offered modules from TUM online (Master)'.A$6:.A$300])))); NOT(ISBLANK([.A55])))" office:value-type="boolean" office:boolean-value="false" calcext:value-type="boolean">
            <text:p>FALSE</text:p>
          </table:table-cell>
          <table:table-cell table:style-name="ce42" table:formula="of:=IF(NOT([.C55]); &quot;&quot;; [.B5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6];COM.MICROSOFT.CONCAT(['Offered modules from TUM online (Master)'.A$6:.A$300])))); NOT(ISBLANK([.A56])))" office:value-type="boolean" office:boolean-value="false" calcext:value-type="boolean">
            <text:p>FALSE</text:p>
          </table:table-cell>
          <table:table-cell table:style-name="ce42" table:formula="of:=IF(NOT([.C56]); &quot;&quot;; [.B5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7];COM.MICROSOFT.CONCAT(['Offered modules from TUM online (Master)'.A$6:.A$300])))); NOT(ISBLANK([.A57])))" office:value-type="boolean" office:boolean-value="false" calcext:value-type="boolean">
            <text:p>FALSE</text:p>
          </table:table-cell>
          <table:table-cell table:style-name="ce42" table:formula="of:=IF(NOT([.C57]); &quot;&quot;; [.B5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8];COM.MICROSOFT.CONCAT(['Offered modules from TUM online (Master)'.A$6:.A$300])))); NOT(ISBLANK([.A58])))" office:value-type="boolean" office:boolean-value="false" calcext:value-type="boolean">
            <text:p>FALSE</text:p>
          </table:table-cell>
          <table:table-cell table:style-name="ce42" table:formula="of:=IF(NOT([.C58]); &quot;&quot;; [.B5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59];COM.MICROSOFT.CONCAT(['Offered modules from TUM online (Master)'.A$6:.A$300])))); NOT(ISBLANK([.A59])))" office:value-type="boolean" office:boolean-value="false" calcext:value-type="boolean">
            <text:p>FALSE</text:p>
          </table:table-cell>
          <table:table-cell table:style-name="ce42" table:formula="of:=IF(NOT([.C59]); &quot;&quot;; [.B5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0];COM.MICROSOFT.CONCAT(['Offered modules from TUM online (Master)'.A$6:.A$300])))); NOT(ISBLANK([.A60])))" office:value-type="boolean" office:boolean-value="false" calcext:value-type="boolean">
            <text:p>FALSE</text:p>
          </table:table-cell>
          <table:table-cell table:style-name="ce42" table:formula="of:=IF(NOT([.C60]); &quot;&quot;; [.B6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1];COM.MICROSOFT.CONCAT(['Offered modules from TUM online (Master)'.A$6:.A$300])))); NOT(ISBLANK([.A61])))" office:value-type="boolean" office:boolean-value="false" calcext:value-type="boolean">
            <text:p>FALSE</text:p>
          </table:table-cell>
          <table:table-cell table:style-name="ce42" table:formula="of:=IF(NOT([.C61]); &quot;&quot;; [.B6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2];COM.MICROSOFT.CONCAT(['Offered modules from TUM online (Master)'.A$6:.A$300])))); NOT(ISBLANK([.A62])))" office:value-type="boolean" office:boolean-value="false" calcext:value-type="boolean">
            <text:p>FALSE</text:p>
          </table:table-cell>
          <table:table-cell table:style-name="ce42" table:formula="of:=IF(NOT([.C62]); &quot;&quot;; [.B6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3];COM.MICROSOFT.CONCAT(['Offered modules from TUM online (Master)'.A$6:.A$300])))); NOT(ISBLANK([.A63])))" office:value-type="boolean" office:boolean-value="false" calcext:value-type="boolean">
            <text:p>FALSE</text:p>
          </table:table-cell>
          <table:table-cell table:style-name="ce42" table:formula="of:=IF(NOT([.C63]); &quot;&quot;; [.B6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4];COM.MICROSOFT.CONCAT(['Offered modules from TUM online (Master)'.A$6:.A$300])))); NOT(ISBLANK([.A64])))" office:value-type="boolean" office:boolean-value="false" calcext:value-type="boolean">
            <text:p>FALSE</text:p>
          </table:table-cell>
          <table:table-cell table:style-name="ce42" table:formula="of:=IF(NOT([.C64]); &quot;&quot;; [.B6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5];COM.MICROSOFT.CONCAT(['Offered modules from TUM online (Master)'.A$6:.A$300])))); NOT(ISBLANK([.A65])))" office:value-type="boolean" office:boolean-value="false" calcext:value-type="boolean">
            <text:p>FALSE</text:p>
          </table:table-cell>
          <table:table-cell table:style-name="ce42" table:formula="of:=IF(NOT([.C65]); &quot;&quot;; [.B6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6];COM.MICROSOFT.CONCAT(['Offered modules from TUM online (Master)'.A$6:.A$300])))); NOT(ISBLANK([.A66])))" office:value-type="boolean" office:boolean-value="false" calcext:value-type="boolean">
            <text:p>FALSE</text:p>
          </table:table-cell>
          <table:table-cell table:style-name="ce42" table:formula="of:=IF(NOT([.C66]); &quot;&quot;; [.B6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7];COM.MICROSOFT.CONCAT(['Offered modules from TUM online (Master)'.A$6:.A$300])))); NOT(ISBLANK([.A67])))" office:value-type="boolean" office:boolean-value="false" calcext:value-type="boolean">
            <text:p>FALSE</text:p>
          </table:table-cell>
          <table:table-cell table:style-name="ce42" table:formula="of:=IF(NOT([.C67]); &quot;&quot;; [.B6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8];COM.MICROSOFT.CONCAT(['Offered modules from TUM online (Master)'.A$6:.A$300])))); NOT(ISBLANK([.A68])))" office:value-type="boolean" office:boolean-value="false" calcext:value-type="boolean">
            <text:p>FALSE</text:p>
          </table:table-cell>
          <table:table-cell table:style-name="ce42" table:formula="of:=IF(NOT([.C68]); &quot;&quot;; [.B68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69];COM.MICROSOFT.CONCAT(['Offered modules from TUM online (Master)'.A$6:.A$300])))); NOT(ISBLANK([.A69])))" office:value-type="boolean" office:boolean-value="false" calcext:value-type="boolean">
            <text:p>FALSE</text:p>
          </table:table-cell>
          <table:table-cell table:style-name="ce42" table:formula="of:=IF(NOT([.C69]); &quot;&quot;; [.B69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0];COM.MICROSOFT.CONCAT(['Offered modules from TUM online (Master)'.A$6:.A$300])))); NOT(ISBLANK([.A70])))" office:value-type="boolean" office:boolean-value="false" calcext:value-type="boolean">
            <text:p>FALSE</text:p>
          </table:table-cell>
          <table:table-cell table:style-name="ce42" table:formula="of:=IF(NOT([.C70]); &quot;&quot;; [.B70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1];COM.MICROSOFT.CONCAT(['Offered modules from TUM online (Master)'.A$6:.A$300])))); NOT(ISBLANK([.A71])))" office:value-type="boolean" office:boolean-value="false" calcext:value-type="boolean">
            <text:p>FALSE</text:p>
          </table:table-cell>
          <table:table-cell table:style-name="ce42" table:formula="of:=IF(NOT([.C71]); &quot;&quot;; [.B71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2];COM.MICROSOFT.CONCAT(['Offered modules from TUM online (Master)'.A$6:.A$300])))); NOT(ISBLANK([.A72])))" office:value-type="boolean" office:boolean-value="false" calcext:value-type="boolean">
            <text:p>FALSE</text:p>
          </table:table-cell>
          <table:table-cell table:style-name="ce42" table:formula="of:=IF(NOT([.C72]); &quot;&quot;; [.B72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3];COM.MICROSOFT.CONCAT(['Offered modules from TUM online (Master)'.A$6:.A$300])))); NOT(ISBLANK([.A73])))" office:value-type="boolean" office:boolean-value="false" calcext:value-type="boolean">
            <text:p>FALSE</text:p>
          </table:table-cell>
          <table:table-cell table:style-name="ce42" table:formula="of:=IF(NOT([.C73]); &quot;&quot;; [.B73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4];COM.MICROSOFT.CONCAT(['Offered modules from TUM online (Master)'.A$6:.A$300])))); NOT(ISBLANK([.A74])))" office:value-type="boolean" office:boolean-value="false" calcext:value-type="boolean">
            <text:p>FALSE</text:p>
          </table:table-cell>
          <table:table-cell table:style-name="ce42" table:formula="of:=IF(NOT([.C74]); &quot;&quot;; [.B74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5];COM.MICROSOFT.CONCAT(['Offered modules from TUM online (Master)'.A$6:.A$300])))); NOT(ISBLANK([.A75])))" office:value-type="boolean" office:boolean-value="false" calcext:value-type="boolean">
            <text:p>FALSE</text:p>
          </table:table-cell>
          <table:table-cell table:style-name="ce42" table:formula="of:=IF(NOT([.C75]); &quot;&quot;; [.B75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6];COM.MICROSOFT.CONCAT(['Offered modules from TUM online (Master)'.A$6:.A$300])))); NOT(ISBLANK([.A76])))" office:value-type="boolean" office:boolean-value="false" calcext:value-type="boolean">
            <text:p>FALSE</text:p>
          </table:table-cell>
          <table:table-cell table:style-name="ce42" table:formula="of:=IF(NOT([.C76]); &quot;&quot;; [.B76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7];COM.MICROSOFT.CONCAT(['Offered modules from TUM online (Master)'.A$6:.A$300])))); NOT(ISBLANK([.A77])))" office:value-type="boolean" office:boolean-value="false" calcext:value-type="boolean">
            <text:p>FALSE</text:p>
          </table:table-cell>
          <table:table-cell table:style-name="ce42" table:formula="of:=IF(NOT([.C77]); &quot;&quot;; [.B77])">
            <text:p/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16" table:formula="of:=AND(NOT(ISNUMBER(FIND([.A78];COM.MICROSOFT.CONCAT(['Offered modules from TUM online (Master)'.A$6:.A$300])))); NOT(ISBLANK([.A78])))" office:value-type="boolean" office:boolean-value="false" calcext:value-type="boolean">
            <text:p>FALSE</text:p>
          </table:table-cell>
          <table:table-cell table:style-name="ce42" table:formula="of:=IF(NOT([.C78]); &quot;&quot;; [.B7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79];COM.MICROSOFT.CONCAT(['Offered modules from TUM online (Master)'.A$6:.A$300])))); NOT(ISBLANK([.A79])))" office:value-type="boolean" office:boolean-value="false" calcext:value-type="boolean">
            <text:p>FALSE</text:p>
          </table:table-cell>
          <table:table-cell table:style-name="ce42" table:formula="of:=IF(NOT([.C79]); &quot;&quot;; [.B7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0];COM.MICROSOFT.CONCAT(['Offered modules from TUM online (Master)'.A$6:.A$300])))); NOT(ISBLANK([.A80])))" office:value-type="boolean" office:boolean-value="false" calcext:value-type="boolean">
            <text:p>FALSE</text:p>
          </table:table-cell>
          <table:table-cell table:style-name="ce42" table:formula="of:=IF(NOT([.C80]); &quot;&quot;; [.B8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1];COM.MICROSOFT.CONCAT(['Offered modules from TUM online (Master)'.A$6:.A$300])))); NOT(ISBLANK([.A81])))" office:value-type="boolean" office:boolean-value="false" calcext:value-type="boolean">
            <text:p>FALSE</text:p>
          </table:table-cell>
          <table:table-cell table:style-name="ce42" table:formula="of:=IF(NOT([.C81]); &quot;&quot;; [.B8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2];COM.MICROSOFT.CONCAT(['Offered modules from TUM online (Master)'.A$6:.A$300])))); NOT(ISBLANK([.A82])))" office:value-type="boolean" office:boolean-value="false" calcext:value-type="boolean">
            <text:p>FALSE</text:p>
          </table:table-cell>
          <table:table-cell table:style-name="ce42" table:formula="of:=IF(NOT([.C82]); &quot;&quot;; [.B8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3];COM.MICROSOFT.CONCAT(['Offered modules from TUM online (Master)'.A$6:.A$300])))); NOT(ISBLANK([.A83])))" office:value-type="boolean" office:boolean-value="false" calcext:value-type="boolean">
            <text:p>FALSE</text:p>
          </table:table-cell>
          <table:table-cell table:style-name="ce42" table:formula="of:=IF(NOT([.C83]); &quot;&quot;; [.B8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4];COM.MICROSOFT.CONCAT(['Offered modules from TUM online (Master)'.A$6:.A$300])))); NOT(ISBLANK([.A84])))" office:value-type="boolean" office:boolean-value="false" calcext:value-type="boolean">
            <text:p>FALSE</text:p>
          </table:table-cell>
          <table:table-cell table:style-name="ce42" table:formula="of:=IF(NOT([.C84]); &quot;&quot;; [.B8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5];COM.MICROSOFT.CONCAT(['Offered modules from TUM online (Master)'.A$6:.A$300])))); NOT(ISBLANK([.A85])))" office:value-type="boolean" office:boolean-value="false" calcext:value-type="boolean">
            <text:p>FALSE</text:p>
          </table:table-cell>
          <table:table-cell table:style-name="ce42" table:formula="of:=IF(NOT([.C85]); &quot;&quot;; [.B8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6];COM.MICROSOFT.CONCAT(['Offered modules from TUM online (Master)'.A$6:.A$300])))); NOT(ISBLANK([.A86])))" office:value-type="boolean" office:boolean-value="false" calcext:value-type="boolean">
            <text:p>FALSE</text:p>
          </table:table-cell>
          <table:table-cell table:style-name="ce42" table:formula="of:=IF(NOT([.C86]); &quot;&quot;; [.B8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7];COM.MICROSOFT.CONCAT(['Offered modules from TUM online (Master)'.A$6:.A$300])))); NOT(ISBLANK([.A87])))" office:value-type="boolean" office:boolean-value="false" calcext:value-type="boolean">
            <text:p>FALSE</text:p>
          </table:table-cell>
          <table:table-cell table:style-name="ce42" table:formula="of:=IF(NOT([.C87]); &quot;&quot;; [.B8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8];COM.MICROSOFT.CONCAT(['Offered modules from TUM online (Master)'.A$6:.A$300])))); NOT(ISBLANK([.A88])))" office:value-type="boolean" office:boolean-value="false" calcext:value-type="boolean">
            <text:p>FALSE</text:p>
          </table:table-cell>
          <table:table-cell table:style-name="ce42" table:formula="of:=IF(NOT([.C88]); &quot;&quot;; [.B8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89];COM.MICROSOFT.CONCAT(['Offered modules from TUM online (Master)'.A$6:.A$300])))); NOT(ISBLANK([.A89])))" office:value-type="boolean" office:boolean-value="false" calcext:value-type="boolean">
            <text:p>FALSE</text:p>
          </table:table-cell>
          <table:table-cell table:style-name="ce42" table:formula="of:=IF(NOT([.C89]); &quot;&quot;; [.B8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0];COM.MICROSOFT.CONCAT(['Offered modules from TUM online (Master)'.A$6:.A$300])))); NOT(ISBLANK([.A90])))" office:value-type="boolean" office:boolean-value="false" calcext:value-type="boolean">
            <text:p>FALSE</text:p>
          </table:table-cell>
          <table:table-cell table:style-name="ce42" table:formula="of:=IF(NOT([.C90]); &quot;&quot;; [.B9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1];COM.MICROSOFT.CONCAT(['Offered modules from TUM online (Master)'.A$6:.A$300])))); NOT(ISBLANK([.A91])))" office:value-type="boolean" office:boolean-value="false" calcext:value-type="boolean">
            <text:p>FALSE</text:p>
          </table:table-cell>
          <table:table-cell table:style-name="ce42" table:formula="of:=IF(NOT([.C91]); &quot;&quot;; [.B9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2];COM.MICROSOFT.CONCAT(['Offered modules from TUM online (Master)'.A$6:.A$300])))); NOT(ISBLANK([.A92])))" office:value-type="boolean" office:boolean-value="false" calcext:value-type="boolean">
            <text:p>FALSE</text:p>
          </table:table-cell>
          <table:table-cell table:style-name="ce42" table:formula="of:=IF(NOT([.C92]); &quot;&quot;; [.B9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3];COM.MICROSOFT.CONCAT(['Offered modules from TUM online (Master)'.A$6:.A$300])))); NOT(ISBLANK([.A93])))" office:value-type="boolean" office:boolean-value="false" calcext:value-type="boolean">
            <text:p>FALSE</text:p>
          </table:table-cell>
          <table:table-cell table:style-name="ce42" table:formula="of:=IF(NOT([.C93]); &quot;&quot;; [.B9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4];COM.MICROSOFT.CONCAT(['Offered modules from TUM online (Master)'.A$6:.A$300])))); NOT(ISBLANK([.A94])))" office:value-type="boolean" office:boolean-value="false" calcext:value-type="boolean">
            <text:p>FALSE</text:p>
          </table:table-cell>
          <table:table-cell table:style-name="ce42" table:formula="of:=IF(NOT([.C94]); &quot;&quot;; [.B9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5];COM.MICROSOFT.CONCAT(['Offered modules from TUM online (Master)'.A$6:.A$300])))); NOT(ISBLANK([.A95])))" office:value-type="boolean" office:boolean-value="false" calcext:value-type="boolean">
            <text:p>FALSE</text:p>
          </table:table-cell>
          <table:table-cell table:style-name="ce42" table:formula="of:=IF(NOT([.C95]); &quot;&quot;; [.B9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6];COM.MICROSOFT.CONCAT(['Offered modules from TUM online (Master)'.A$6:.A$300])))); NOT(ISBLANK([.A96])))" office:value-type="boolean" office:boolean-value="false" calcext:value-type="boolean">
            <text:p>FALSE</text:p>
          </table:table-cell>
          <table:table-cell table:style-name="ce42" table:formula="of:=IF(NOT([.C96]); &quot;&quot;; [.B9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7];COM.MICROSOFT.CONCAT(['Offered modules from TUM online (Master)'.A$6:.A$300])))); NOT(ISBLANK([.A97])))" office:value-type="boolean" office:boolean-value="false" calcext:value-type="boolean">
            <text:p>FALSE</text:p>
          </table:table-cell>
          <table:table-cell table:style-name="ce42" table:formula="of:=IF(NOT([.C97]); &quot;&quot;; [.B9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8];COM.MICROSOFT.CONCAT(['Offered modules from TUM online (Master)'.A$6:.A$300])))); NOT(ISBLANK([.A98])))" office:value-type="boolean" office:boolean-value="false" calcext:value-type="boolean">
            <text:p>FALSE</text:p>
          </table:table-cell>
          <table:table-cell table:style-name="ce42" table:formula="of:=IF(NOT([.C98]); &quot;&quot;; [.B9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99];COM.MICROSOFT.CONCAT(['Offered modules from TUM online (Master)'.A$6:.A$300])))); NOT(ISBLANK([.A99])))" office:value-type="boolean" office:boolean-value="false" calcext:value-type="boolean">
            <text:p>FALSE</text:p>
          </table:table-cell>
          <table:table-cell table:style-name="ce42" table:formula="of:=IF(NOT([.C99]); &quot;&quot;; [.B9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0];COM.MICROSOFT.CONCAT(['Offered modules from TUM online (Master)'.A$6:.A$300])))); NOT(ISBLANK([.A100])))" office:value-type="boolean" office:boolean-value="false" calcext:value-type="boolean">
            <text:p>FALSE</text:p>
          </table:table-cell>
          <table:table-cell table:style-name="ce42" table:formula="of:=IF(NOT([.C100]); &quot;&quot;; [.B10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1];COM.MICROSOFT.CONCAT(['Offered modules from TUM online (Master)'.A$6:.A$300])))); NOT(ISBLANK([.A101])))" office:value-type="boolean" office:boolean-value="false" calcext:value-type="boolean">
            <text:p>FALSE</text:p>
          </table:table-cell>
          <table:table-cell table:style-name="ce42" table:formula="of:=IF(NOT([.C101]); &quot;&quot;; [.B10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2];COM.MICROSOFT.CONCAT(['Offered modules from TUM online (Master)'.A$6:.A$300])))); NOT(ISBLANK([.A102])))" office:value-type="boolean" office:boolean-value="false" calcext:value-type="boolean">
            <text:p>FALSE</text:p>
          </table:table-cell>
          <table:table-cell table:style-name="ce42" table:formula="of:=IF(NOT([.C102]); &quot;&quot;; [.B10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AND(NOT(ISNUMBER(FIND([.A103];COM.MICROSOFT.CONCAT(['Offered modules from TUM online (Master)'.A$6:.A$300])))); NOT(ISBLANK([.A103])))" office:value-type="boolean" office:boolean-value="false" calcext:value-type="boolean">
            <text:p>FALSE</text:p>
          </table:table-cell>
          <table:table-cell table:style-name="ce42" table:formula="of:=IF(NOT([.C103]); &quot;&quot;; [.B10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4]); &quot;&quot;; ISNUMBER(FIND([.A104];COM.MICROSOFT.CONCAT(['Offered modules from TUM online (Master)'.A$6:.A$197]))))">
            <text:p/>
          </table:table-cell>
          <table:table-cell table:style-name="ce42" table:formula="of:=IF(OR(ISBLANK([.A104]); [.C104]); &quot;&quot;; [.B10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5]); &quot;&quot;; ISNUMBER(FIND([.A105];COM.MICROSOFT.CONCAT(['Offered modules from TUM online (Master)'.A$6:.A$197]))))">
            <text:p/>
          </table:table-cell>
          <table:table-cell table:style-name="ce42" table:formula="of:=IF(OR(ISBLANK([.A105]); [.C105]); &quot;&quot;; [.B10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6]); &quot;&quot;; ISNUMBER(FIND([.A106];COM.MICROSOFT.CONCAT(['Offered modules from TUM online (Master)'.A$6:.A$197]))))">
            <text:p/>
          </table:table-cell>
          <table:table-cell table:style-name="ce42" table:formula="of:=IF(OR(ISBLANK([.A106]); [.C106]); &quot;&quot;; [.B10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7]); &quot;&quot;; ISNUMBER(FIND([.A107];COM.MICROSOFT.CONCAT(['Offered modules from TUM online (Master)'.A$6:.A$197]))))">
            <text:p/>
          </table:table-cell>
          <table:table-cell table:style-name="ce42" table:formula="of:=IF(OR(ISBLANK([.A107]); [.C107]); &quot;&quot;; [.B10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8]); &quot;&quot;; ISNUMBER(FIND([.A108];COM.MICROSOFT.CONCAT(['Offered modules from TUM online (Master)'.A$6:.A$197]))))">
            <text:p/>
          </table:table-cell>
          <table:table-cell table:style-name="ce42" table:formula="of:=IF(OR(ISBLANK([.A108]); [.C108]); &quot;&quot;; [.B108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09]); &quot;&quot;; ISNUMBER(FIND([.A109];COM.MICROSOFT.CONCAT(['Offered modules from TUM online (Master)'.A$6:.A$197]))))">
            <text:p/>
          </table:table-cell>
          <table:table-cell table:style-name="ce42" table:formula="of:=IF(OR(ISBLANK([.A109]); [.C109]); &quot;&quot;; [.B109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0]); &quot;&quot;; ISNUMBER(FIND([.A110];COM.MICROSOFT.CONCAT(['Offered modules from TUM online (Master)'.A$6:.A$197]))))">
            <text:p/>
          </table:table-cell>
          <table:table-cell table:style-name="ce42" table:formula="of:=IF(OR(ISBLANK([.A110]); [.C110]); &quot;&quot;; [.B110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1]); &quot;&quot;; ISNUMBER(FIND([.A111];COM.MICROSOFT.CONCAT(['Offered modules from TUM online (Master)'.A$6:.A$197]))))">
            <text:p/>
          </table:table-cell>
          <table:table-cell table:style-name="ce42" table:formula="of:=IF(OR(ISBLANK([.A111]); [.C111]); &quot;&quot;; [.B111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2]); &quot;&quot;; ISNUMBER(FIND([.A112];COM.MICROSOFT.CONCAT(['Offered modules from TUM online (Master)'.A$6:.A$197]))))">
            <text:p/>
          </table:table-cell>
          <table:table-cell table:style-name="ce42" table:formula="of:=IF(OR(ISBLANK([.A112]); [.C112]); &quot;&quot;; [.B112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3]); &quot;&quot;; ISNUMBER(FIND([.A113];COM.MICROSOFT.CONCAT(['Offered modules from TUM online (Master)'.A$6:.A$197]))))">
            <text:p/>
          </table:table-cell>
          <table:table-cell table:style-name="ce42" table:formula="of:=IF(OR(ISBLANK([.A113]); [.C113]); &quot;&quot;; [.B113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4]); &quot;&quot;; ISNUMBER(FIND([.A114];COM.MICROSOFT.CONCAT(['Offered modules from TUM online (Master)'.A$6:.A$197]))))">
            <text:p/>
          </table:table-cell>
          <table:table-cell table:style-name="ce42" table:formula="of:=IF(OR(ISBLANK([.A114]); [.C114]); &quot;&quot;; [.B114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5]); &quot;&quot;; ISNUMBER(FIND([.A115];COM.MICROSOFT.CONCAT(['Offered modules from TUM online (Master)'.A$6:.A$197]))))">
            <text:p/>
          </table:table-cell>
          <table:table-cell table:style-name="ce42" table:formula="of:=IF(OR(ISBLANK([.A115]); [.C115]); &quot;&quot;; [.B115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6]); &quot;&quot;; ISNUMBER(FIND([.A116];COM.MICROSOFT.CONCAT(['Offered modules from TUM online (Master)'.A$6:.A$197]))))">
            <text:p/>
          </table:table-cell>
          <table:table-cell table:style-name="ce42" table:formula="of:=IF(OR(ISBLANK([.A116]); [.C116]); &quot;&quot;; [.B116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7]); &quot;&quot;; ISNUMBER(FIND([.A117];COM.MICROSOFT.CONCAT(['Offered modules from TUM online (Master)'.A$6:.A$197]))))">
            <text:p/>
          </table:table-cell>
          <table:table-cell table:style-name="ce42" table:formula="of:=IF(OR(ISBLANK([.A117]); [.C117]); &quot;&quot;; [.B117])">
            <text:p/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6" table:formula="of:=IF(ISBLANK([.A118]); &quot;&quot;; ISNUMBER(FIND([.A118];COM.MICROSOFT.CONCAT(['Offered modules from TUM online (Master)'.A$6:.A$197]))))">
            <text:p/>
          </table:table-cell>
          <table:table-cell table:style-name="ce42" table:formula="of:=IF(OR(ISBLANK([.A118]); [.C118]); &quot;&quot;; [.B118])">
            <text:p/>
          </table:table-cell>
          <table:table-cell table:number-columns-repeated="5"/>
        </table:table-row>
        <table:table-row table:style-name="ro8" table:number-rows-repeated="126">
          <table:table-cell table:number-columns-repeated="9"/>
        </table:table-row>
        <table:table-row table:style-name="ro8">
          <table:table-cell table:number-columns-repeated="9"/>
        </table:table-row>
      </table:table>
      <table:named-expressions>
        <table:named-range table:name="ALG" table:base-cell-address="$'Modules by Master Areas'.$A$6" table:cell-range-address="$'Modules by Master Areas'.$A$6"/>
        <table:named-range table:name="CGV" table:base-cell-address="$'Modules by Master Areas'.$A$16" table:cell-range-address="$'Modules by Master Areas'.$A$19"/>
        <table:named-range table:name="DBI" table:base-cell-address="$'Modules by Master Areas'.$A$38" table:cell-range-address="$'Modules by Master Areas'.$A$41"/>
        <table:named-range table:name="DBM" table:base-cell-address="$'Modules by Master Areas'.$A$48" table:cell-range-address="$'Modules by Master Areas'.$A$51"/>
        <table:named-range table:name="FMA" table:base-cell-address="$'Modules by Master Areas'.$A$78" table:cell-range-address="$'Modules by Master Areas'.$A$81"/>
        <table:named-range table:name="HPC" table:base-cell-address="$'Modules by Master Areas'.$A$166" table:cell-range-address="$'Modules by Master Areas'.$A$169"/>
        <table:named-range table:name="MLA" table:base-cell-address="$'Modules by Master Areas'.$A$99" table:cell-range-address="$'Modules by Master Areas'.$A$102"/>
        <table:named-range table:name="oZ" table:base-cell-address="$'Modules by Master Areas'.$A$182" table:cell-range-address="$'Modules by Master Areas'.$A$185"/>
        <table:named-range table:name="ROB" table:base-cell-address="$'Modules by Master Areas'.$A$135" table:cell-range-address="$'Modules by Master Areas'.$A$138"/>
        <table:named-range table:name="RRV" table:base-cell-address="$'Modules by Master Areas'.$A$118" table:cell-range-address="$'Modules by Master Areas'.$A$121"/>
        <table:named-range table:name="SE" table:base-cell-address="$'Modules by Master Areas'.$A$60" table:cell-range-address="$'Modules by Master Areas'.$A$63"/>
        <table:named-range table:name="SP" table:base-cell-address="$'Modules by Master Areas'.$A$153" table:cell-range-address="$'Modules by Master Areas'.$A$156"/>
      </table:named-expressions>
      <table:database-ranges>
        <table:database-range table:name="__Anonymous_Sheet_DB__0" table:target-range-address="'Modules by Master Areas'.A3:'Modules by Master Areas'.J500" table:display-filter-buttons="true" table:orientation="column">
          <table:filter>
            <table:filter-and>
              <table:filter-condition table:value="" table:operator="=" table:field-number="7">
                <table:filter-set-item table:value=""/>
                <table:filter-set-item table:value="TRU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2cm" fo:margin-bottom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3:34:45.469718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21:25:41.402990211</meta:creation-date>
    <dc:date>2022-04-20T17:24:24.852656266</dc:date>
    <meta:editing-duration>P1DT3H15M49S</meta:editing-duration>
    <meta:editing-cycles>18</meta:editing-cycles>
    <meta:generator>LibreOffice/7.2.6.2$Linux_X86_64 LibreOffice_project/20$Build-2</meta:generator>
    <meta:document-statistic meta:table-count="3" meta:cell-count="2845" meta:object-count="0"/>
  </office:meta>
</office:document-meta>
</file>